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color="#800000"/>
    </style:style>
    <style:style style:name="P124" style:family="paragraph" style:parent-style-name="First_20_line_20_indent">
      <style:text-properties fo:language="ru" fo:country="RU"/>
    </style:style>
    <style:style style:name="P125" style:family="paragraph" style:parent-style-name="First_20_line_20_indent">
      <style:paragraph-properties fo:text-align="justify" style:justify-single-word="false"/>
      <style:text-properties fo:language="ru" fo:country="RU"/>
    </style:style>
    <style:style style:name="P126" style:family="paragraph" style:parent-style-name="First_20_line_20_indent">
      <style:text-properties fo:font-size="15pt" fo:language="ru" fo:country="RU" style:font-size-asian="15pt" style:font-size-complex="15pt"/>
    </style:style>
    <style:style style:name="P127" style:family="paragraph" style:parent-style-name="First_20_line_20_indent">
      <style:text-properties fo:font-size="12pt" fo:language="ru" fo:country="RU" style:font-size-asian="12pt" style:font-size-complex="12pt"/>
    </style:style>
    <style:style style:name="P128" style:family="paragraph" style:parent-style-name="First_20_line_20_indent">
      <style:paragraph-properties fo:text-align="justify" style:justify-single-word="false"/>
      <style:text-properties fo:language="en" fo:country="US"/>
    </style:style>
    <style:style style:name="P129" style:family="paragraph" style:parent-style-name="First_20_line_20_indent">
      <style:paragraph-properties fo:text-align="justify" style:justify-single-word="false"/>
    </style:style>
    <style:style style:name="P130" style:family="paragraph" style:parent-style-name="Text_20_body">
      <style:paragraph-properties fo:margin-left="0in" fo:margin-right="0in" fo:text-align="justify" style:justify-single-word="false" fo:text-indent="0in" style:auto-text-indent="false"/>
    </style:style>
    <style:style style:name="P13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text-align="justify" style:justify-single-word="false"/>
      <style:text-properties fo:language="ru" fo:country="RU"/>
    </style:style>
    <style:style style:name="P145" style:family="paragraph" style:parent-style-name="Text_20_body" style:list-style-name="L2">
      <style:paragraph-properties fo:text-align="justify" style:justify-single-word="false"/>
      <style:text-properties fo:language="ru" fo:country="RU"/>
    </style:style>
    <style:style style:name="P14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7" style:family="paragraph" style:parent-style-name="Text_20_body" style:list-style-name="L3">
      <style:text-properties fo:language="ru" fo:country="RU"/>
    </style:style>
    <style:style style:name="P148" style:family="paragraph" style:parent-style-name="Text_20_body" style:list-style-name="L3">
      <style:text-properties fo:language="ru" fo:country="RU" fo:background-color="#ffff00"/>
    </style:style>
    <style:style style:name="P14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0" style:family="paragraph" style:parent-style-name="Text_20_body">
      <style:paragraph-properties fo:margin-left="0in" fo:margin-right="0in" fo:text-align="justify" style:justify-single-word="false" fo:text-indent="0.1965in" style:auto-text-indent="false"/>
    </style:style>
    <style:style style:name="P151" style:family="paragraph" style:parent-style-name="Text_20_body">
      <style:paragraph-properties fo:margin-left="0in" fo:margin-right="0in" fo:text-align="justify" style:justify-single-word="false" fo:text-indent="0.1965in" style:auto-text-indent="false"/>
      <style:text-properties officeooo:paragraph-rsid="000f8b19"/>
    </style:style>
    <style:style style:name="P152" style:family="paragraph" style:parent-style-name="Text_20_body">
      <style:paragraph-properties fo:margin-left="0in" fo:margin-right="0in" fo:text-align="justify" style:justify-single-word="false" fo:text-indent="0.1965in" style:auto-text-indent="false"/>
      <style:text-properties officeooo:paragraph-rsid="0018b469"/>
    </style:style>
    <style:style style:name="P153" style:family="paragraph" style:parent-style-name="Text_20_body">
      <style:paragraph-properties fo:margin-left="0in" fo:margin-right="0in" fo:text-align="justify" style:justify-single-word="false" fo:text-indent="0.1965in" style:auto-text-indent="false"/>
      <style:text-properties officeooo:paragraph-rsid="0019b45d"/>
    </style:style>
    <style:style style:name="P154" style:family="paragraph" style:parent-style-name="Text_20_body">
      <style:paragraph-properties fo:margin-left="0in" fo:margin-right="0in" fo:text-align="justify" style:justify-single-word="false" fo:text-indent="0.1965in" style:auto-text-indent="false"/>
      <style:text-properties officeooo:paragraph-rsid="0023ae53"/>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style:paragraph-properties fo:text-align="justify" style:justify-single-word="false"/>
    </style:style>
    <style:style style:name="P15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23ae53"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0f8b19"/>
    </style:style>
    <style:style style:name="T13" style:family="text">
      <style:text-properties fo:language="ru" fo:country="RU" officeooo:rsid="001027c8"/>
    </style:style>
    <style:style style:name="T14" style:family="text">
      <style:text-properties fo:language="ru" fo:country="RU" officeooo:rsid="001058ba"/>
    </style:style>
    <style:style style:name="T15" style:family="text">
      <style:text-properties fo:language="ru" fo:country="RU" officeooo:rsid="0017be58"/>
    </style:style>
    <style:style style:name="T16" style:family="text">
      <style:text-properties fo:language="ru" fo:country="RU" officeooo:rsid="0018b469"/>
    </style:style>
    <style:style style:name="T17" style:family="text">
      <style:text-properties fo:language="ru" fo:country="RU" officeooo:rsid="0019b45d"/>
    </style:style>
    <style:style style:name="T18" style:family="text">
      <style:text-properties fo:language="ru" fo:country="RU" officeooo:rsid="001bc416"/>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fo:font-style="italic" style:font-style-asian="italic" style:font-style-complex="italic"/>
    </style:style>
    <style:style style:name="T22" style:family="text">
      <style:text-properties fo:language="en" fo:country="US" fo:font-weight="bold"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fo:background-color="transparent" loext:char-shading-value="0" style:font-weight-asian="normal" style:font-weight-complex="normal"/>
    </style:style>
    <style:style style:name="T25" style:family="text">
      <style:text-properties fo:language="en" fo:country="US" fo:background-color="transparent" loext:char-shading-value="0"/>
    </style:style>
    <style:style style:name="T26" style:family="text">
      <style:text-properties fo:language="en" fo:country="US" officeooo:rsid="0013db4c"/>
    </style:style>
    <style:style style:name="T27" style:family="text">
      <style:text-properties fo:color="#ff3333"/>
    </style:style>
    <style:style style:name="T28" style:family="text">
      <style:text-properties fo:color="#ff3333" fo:language="ru" fo:country="RU"/>
    </style:style>
    <style:style style:name="T29" style:family="text">
      <style:text-properties fo:color="#ff3333" fo:language="ru" fo:country="RU" fo:font-weight="normal" style:font-weight-asian="normal" style:font-weight-complex="normal"/>
    </style:style>
    <style:style style:name="T30" style:family="text">
      <style:text-properties fo:color="#ff3333"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color="#800000"/>
    </style:style>
    <style:style style:name="T34" style:family="text">
      <style:text-properties fo:color="#800000" fo:language="ru" fo:country="RU"/>
    </style:style>
    <style:style style:name="T35"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fo:color="#800000" fo:language="en" fo:country="US"/>
    </style:style>
    <style:style style:name="T37" style:family="text">
      <style:text-properties fo:color="#800000" officeooo:rsid="00172066"/>
    </style:style>
    <style:style style:name="T38" style:family="text">
      <style:text-properties fo:color="#ff6600"/>
    </style:style>
    <style:style style:name="T39" style:family="text">
      <style:text-properties fo:font-weight="bold" style:font-weight-asian="bold" style:font-weight-complex="bold"/>
    </style:style>
    <style:style style:name="T40" style:family="text">
      <style:text-properties fo:font-weight="bold" fo:background-color="transparent" loext:char-shading-value="0"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language="ru" fo:country="RU" fo:font-style="normal" fo:background-color="transparent" loext:char-shading-value="0" style:font-style-asian="normal" style:font-style-complex="normal"/>
    </style:style>
    <style:style style:name="T47" style:family="text">
      <style:text-properties style:use-window-font-color="true" fo:language="ru" fo:country="RU" fo:font-style="normal" officeooo:rsid="00221af9" fo:background-color="transparent" loext:char-shading-value="0" style:font-style-asian="normal" style:font-style-complex="normal"/>
    </style:style>
    <style:style style:name="T48" style:family="text">
      <style:text-properties style:use-window-font-color="true" fo:language="ru" fo:country="RU" fo:font-style="italic" style:font-style-asian="italic" style:font-style-complex="italic"/>
    </style:style>
    <style:style style:name="T49" style:family="text">
      <style:text-properties style:use-window-font-color="true" fo:language="ru" fo:country="RU" fo:font-style="italic" fo:font-weight="normal" style:font-style-asian="italic" style:font-weight-asian="normal" style:font-style-complex="italic" style:font-weight-complex="normal"/>
    </style:style>
    <style:style style:name="T50" style:family="text">
      <style:text-properties style:use-window-font-color="true" fo:language="ru" fo:country="RU" fo:font-weight="normal" style:font-weight-asian="normal" style:font-weight-complex="normal"/>
    </style:style>
    <style:style style:name="T51" style:family="text">
      <style:text-properties style:use-window-font-color="true" fo:language="ru" fo:country="RU" fo:background-color="transparent" loext:char-shading-value="0"/>
    </style:style>
    <style:style style:name="T52" style:family="text">
      <style:text-properties style:use-window-font-color="true" fo:language="en" fo:country="US"/>
    </style:style>
    <style:style style:name="T53" style:family="text">
      <style:text-properties style:use-window-font-color="true" fo:language="en" fo:country="US" fo:font-style="normal" style:font-style-asian="normal" style:font-style-complex="normal"/>
    </style:style>
    <style:style style:name="T54" style:family="text">
      <style:text-properties style:use-window-font-color="true" fo:language="en" fo:country="US" fo:font-style="normal" fo:background-color="transparent" loext:char-shading-value="0" style:font-style-asian="normal" style:font-style-complex="normal"/>
    </style:style>
    <style:style style:name="T55" style:family="text">
      <style:text-properties style:use-window-font-color="true" fo:language="en" fo:country="US" fo:font-style="normal" fo:font-weight="normal" style:font-style-asian="normal" style:font-weight-asian="normal" style:font-style-complex="normal" style:font-weight-complex="normal"/>
    </style:style>
    <style:style style:name="T5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7" style:family="text">
      <style:text-properties style:use-window-font-color="true" fo:language="en" fo:country="US" fo:font-weight="normal" style:font-weight-asian="normal" style:font-weight-complex="normal"/>
    </style:style>
    <style:style style:name="T58" style:family="text">
      <style:text-properties style:use-window-font-color="true" fo:font-style="normal" style:font-style-asian="normal" style:font-style-complex="normal"/>
    </style:style>
    <style:style style:name="T59" style:family="text">
      <style:text-properties style:use-window-font-color="true" fo:font-style="normal" fo:font-weight="normal" style:font-style-asian="normal" style:font-weight-asian="normal" style:font-style-complex="normal" style:font-weight-complex="normal"/>
    </style:style>
    <style:style style:name="T60" style:family="text">
      <style:text-properties style:use-window-font-color="true" fo:font-style="italic" fo:font-weight="normal" style:font-style-asian="italic" style:font-weight-asian="normal" style:font-style-complex="italic" style:font-weight-complex="normal"/>
    </style:style>
    <style:style style:name="T61" style:family="text">
      <style:text-properties style:use-window-font-color="true" fo:background-color="transparent" loext:char-shading-value="0"/>
    </style:style>
    <style:style style:name="T62" style:family="text">
      <style:text-properties style:use-window-font-color="true" fo:language="uk" fo:country="UA" fo:font-style="normal" fo:font-weight="normal" style:font-style-asian="normal" style:font-weight-asian="normal" style:font-style-complex="normal" style:font-weight-complex="normal"/>
    </style:style>
    <style:style style:name="T63" style:family="text">
      <style:text-properties fo:background-color="transparent" loext:char-shading-value="0"/>
    </style:style>
    <style:style style:name="T64" style:family="text">
      <style:text-properties style:text-position="super 58%"/>
    </style:style>
    <style:style style:name="T65" style:family="text">
      <style:text-properties fo:language="fr" fo:country="FR"/>
    </style:style>
    <style:style style:name="T66" style:family="text">
      <style:text-properties fo:color="#0000ff"/>
    </style:style>
    <style:style style:name="T67" style:family="text">
      <style:text-properties fo:color="#0000ff" fo:language="ru" fo:country="RU"/>
    </style:style>
    <style:style style:name="T68" style:family="text">
      <style:text-properties fo:color="#3333ff"/>
    </style:style>
    <style:style style:name="T69" style:family="text">
      <style:text-properties fo:color="#3333ff" fo:language="en" fo:country="US"/>
    </style:style>
    <style:style style:name="T70" style:family="text">
      <style:text-properties fo:font-style="normal"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fo:background-color="transparent" loext:char-shading-value="0" style:font-style-asian="normal" style:font-weight-asian="normal" style:font-style-complex="normal" style:font-weight-complex="normal"/>
    </style:style>
    <style:style style:name="T73" style:family="text">
      <style:text-properties fo:font-style="normal" style:text-underline-style="none" style:font-style-asian="normal" style:font-style-complex="normal"/>
    </style:style>
    <style:style style:name="T74" style:family="text">
      <style:text-properties fo:color="#0066ff"/>
    </style:style>
    <style:style style:name="T75" style:family="text">
      <style:text-properties fo:color="#0066ff" fo:language="en" fo:country="US" fo:font-style="normal" fo:background-color="transparent" loext:char-shading-value="0" style:font-style-asian="normal" style:font-style-complex="normal"/>
    </style:style>
    <style:style style:name="T76" style:family="text">
      <style:text-properties fo:background-color="#ffff00" loext:char-shading-value="0"/>
    </style:style>
    <style:style style:name="T77" style:family="text">
      <style:text-properties fo:color="#00ccff"/>
    </style:style>
    <style:style style:name="T78" style:family="text">
      <style:text-properties fo:font-weight="normal" style:font-weight-asian="normal" style:font-weight-complex="normal"/>
    </style:style>
    <style:style style:name="T79" style:family="text">
      <style:text-properties fo:font-weight="normal" fo:background-color="transparent" loext:char-shading-value="0" style:font-weight-asian="normal" style:font-weight-complex="normal"/>
    </style:style>
    <style:style style:name="T80" style:family="text">
      <style:text-properties fo:color="#0066cc"/>
    </style:style>
    <style:style style:name="T81" style:family="text">
      <style:text-properties fo:color="#0000cc"/>
    </style:style>
    <style:style style:name="T82" style:family="text">
      <style:text-properties style:text-line-through-style="solid" style:text-line-through-type="single" fo:font-weight="bold" style:font-weight-asian="bold" style:font-weight-complex="bold"/>
    </style:style>
    <style:style style:name="T83" style:family="text">
      <style:text-properties fo:language="uk" fo:country="UA"/>
    </style:style>
    <style:style style:name="T84" style:family="text">
      <style:text-properties fo:language="uk" fo:country="UA" fo:font-style="italic" style:font-style-asian="italic" style:font-style-complex="italic"/>
    </style:style>
    <style:style style:name="T85" style:family="text">
      <style:text-properties fo:language="uk" fo:country="UA" fo:font-weight="bold" style:font-weight-asian="bold" style:font-weight-complex="bold"/>
    </style:style>
    <style:style style:name="T86" style:family="text">
      <style:text-properties fo:color="#ff0000"/>
    </style:style>
    <style:style style:name="T87" style:family="text">
      <style:text-properties style:text-underline-style="none"/>
    </style:style>
    <style:style style:name="T88" style:family="text">
      <style:text-properties style:text-rotation-angle="90" style:text-rotation-scale="line-height"/>
    </style:style>
    <style:style style:name="T89" style:family="text">
      <style:text-properties style:text-rotation-angle="270" style:text-rotation-scale="line-height"/>
    </style:style>
    <style:style style:name="T90" style:family="text">
      <style:text-properties style:text-position="sub 58%" style:font-size-asian="10.5pt"/>
    </style:style>
    <style:style style:name="T91" style:family="text">
      <style:text-properties style:font-name="Symbol" style:font-name-asian="Symbol" style:font-name-complex="Symbol"/>
    </style:style>
    <style:style style:name="T92" style:family="text">
      <style:text-properties style:font-name="Liberation Serif1" style:font-name-asian="Symbol" style:font-name-complex="Symbol"/>
    </style:style>
    <style:style style:name="T93" style:family="text">
      <style:text-properties style:font-name="Courier New CYR"/>
    </style:style>
    <style:style style:name="T94" style:family="text">
      <style:text-properties style:font-name="Courier New CYR" fo:language="en" fo:country="US"/>
    </style:style>
    <style:style style:name="T95" style:family="text">
      <style:text-properties fo:color="#6666ff"/>
    </style:style>
    <style:style style:name="T96" style:family="text">
      <style:text-properties fo:color="#3399ff"/>
    </style:style>
    <style:style style:name="T97" style:family="text">
      <style:text-properties fo:font-size="14pt" fo:language="en" fo:country="US" fo:font-weight="bold" style:font-size-asian="14pt" style:font-weight-asian="bold" style:font-size-complex="14pt" style:font-weight-complex="bold"/>
    </style:style>
    <style:style style:name="T98" style:family="text">
      <style:text-properties fo:font-size="14pt" fo:font-weight="bold" style:font-size-asian="14pt" style:font-weight-asian="bold" style:font-size-complex="14pt" style:font-weight-complex="bold"/>
    </style:style>
    <style:style style:name="T99" style:family="text">
      <style:text-properties fo:font-size="9pt" style:font-size-asian="9pt" style:font-size-complex="9pt"/>
    </style:style>
    <style:style style:name="T100" style:family="text">
      <style:text-properties fo:font-size="12pt" style:font-size-asian="12pt" style:font-size-complex="12pt"/>
    </style:style>
    <style:style style:name="T101" style:family="text">
      <style:text-properties officeooo:rsid="000f8b19"/>
    </style:style>
    <style:style style:name="T102" style:family="text">
      <style:text-properties officeooo:rsid="001027c8"/>
    </style:style>
    <style:style style:name="T103" style:family="text">
      <style:text-properties officeooo:rsid="0011fabf"/>
    </style:style>
    <style:style style:name="T104" style:family="text">
      <style:text-properties officeooo:rsid="00135fe5"/>
    </style:style>
    <style:style style:name="T105" style:family="text">
      <style:text-properties officeooo:rsid="0014c45f"/>
    </style:style>
    <style:style style:name="T106" style:family="text">
      <style:text-properties officeooo:rsid="0016473a"/>
    </style:style>
    <style:style style:name="T107" style:family="text">
      <style:text-properties officeooo:rsid="0017be58"/>
    </style:style>
    <style:style style:name="T108" style:family="text">
      <style:text-properties officeooo:rsid="0019b45d"/>
    </style:style>
    <style:style style:name="T109" style:family="text">
      <style:text-properties officeooo:rsid="001bc416"/>
    </style:style>
    <style:style style:name="T110" style:family="text">
      <style:text-properties officeooo:rsid="001db346"/>
    </style:style>
    <style:style style:name="T111" style:family="text">
      <style:text-properties officeooo:rsid="00208485"/>
    </style:style>
    <style:style style:name="T112" style:family="text">
      <style:text-properties officeooo:rsid="0023ae5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6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4">&lt;муз. темы: Терра - Майкл Джексон, Кантерлот - Марк Нофлер, Понивилль - Сеал и фан-музыка)&gt;</text:p>
      <text:p text:style-name="P79">Таймлайн <text:span text:style-name="T19">(</text:span>события через &lt;10 - ? 3-5-лучше&gt; лет после Обмена): </text:p>
      <text:p text:style-name="P79">Год 2143 &lt;2136 - 2138 -? &gt; ПВ <text:span text:style-name="T19">(AU -?)</text:span></text:p>
      <text:p text:style-name="P79"><text:span text:style-name="T19">20-</text:span>е апреля — Юджин «прыгает» с крыши (неудачная попытка заклинания последнего шанса)</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80">28-е мая <text:span text:style-name="T1">— Эксперимент со сплетёнными сознаниями.</text:span></text:p>
      <text:p text:style-name="P79">29-е мая — встреча с Индиго. Эксперимент со сновидением — встреча с Агамемноном</text:p>
      <text:p text:style-name="P79">30-е мая - Пикник с Селестией в парке. Муравьи под накрупником</text:p>
      <text:p text:style-name="P79">31-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9">&lt;</text:span>7<text:span text:style-name="T19">-</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9">&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9">&lt;</text:span>28-е июня<text:span text:style-name="T19">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lt;4-е июля - Дэш стучит лбом в дерево. Обнимашки</text:p>
      <text:p text:style-name="P79">8-е июля — прибытие в Груммингтон</text:p>
      <text:p text:style-name="P79">9-е июля –<text:span text:style-name="T19"> </text:span>Провал Груммингтона. Отбытие с Груммингтона</text:p>
      <text:p text:style-name="P79"><text:span text:style-name="T19">&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9">[</text:span>21-е июля<text:span text:style-name="T19">]</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79"/>
      <text:p text:style-name="P79">Страницы с красным: 6,9,11</text:p>
      <text:h text:style-name="Heading_20_2" text:outline-level="2"><text:soft-page-break/>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 <text:span text:style-name="T19">I Dream Of Luna, </text:span>Розовые глазки, <text:span text:style-name="T19">Fallout Equestria</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text:soft-page-break/></text:p>
      <text:h text:style-name="Heading_20_2" text:outline-level="2">Идеи</text:h>
      <text:list xml:id="list4631039788648167891" text:style-name="L1">
        <text:list-item>
          <text:p text:style-name="P144">Книги:</text:p>
        </text:list-item>
      </text:list>
      <text:list xml:id="list733035337025182061" text:style-name="L2">
        <text:list-item>
          <text:p text:style-name="P145">«Великие грифоны прошлого» - из канона (5<text:span text:style-name="T19">s8e)</text:span></text:p>
        </text:list-item>
        <text:list-item>
          <text:p text:style-name="P145">«Высшие заклинания в повседневном использовании: от песчинки до дворца»</text:p>
        </text:list-item>
        <text:list-item>
          <text:p text:style-name="P146">«Малоизвестные аспекты магии трансформаций»</text:p>
        </text:list-item>
        <text:list-item>
          <text:p text:style-name="P14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5">Дасти Вейфарер «Зебрианская культура, быт и фольклор»</text:p>
        </text:list-item>
        <text:list-item>
          <text:p text:style-name="P145">«Краткая история Эквестрии»</text:p>
        </text:list-item>
        <text:list-item>
          <text:p text:style-name="P145">«Шедевры архитектуры Эквестрии» с разделом о Кантерлотском Королевском Дворце</text:p>
        </text:list-item>
        <text:list-item>
          <text:p text:style-name="P145">«Великие дела и великие чары». Страница 893: …</text:p>
        </text:list-item>
        <text:list-item>
          <text:p text:style-name="P145">«<text:span text:style-name="T76">Природа Проклятий</text:span>» - обмен</text:p>
        </text:list-item>
        <text:list-item>
          <text:p text:style-name="P145"><text:span text:style-name="T76">«Магия для Чайников»</text:span> - обмен</text:p>
        </text:list-item>
        <text:list-item>
          <text:p text:style-name="P145"><text:span text:style-name="T76">«Энциклопедия Арканум»</text:span> - обмен</text:p>
        </text:list-item>
        <text:list-item>
          <text:p text:style-name="P145">«О Гейсах» - обмен</text:p>
        </text:list-item>
        <text:list-item>
          <text:p text:style-name="P145">«<text:span text:style-name="T76">Тайны Тайных Наук</text:span>» - обмен</text:p>
        </text:list-item>
        <text:list-item>
          <text:p text:style-name="P146">«Основы Заклятий» - обмен</text:p>
        </text:list-item>
        <text:list-item>
          <text:p text:style-name="P145">«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21105227836970714" text:style-name="L3">
        <text:list-item>
          <text:p text:style-name="P14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8">Селестия — переменчивая пони. В одно время не строгая, а в другое может быть такой, что страшно становится</text:p>
        </text:list-item>
        <text:list-item>
          <text:p text:style-name="P147">У Селестии были такие элементы гармонии: Магия, Доброта, Смех. У Луны — Верность, Честность, Щедрость. (ксенофазия)</text:p>
        </text:list-item>
        <text:list-item>
          <text:p text:style-name="P14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7">Около 820-ти лет назад будущий маг Лайтнинг Стар поступил на обучение к наставнику Тииспоту</text:p>
        </text:list-item>
        <text:list-item>
          <text:p text:style-name="P147"><text:soft-page-break/>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7">У Селестии грива и хвост развеваются и переливаются от магического шампуня</text:p>
        </text:list-item>
        <text:list-item>
          <text:p text:style-name="P147">Тело Селестии очень крепкое — может выдержать несколько тонн земли</text:p>
        </text:list-item>
        <text:list-item>
          <text:p text:style-name="P147">Дискорд намного старше принцесс, его магия сильнее ихней на голову</text:p>
        </text:list-item>
        <text:list-item>
          <text:p text:style-name="P147">Луна младше Селестии на 3 года. Сёстрам около 5000 лет. <text:span text:style-name="T76">По другим данным, Селестии около 2500 лет (Обмен).</text:span></text:p>
        </text:list-item>
        <text:list-item>
          <text:p text:style-name="P147">Принцессы начали войну с Дискордом в возрасте, когда им было около 700 лет — и продолжалась война почти сто лет</text:p>
        </text:list-item>
        <text:list-item>
          <text:p text:style-name="P147">Самый главный враг сестёр и Дискорда — скука</text:p>
        </text:list-item>
        <text:list-item>
          <text:p text:style-name="P147">В Эквестрии на одного жеребца приходится четыре - пять кобыл</text:p>
        </text:list-item>
        <text:list-item>
          <text:p text:style-name="P1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7">Селестия в первые полторы тысячи лет путешествовала — и заварила несколько войн (две — с Эквестрией, в одной была против Луны)</text:p>
        </text:list-item>
        <text:list-item>
          <text:p text:style-name="P147">Настоящий цвет гривы Селестии — клубнично-розовая. Радужный цвет гривы и хвоста поддерживается магией</text:p>
        </text:list-item>
        <text:list-item>
          <text:p text:style-name="P147">Кроме Дискорда, старше сестёр ещё старейшина драконов</text:p>
        </text:list-item>
        <text:list-item>
          <text:p text:style-name="P147">Кэйденс не прожила и 60-ти лет и является низкорожденной</text:p>
        </text:list-item>
        <text:list-item>
          <text:p text:style-name="P1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7">Народ тихо фигел от нововведений и с ещё большим ожесточением продолжал делать по-своему</text:p>
        </text:list-item>
        <text:list-item>
          <text:p text:style-name="P1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7">Когда пони женятся, они обмениваются ножными браслетами</text:p>
        </text:list-item>
        <text:list-item>
          <text:p text:style-name="P147">Светилами, кроме сестёр, могут управлять единороги (группы), Дискорд, Твайлайт и Старсвирл</text:p>
        </text:list-item>
        <text:list-item>
          <text:p text:style-name="P147">Королева Кризалис — правительница Зелёной Долины</text:p>
        </text:list-item>
        <text:list-item>
          <text:p text:style-name="P147">Мать Луны и Селестии — аликорн Лорен. Мать Дискорда — Алиса (пони-человек)</text:p>
        </text:list-item>
        <text:list-item>
          <text:p text:style-name="P147">Сомбра куда более могущественный маг, чем Старсвирл</text:p>
        </text:list-item>
      </text:list>
      <text:p text:style-name="P1"/>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56" text:outline-level="2"><text:soft-page-break/>1. Терра</text:h>
      <text:p text:style-name="P26">(Electronics “Disappointed”/Gary Jules “Mad World”/Pink Floyd “Another Brick In The Wall”)</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4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4"><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9">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9">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6"><text:span text:style-name="T19">– Нэш, к</text:span>ак называется наш проект?</text:p>
      <text:p text:style-name="P74"><text:span text:style-name="T9">– </text:span><text:span text:style-name="T78">Дайсон.</text:span></text:p>
      <text:p text:style-name="P74"><text:span text:style-name="T9">– </text:span><text:span text:style-name="T78">Сколько тебе лет?</text:span></text:p>
      <text:p text:style-name="P74"><text:span text:style-name="T9">– </text:span><text:span text:style-name="T78">Два года с начала запуска кластера.</text:span></text:p>
      <text:p text:style-name="P74"><text:span text:style-name="T9">– </text:span><text:span text:style-name="T78">Какой сейчас год?</text:span></text:p>
      <text:p text:style-name="P74"><text:span text:style-name="T9">– </text:span><text:span text:style-name="T30">20</text:span><text:span text:style-name="T29">18</text:span><text:span text:style-name="T78">-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54">– Принял к исполнению.</text:p>
      <text:p text:style-name="P54"/>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soft-page-break/>…</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6">–</text:span><text:span text:style-name="T7"> </text:span><text:span text:style-name="T6">Нэш</text:span><text:span text:style-name="T71">, </text:span><text:span text:style-name="T6">в некоем городе живёт брадобрей, который бреет всех людей, которые не бреются сами. Вопрос: кто бреет брадобрея</text:span><text:span text:style-name="T71">?</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9">incompartible interface Analytics v.0.93 beta</text:span>”</text:p>
      <text:p text:style-name="P36">Ага, уже теплее.</text:p>
      <text:p text:style-name="P36"/>
      <text:p text:style-name="P74"><text:span text:style-name="T9">– Нэш</text:span><text:span text:style-name="T78">, выдай диагностику модуля </text:span><text:span text:style-name="T9">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9">–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9">–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9">.</text:span></text:p>
      <text:p text:style-name="P105">Бип-бип-бип.</text:p>
      <text:p text:style-name="P105"/>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2"><text:soft-page-break/>***</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9">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text:soft-page-break/>–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3">34-хэтажного</text:span> корпуса <text:span text:style-name="T33">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4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41"> </text:span><text:span text:style-name="T42">Юджина</text:span><text:span text:style-name="T1">,</text:span> <text:span text:style-name="T28">месяц</text:span> назад прыгнувшего с крыши <text:span text:style-name="T1">своей</text:span> <text:span text:style-name="T1">высотки</text:span>.</text:p>
      <text:p text:style-name="P22"><text:soft-page-break/>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3">ворил </text:span><text:span text:style-name="T2">—</text:span><text:span text:style-name="T6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4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3">А у нас получается... </text:span><text:span text:style-name="T2">–</text:span><text:span text:style-name="T63">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6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33">Тридцать четвёртый</text:span> этаж! Хана <text:span text:style-name="T1">—</text:span> успел подумать я и сознание выключилось.</text:p>
      <text:p text:style-name="P1"/>
      <text:h text:style-name="Heading_20_2" text:outline-level="2"><text:span text:style-name="T19">2. </text:span>Дом, любимый дом</text:h>
      <text:p text:style-name="P77">Pet Shop Boys “So Hard” <text:span text:style-name="T37">УЛУЧШИТЬ ГЛАВУ! СКУЧНО!!!</text:span></text:p>
      <text:p text:style-name="P1"><text:span text:style-name="T47">Сознание рестартовало после того, как я гребанулся </text:span><text:span text:style-name="T63">затылком и плечами об каменный пол. Открыл глаза, тщётно пытаясь вдохнуть. Образ, </text:span><text:span text:style-name="T2">который я </text:span><text:span text:style-name="T63">пару мгновений назад </text:span><text:span text:style-name="T2">видел на фоне </text:span><text:span text:style-name="T63">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63"> нос, венчающая голову </text:span><text:span text:style-name="T2">высокая тиара</text:span><text:span text:style-name="T63">.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text:span text:style-name="T112">и оглянулся куда-то назад</text:span>.</text:p>
      <text:p text:style-name="P36"><text:span text:style-name="T19">–</text:span> Она очнулась.</text:p>
      <text:p text:style-name="P1">Сразу стало ясно три вещи.</text:p>
      <text:p text:style-name="P1">1) Единорог <text:span text:style-name="T1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54">3) Я свихнулся. Как е<text:span text:style-name="T6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3">, </text:span><text:span text:style-name="T2">а от валиума таких глюков у меня ни разу не было, </text:span><text:span text:style-name="T3">да и не должно быть —это же не ЛСД какой-нибудь</text:span><text:span text:style-name="T6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5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51"><text:span text:style-name="T1">– </text:span><text:span text:style-name="T12">Потерпи. – обратилась она ко мне. – </text:span>Я избавлю <text:span text:style-name="T101">тебя</text:span> от боли.</text:p>
      <text:p text:style-name="P1"><text:span text:style-name="T101">Единорожиха</text:span>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text:span text:style-name="T102">О</text:span><text:span text:style-name="T1">ткрыв глаза, </text:span><text:span text:style-name="T13">я </text:span><text:span text:style-name="T1">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text:span><text:span text:style-name="T14">Ты очень нездорова</text:span><text:span text:style-name="T42">…</text:span><text:span text:style-name="T1"> Как ты </text:span><text:span text:style-name="T14">живёшь</text:span><text:span text:style-name="T1"> со всем этим? – тихо произнесла она.</text:span></text:p>
      <text:p text:style-name="P1">Наконец-то стало немного понятно, где я лежу <text:span text:style-name="T1">—</text:span> <text:span text:style-name="T104">когда-то тут был красивый </text:span>высок<text:span text:style-name="T104">ий</text:span> зал с колоннами. <text:span text:style-name="T104">Теперь же это место было руинами </text:span>в крайне жалком состоянии. Каменная кладка проглядывала сквозь обвалившуюся штукатурку. <text:span text:style-name="T104">Паутина свешивалась с факела, забытого кем-то в стене.</text:span> <text:span text:style-name="T103">Древесные лианы проникли в зал через огромные стрельчатые</text:span> <text:span text:style-name="T105">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text:span text:style-name="T19"> Воздух вокруг </text:span><text:span text:style-name="T26">меня </text:span><text:span text:style-name="T19">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2">проводник</text:span>??? А?!! <text:span text:style-name="T1">А-ха-ха-ха-ха-ха-ха</text:span>! <text:span text:style-name="T19">–</text:span> <text:span text:style-name="T1">р</text:span>аздался <text:span text:style-name="T1">язвительный</text:span> мужской баритон откуда-то из-за спины единоро<text:span text:style-name="T105">жихи</text:span>,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text:span text:style-name="T107">последнего шага</text:span>.</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text:soft-page-break/>Как же! Дискорд! Да, я <text:span text:style-name="T1">знаком с</text:span> этими детскими мультиками <text:span text:style-name="T1">—</text:span> главным увлечением <text:span text:style-name="T106">Юджина</text:span>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text:span><text:span text:style-name="T15">и детский сюжет </text:span><text:span text:style-name="T1">не вызвал</text:span><text:span text:style-name="T15">и</text:span><text:span text:style-name="T1">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text:span text:style-name="T107">мультяшным</text:span>.</text:p>
      <text:p text:style-name="P3">Я даже начал было смотреть серии по собственной инициативе, но после самоубийства <text:span text:style-name="T107">Юджина</text:span>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52"><text:span text:style-name="T1">– </text:span><text:span text:style-name="T16">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text:span><text:span text:style-name="T17">Целительная магия развеялась в одну секунду.</text:span></text:p>
      <text:p text:style-name="P153"><text:span text:style-name="T108">Селестия (а это могла быть только она)</text:span> закусила губу и виновато отвернулась.</text:p>
      <text:p text:style-name="P153"><text:span text:style-name="T17">–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span></text:p>
      <text:p text:style-name="P152"><text:span text:style-name="T16">Я потёр виски и сделал вторую попытку.</text:span></text:p>
      <text:p text:style-name="P1"><text:span text:style-name="T1">–</text:span> Я не “она”, а “он”. <text:span text:style-name="T1">–</text:span> пробормотал я, <text:span text:style-name="T108">кривясь от боли</text:span>.</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9">! </text:span><text:span text:style-name="T1">Он всё же может быть </text:span><text:span text:style-name="T17">П</text:span><text:span text:style-name="T1">роводником!</text:span></text:p>
      <text:p text:style-name="P1"><text:span text:style-name="T1">–</text:span> <text:span text:style-name="T17">Ты думаешь?</text:span> <text:span text:style-name="T1">–</text:span> с сомнением произнесла Селестия. <text:span text:style-name="T1">– Стар Свирл в пророчестве описывал совсем друг</text:span><text:span text:style-name="T17">е</text:span><text:span text:style-name="T1">.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09">дорогой</text:span>?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09">От ощущения </text:span><text:span text:style-name="T1">бодрости </text:span><text:span text:style-name="T18">остались лишь воспоминания</text:span><text:span text:style-name="T1">.</text:span></text:p>
      <text:p text:style-name="P1"><text:span text:style-name="T1">–</text:span> Не вполне. Голова кружится.</text:p>
      <text:p text:style-name="P1"><text:span text:style-name="T1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text:span text:style-name="T110">с лёгким </text:span>позвякива<text:span text:style-name="T110">ньем</text:span>.</text:p>
      <text:p text:style-name="P1"><text:span text:style-name="T1">– Кимеринн, успокойтесь. Этот заносчивый драконикус никогда не умел выбирать выражения.</text:span><text:span text:style-name="T19">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text:span text:style-name="T111">ё</text:span>вой оперы.</text:p>
      <text:p text:style-name="P3">– На себя посмотри! – огрызнулся Дискорд. – Призвала какую-то полудохлую обезьяну вместо с<text:span text:style-name="T41">верх</text:span>…</text:p>
      <text:p text:style-name="P3">– Сестра, ты идёшь? – заглянула в зал Луна.</text:p>
      <text:p text:style-name="P3">Тут м<text:span text:style-name="T19">еня, </text:span>наконец,<text:span text:style-name="T19"> стошнило. Буквально вывернуло наизнанку: из носа текло, в глазах стояли слёзы.</text:span></text:p>
      <text:p text:style-name="P3">Тёмная аликорница брезгливо поджала губы. <text:span text:style-name="T19">Д</text:span>искорд сделал шаг в сторону, чтобы не попасть под брызги.</text:p>
      <text:p text:style-name="P1"><text:span text:style-name="T19">– </text:span><text:span text:style-name="T1">Присматривай получше за своим </text:span><text:bookmark text:name="result_box"/><text:span text:style-name="T65">Jack of Hearts</text:span><text:span text:style-name="T65"><text:note text:id="ftn7" text:note-class="footnote"><text:note-citation>7</text:note-citation><text:note-body><text:p text:style-name="Footnote"><text:bookmark text:name="result_box1"/><text:span text:style-name="T65">Jack of Hearts</text:span> <text:span text:style-name="T1">– Червовый валет (фр.)</text:span></text:p></text:note-body></text:note></text:span><text:span text:style-name="T65"> , </text:span><text:span text:style-name="T1">Сахарная Ватка</text:span><text:span text:style-name="T6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9">Селестия снова взглянула на меня. Н</text:span>ос её медленно сморщился. <text:span text:style-name="T19">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text:span text:style-name="T111">практически </text:span>вывернули наизнанку <text:span text:style-name="T111">заклинанием </text:span>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text:span text:style-name="T111">Восстановиться р</text:span>аньше <text:span text:style-name="T111">и </text:span>открыть коридор обратно в твой мир <text:span text:style-name="T111">у меня </text:span>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33">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4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7">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4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4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9">–</text:span> Уфф! Выкарабкались. Почти без потерь, <text:span text:style-name="T19">–</text:span> заметил Дискорд, оглядывая крыло. <text:span text:style-name="T19">–</text:span> Могло быть и хуже.</text:p>
      <text:p text:style-name="P3"><text:span text:style-name="T1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9">–</text:span> <text:span text:style-name="T3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9">–</text:span> ТЫ!!! ТЫ!..</text:p>
      <text:p text:style-name="P3"><text:span text:style-name="T19">–</text:span> Да, я!!! <text:span text:style-name="T19">–</text:span> Дискорд подбоченился и с вызовом посмотрел на разъярённую аликорницу. <text:span text:style-name="T19">–</text:span> Можешь скинуть меня в болото, можешь превратить обратно в камень, <text:span text:style-name="T3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9">3. </text:span>Кантерлот</text:h>
      <text:p text:style-name="P78">Музыка медленная, фэнтезийная, средневековая, изысканая, дворцовая (стиль Dire Straits “Coyote”)</text:p>
      <text:p text:style-name="P78">&lt;Эркеры и ризалиты&gt;</text:p>
      <text:p text:style-name="P22">Глава IV. Пределы магии</text:p>
      <text:p text:style-name="P19"/>
      <text:p text:style-name="P22">Вашему покорному слуге известны четыре предела магии: </text:p>
      <text:list xml:id="list4734933137646098224" text:style-name="L4">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9"><text:s/>–</text:span> Блядь, как меня заебала эта архаика! Когда-нибудь пошлю нахер все каноны письменности и учредю свои! С блекджеком и шлюхами. <text:span text:style-name="T19">– Стар Свирл перевернулся на другой бок и обратился к учени</text:span><text:span text:style-name="T1">це</text:span><text:span text:style-name="T19">.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Дискорд исчез. Последний раз драконикуса видели, когда он на своей <text:span text:style-name="T1">золотой барже</text:span> удалялся в сторону Жеребячьих<text:span text:style-name="T33">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9">Ну, понятно, в элитном придворцовом квартале, который представляет из себя </text:span><text:span text:style-name="T1">верхний город</text:span><text:span text:style-name="T19">, цены кусаются. Надо топать вниз, на окраину. Но, блин, корявые пальцы внесли свою коррективу в шопинг-план!</text:span></text:p>
      <text:p text:style-name="P75"><text:soft-page-break/><text:span text:style-name="T19">Как раз на спуске в нижний </text:span><text:span text:style-name="T1">город, на мосту</text:span><text:span text:style-name="T19">, я выронил монетку. И, естественно, она не осталась лежать там, где упала, а начала катиться </text:span><text:span text:style-name="T1">по мостовой </text:span><text:span text:style-name="T19">— </text:span><text:span text:style-name="T1">чем дальше, тем быстрее</text:span><text:span text:style-name="T19">.</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4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4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1">парящие платформы.</text:span> Но дворцовым бюрократам необязательно ж знать, КАК я их уничтожаю, хе-хе! Некоторые из <text:span text:style-name="T41">платформ </text:span><text:span text:style-name="T4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1"> И никто ж не догадывался, что она </text:span><text:span text:style-name="T42">сделана по королевскому заказу</text:span><text:span text:style-name="T41">! Её </text:span><text:span text:style-name="T42">Солнечное </text:span><text:span text:style-name="T4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text:soft-page-break/></text:p>
      <text:h text:style-name="Heading_20_2" text:outline-level="2"><text:span text:style-name="T19">4. </text:span>Библиотека</text:h>
      <text:p text:style-name="P18">&lt;<text:span text:style-name="T6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3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9">– </text:span>Гм!</text:p><text:p text:style-name="Footnote"><text:span text:style-name="T19">– </text:span>Ну, ты ж понимаешь, что без таланта к магии никакое надувание щёк не поможет. <text:span text:style-name="T1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9">За прошедшие дни я уже привык и к магии, и к разумным эквиноподобным и даже </text:span><text:span text:style-name="T1">ко сну вдоволь</text:span><text:span text:style-name="T1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0">– А по-моему, ты не…</text:p>
      <text:p text:style-name="P38"><text:span text:style-name="T20">– Так, я попрошу! – перебила меня венценосная кобыла. – Давай, ты не будешь лезть в мои дела, а я не буду</text:span><text:span text:style-name="T5">… эээ… ммм…</text:span></text:p>
      <text:p text:style-name="P40">– Не будешь что?</text:p>
      <text:p text:style-name="P49">Селестия нахмурилась и угрожающе подняла крылья.</text:p>
      <text:p text:style-name="P49"><text:span text:style-name="T19">– </text:span>Не забывай, человек, я — могущественный маг и правитель Эквестрии. Ко мне нужно относиться с должным уважением!</text:p>
      <text:p text:style-name="P49"><text:span text:style-name="T19">– </text:span>А то что? Превратишь в жабу? Сошлёшь на Луну? Убьёшь нахер?</text:p>
      <text:p text:style-name="P49">Аликорница сникла. Уши её опустились.</text:p>
      <text:p text:style-name="P49"><text:span text:style-name="T19">– </text:span>Макс, не надо... Ты же знаешь, я этого не сделаю.</text:p>
      <text:p text:style-name="P49"><text:span text:style-name="T1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9"><text:span text:style-name="T1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9"> штучки при общении со мной. А я постараюсь помочь тебе </text:span>— если это в моих силах, разумеется<text:span text:style-name="T19">.</text:span></text:p>
      <text:p text:style-name="P49"><text:span text:style-name="T19">Аликорница уселась н</text:span>а пол <text:span text:style-name="T19">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9">– Лады! Вот видишь, нам легко договориться! А теперь расскажи, наконец, зачем </text:span>т<text:span text:style-name="T19">ы притащил</text:span>а<text:span text:style-name="T19"> меня сюда? Только сначала вытащи катетер из шеи </text:span>— <text:s/>он меня нервирует<text:span text:style-name="T19">. Или погоди, я сам вытащу…</text:span></text:p>
      <text:p text:style-name="P49"><text:span text:style-name="T19">Л</text:span>ампа<text:span text:style-name="T19"> отбрасывал</text:span>а<text:span text:style-name="T19"> мягкие тени на стену библиотеки. Селестия, расположи</text:span>вшись<text:span text:style-name="T19"> у моего кресл</text:span>а,<text:span text:style-name="T1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9">– </text:span>Вот, читай отсюда. <text:span text:style-name="T19">– а</text:span>ликорница подчеркнула абзац копытом.</text:p>
      <text:p text:style-name="P49"/>
      <text:p text:style-name="P50">***</text:p>
      <text:p text:style-name="P50"><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8">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9"><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У тебя на лице и так всё написано — ты не умеешь скрывать эмоции.</text:p>
      <text:p text:style-name="P49">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40">–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text:soft-page-break/>4.5 Нерадивый ученик</text:h>
      <text:p text:style-name="P33"/>
      <text:p text:style-name="P49">– Это очень прост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text:p>
      <text:p text:style-name="P49"/>
      <text:p text:style-name="P49">– Анон…</text:p>
      <text:p text:style-name="P49">С лёгким вздохом аликорница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чувство,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9">Я вздохнул.</text:p>
      <text:p text:style-name="P49"><text:soft-page-break/>– Ну хорошо, хорошо, не волнуйся. Я готов. Можно только 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Аликорница воззрилась на меня с нечитаемым выражением на морде.</text:p>
      <text:p text:style-name="P49">– Я слишком многого прошу? – вздохнул я. – Ладно, не важно…</text:p>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забей…</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еперь позволь мне начать заклинание.</text:p>
      <text:p text:style-name="P49">Аликорница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9"><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 Анонимус! Анон…</text:p>
      <text:p text:style-name="P49">Тёплое дуновение растрепало волосы на лбу. Я открыл глаза.</text:p>
      <text:p text:style-name="P49">– Как ты себя чувствуешь?</text:p>
      <text:p text:style-name="P49">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9">– Я старалась провести всё как можно быстрее. С тобой всё в порядке? – в голосе Селестии появились нотки паники.</text:p>
      <text:p text:style-name="P49">Я успокаивающе похлопал аликорницу по шее не глядя.</text:p>
      <text:p text:style-name="P49">–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9">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soft-page-break/>…</text:p>
      <text:p text:style-name="P49">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9">Тумбочка.</text:span> Листок… <text:span text:style-name="T99">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100">Всё пошло не так. Не могу уловить точку концентрации. Сила приложена к чему-то большему, чем лист бумаги. К чему-то неизмеримо большему. </text:span><text:span text:style-name="T99">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100">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9"> </text:span>Л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Я бросил взгляд на тумбочку. Нет, стакан пуст.</text:p>
      <text:p text:style-name="P73">Ох, нет! Нет-нет-нет!!!</text:p>
      <text:p text:style-name="P73">Мой взгляд был прикован к дверце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text:p>
      <text:p text:style-name="P49"><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9">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9">Через мгновение палата заполнилась оханьем, аханьем и звоном склянок с микстурами. Я оказался в окружении злобных 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57" text:outline-level="2"><text:span text:style-name="T19">5. </text:span>Индиго</text:h>
      <text:p text:style-name="P40"/>
      <text:p text:style-name="P40">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text:soft-page-break/>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9"><text:span text:style-name="T1">– </text:span>А-а-апчхииии! – раздалось прямо у меня под ногами.</text:p>
      <text:p text:style-name="P4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Я понял, что жеребёнок не настроен на беседу.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 Встретишь, канешн! Скажи ей, что у меня сегодня день рождения, и я здоровски обиделась, когда он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Кто это «все»?</text:p>
      <text:p text:style-name="P49"><text:soft-page-break/>– Ну, прислуга, стража, мой па…</text:p>
      <text:p text:style-name="P49">Ох! Во что же это такое я вляпался, а? За кого они меня, чёрт побери, принимают?</text:p>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арет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 </text:p>
      <text:p text:style-name="P49"/>
      <text:p text:style-name="P50"><text:soft-page-break/>***</text:p>
      <text:p text:style-name="P49">&lt;<text:span text:style-name="T66">Depeche Mode - Painkiller</text:span>&gt;</text:p>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3">расписать сложности общения и мороку с этикетом</text:span>&gt;</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 Макс,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9">– Ты не видишь ничего странного в межвидовых спариваниях? – охренел я. – Куда я, блин, попал???</text:p>
      <text:p text:style-name="P49">Селестия развернула моё кресло к себе и задумчиво посмотрела мне в глаза.</text:p>
      <text:p text:style-name="P49">– Очевидно, мне стоит рассказать тебе, Макс, откуда произошли пегасы и единороги.</text:p>
      <text:p text:style-name="P4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33">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Цвет твоей кожи сейчас не сильно отличается от цвета моей шерсти — настолько ты бледный. Как ты себя чувствуешь?</text:p>
      <text:p text:style-name="P49">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9">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как <text:span text:style-name="T33">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 могла она видеть мою попытку,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 Луна ждёт нас.</text:p>
      <text:p text:style-name="P49">Луна? Вот уж с кем бы я хотел встречаться меньше всего!</text:p>
      <text:p text:style-name="P49">Мы вышли на небольшую полянку, окружённую кипарисами. В центре стояла тёмная аликорница и хмуро смотрела на нас.</text:p>
      <text:p text:style-name="P49"><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9">–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9">Аликорны повернулись ко мне. Мне стало дико неуютно.</text:p>
      <text:p text:style-name="P49">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9">Я сдался.</text:p>
      <text:p text:style-name="P49">– Готов ли ты проследовать с Нами, Анонимус, и обучиться древнему искусству сновидений?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text:soft-page-break/>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ём сне? Наверное, это ты спишь в той пещере? Ну, знаешь, под заброшенными шахтами с вагонетками? Я, кажись, в неё влетел.</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9">– Что за «Чёрный Экран»? – продолжил интересоваться я.</text:p>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text:soft-page-break/>Кроха насупилась ещё больше.</text:p>
      <text:p text:style-name="P49">–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отроге скалы, раскинулся Кантерлот…</text:p>
      <text:p text:style-name="P49">– <text:span text:style-name="T39">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39">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3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9">Я закрыл лицо руками и<text:span text:style-name="T83">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text:soft-page-break/>– Следуй за мной, примат! Нам нужно вернуть тебя Сестре.</text:p>
      <text:p text:style-name="P49"/>
      <text:h text:style-name="Heading_20_2" text:outline-level="2">5.5 Желание</text:h>
      <text:p text:style-name="P50"/>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смущённо отвернулась, прижав уши к голове.</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9">–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32">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ера? Что ли попросить её вернуть моё привычное физическое состояние?</text:p>
      <text:p text:style-name="P49">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text:p>
      <text:p text:style-name="P49"><text:soft-page-break/>–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30"/>
      <text:p text:style-name="P49">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А о чём ты грустила?</text:p>
      <text:p text:style-name="P49">Селестия вздохнула.</text:p>
      <text:p text:style-name="P49">–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9">Я настороженно посмотрел на аликорницу.</text:p>
      <text:p text:style-name="P49"><text:soft-page-break/>–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9">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9">– Постой, а как же Луна? Мне показалось, она питала тёплые чувства к Кимеринну?</text:p>
      <text:p text:style-name="P49">Селестия задумалась, машинально ковыряя копытом ямку под валуном.</text:p>
      <text:p text:style-name="P49">–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Раньше тут не было муравейника!!! – Селестия с мольбой взглянула на меня и загарцевала на месте. – Ано-о-он!! Помоги! ОНИ КУСАЮТСЯ! Я <text:s/>сейчас свихнусь почищ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 </text:p>
      <text:p text:style-name="P49">– Анонимус! Ты убрал муравьёв отнюдь не повсюду! Некоторые участки ты обошёл.</text:p>
      <text:p text:style-name="P49">Я застыл на месте.</text:p>
      <text:p text:style-name="P49">О боги! Неужели она имеет ввиду…?</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Мне нужна твоя помощь.</text:p>
      <text:p text:style-name="P49">М-м-мамочки! Я почуствовал, как краска заливает моё лицо. Селестия, что ты со мной творишь?</text:p>
      <text:p text:style-name="P49"><text:soft-page-break/>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49">–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9"/>
      <text:h text:style-name="P156" text:outline-level="2">6. Стыд</text:h>
      <text:p text:style-name="P49">&lt;<text:span text:style-name="T96">Mylene Farmer — L`Ame-Stram-Gram</text:span>&gt;</text:p>
      <text:p text:style-name="P59">~~~ Завтра на семь в библиотеке ~~~</text:p>
      <text:p text:style-name="P59"/>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text:soft-page-break/>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Макс? Привет.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Да, уже пять дней. Так здорово снова чувствовать свои мышцы! Корсет был ужасен.</text:p>
      <text:p text:style-name="P49"><text:soft-page-break/>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станешь называть меня на «Вы» и «Ваше Высочество».</text:p>
      <text:p text:style-name="P49">Меня прорвало.</text:p>
      <text:p text:style-name="P49">–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Я вспомнил свои неудачные попытки завязать личную жизнь с девушками. Конечно, те были далеки от совершенства. Но так ли безгрешен был я сам?</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9"><text:soft-page-break/>–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lt;<text:span text:style-name="T27">Абсолютного забвения</text:span>&gt;Стирание из бытия. Точнее, его нет и не было после того, как я замкнула его на его создателя, Иггуса. Суть заклинания <text:span text:style-name="T8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3">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83">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text:soft-page-break/>– Не волнуйся,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text:p>
      <text:p text:style-name="P49">– <text:s/>Нам не туда. Не сейчас. Я хочу показать тебе Эквестрию. – тихо сказала она.</text:p>
      <text:p text:style-name="P49">&lt;<text:span text:style-name="T68">Pet Shop Boys — A Man Could Get Arrested</text:span>&gt;</text:p>
      <text:p text:style-name="P4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старался не смотреть в её сторону, отводя глаза. Так мы дошли до городской стены.</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text:soft-page-break/>Селестия склонила голову, соглашаясь.</text:p>
      <text:p text:style-name="P4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3"> </text:span>И вообще, зачем вам учиться летать, если вы и так это умеете с рождения?</text:p>
      <text:p text:style-name="P4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7</text:span>. Нелетающие пегасы</text:h>
      <text:p text:style-name="P52">&lt;<text:span text:style-name="T3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text:s/>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oft-page-break/><text:span text:style-name="T19">–</text:span> Постой, постой, <text:span text:style-name="T19">–</text:span> я попыталась удержать ускользающую тень сомнения. <text:span text:style-name="T1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9">–</text:span> По состоянию здоровья? <text:span text:style-name="T19">–</text:span> переспросила я, не спуская с него взгяд.</text:p>
      <text:p text:style-name="P1"><text:span text:style-name="T19">–</text:span> Да, Ваше Высочество, <text:span text:style-name="T19">–</text:span> гонец потупил взгляд, глаза его забегали, <text:span text:style-name="T19">–</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9">–</text:span> Эммм… Они… м-м-м… не больны… в некотором смысле… <text:span text:style-name="T19">–</text:span> гонец изо всех сил ковырял копытом <text:s/>литку, пряча взгляд. <text:span text:style-name="T19">–</text:span> Они… мнэээ… сами… в некотором роде… кхм. Нервный срыв. Переутомление и бессонница… Кхм.</text:p>
      <text:p text:style-name="P1"><text:span text:style-name="T19">–</text:span> Сами <text:span text:style-name="T19">—</text:span> что? <text:span text:style-name="T19">–</text:span> Я постепенно начала понимать причину смущения гонца.</text:p>
      <text:p text:style-name="P1"><text:span text:style-name="T1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9">—</text:span> в возможности летать. И добровольно отказаться от полётов для него <text:span text:style-name="T1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9">– </text:span>Добрый день, Ваше Высочество! <text:span text:style-name="T19">–</text:span> склонились они в поклоне. После некоторого перешёптывания, они всё же назвались по очереди.</text:p>
      <text:p text:style-name="P1"><text:span text:style-name="T19">–</text:span> А где восьмой? <text:span text:style-name="T19">–</text:span> удивилась я. <text:span text:style-name="T19">–</text:span> Мне сказали, вас было восемь. Восемь отказавшихся летать.</text:p>
      <text:p text:style-name="P1"><text:span text:style-name="T19">–</text:span> Да, Ваше Высочество, п-принцесса Селестия, <text:span text:style-name="T19">–</text:span> старший из них запинался от волнения. <text:span text:style-name="T19">–</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9">–</text:span> Успокойтесь, <text:span text:style-name="T1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3">старший. </text:span><text:span text:style-name="T2">–</text:span><text:span text:style-name="T6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3">— о</text:span>н искренне в это верили.</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9">— и втайне немного завидовала этому</text:span>. Если бы сестра со своими способностями к магии умела обуздывать свои эмоции <text:span text:style-name="T19">—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9">— умение делегировать полномочия. Вечером того же дня я села за письменный стол.</text:span></text:p>
      <text:p text:style-name="P40">“<text:span text:style-name="T3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9"/>
      <text:p text:style-name="P50">***</text:p>
      <text:p text:style-name="P49"/>
      <text:p text:style-name="P49">– Так ты поручила Твайлайт Спаркл расследование необычных снов жеребят?</text:p>
      <text:p text:style-name="P49">– Да, их и других подобных, начавшихся у многих пони. Мы назвали подобные сны «потусторонними» <text:span text:style-name="T1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9">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9">—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Мак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ли. Если хочешь.</text:p>
      <text:p text:style-name="P49">– Хорошо. До встречи, Селли.</text:p>
      <text:p text:style-name="P49">– До встречи, Макс.</text:p>
      <text:p text:style-name="P49"><text:soft-page-break/></text:p>
      <text:h text:style-name="Heading_20_2" text:outline-level="2"><text:span text:style-name="T1">8</text:span>. (40*<text:span text:style-name="T19">ctg(Pi/4)-6)/(ln(e)-sin(0))</text:span></text:h>
      <text:p text:style-name="P81">Mark Knopfler — Hill Farmers Blues — или на следующую главу (прощание)</text:p>
      <text:p text:style-name="P49"/>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3"> </text:span>(быть может, к счастью). Всё, что я могу <text:span text:style-name="T19">— оставить тебе напутствие.</text:span></text:p>
      <text:p text:style-name="P59"><text:span text:style-name="T1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9">Тебе может не нравиться этот мир. Тебе могут не нравиться пони. Ты можешь быть удивлён и обижен </text:span>их <text:span text:style-name="T1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9">— </text:span>и ты увидишь, как мир меняется к лучшему. Он очень молод и гибок. Он горит желанием изменяться. Но в этом его слабость <text:span text:style-name="T19">— </text:span>он может меняться и в плохую сторону. От тебя зависит, в какую.</text:p>
      <text:p text:style-name="P59">Эх, хотел бы я поменяться с тобой местами <text:span text:style-name="T1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40">…</text:p>
      <text:p text:style-name="P40"/>
      <text:p text:style-name="P49">Тоже мне, философ выискался, Диоген копытный! Вот не люблю, когда всякие "гуру" с глубокомысленным видом порют чушь. Эквестрия <text:span text:style-name="T21">—</text:span> сказочная страна, пони <text:span text:style-name="T21">— </text:span><text:span text:style-name="T19">прекрасные создания, порядки тут з</text:span>амечательные<text:span text:style-name="T19">! Чисто, культурно, вежливо. Дворецкий </text:span><text:span text:style-name="T21">—</text:span><text:span text:style-name="T19"> скопидом, конечно, но то работа у него такая. </text:span>Блин, м<text:span text:style-name="T1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9">– </text:span>Её Высочество Принцесса Селестия хочет видеть вас, человек Макс.</text:p>
      <text:p text:style-name="P1">Я захлопнул трактат<text:span text:style-name="T1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9">–</text:span> Уже иду. Где я могу её найти?</text:p>
      <text:p text:style-name="P1"><text:span text:style-name="T19">–</text:span> Я проведу вас, человек Макс. <text:span text:style-name="T1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0"> </text:span><text:span text:style-name="T53">— вся архитектура явно </text:span><text:span text:style-name="T43">была </text:span><text:span text:style-name="T53">заточена под крылатых. Таких, для которых приземлиться на балкон в тронном </text:span><text:soft-page-break/><text:span text:style-name="T53">зале или уйти через портик на крыше</text:span><text:span text:style-name="T70"> </text:span><text:span text:style-name="T53">— обычное дело. </text:span><text:span text:style-name="T70">Хорошо, что ежедневные посещения каретной мастерской подняли мой тонус, изрядно посаженный сидячим образом жизни.</text:span></text:p>
      <text:p text:style-name="P1"><text:span text:style-name="T7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3">— книжный шкаф и напольная подставка для чтения с </text:span><text:span text:style-name="T43">упором в виде </text:span><text:span text:style-name="T53">голов</text:span><text:span text:style-name="T43">ы</text:span><text:span text:style-name="T5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3">Каменный пол комнаты был покрыт розовым ковром с длиннейшим ворсом.</text:span><text:span text:style-name="T53"> </text:span><text:span text:style-name="T43">Его центр занимал высокий </text:span><text:span text:style-name="T53">кругл</text:span><text:span text:style-name="T43">ый</text:span><text:span text:style-name="T53"> </text:span><text:span text:style-name="T43">футон</text:span><text:span text:style-name="T53"> </text:span><text:span text:style-name="T43">с</text:span><text:span text:style-name="T53"> велик</text:span><text:span text:style-name="T43">им</text:span><text:span text:style-name="T53"> множество</text:span><text:span text:style-name="T43">м</text:span><text:span text:style-name="T53"> подушек. Среди них я с удивлением заметил плюшевую единорожку </text:span><text:span text:style-name="T43">фиолетового</text:span><text:span text:style-name="T53">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9">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text:soft-page-break/>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text:span text:style-name="T19">—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9">.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9">—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9">Во все времена некоторым пони нравилось играть в конспирацию и борьбу за идеалы высшей справедливости. От которой они первые </text:span>и сбежали<text:span text:style-name="T19">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9">—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text:soft-page-break/>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9">– Примерно такие. – расхохоталась Селестия. <text:span text:style-name="T19">–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3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9">Тия фыркнула.</text:p>
      <text:p text:style-name="P49"><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9">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Тия подняла голову.</text:p>
      <text:p text:style-name="P4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9">Через некоторое время Тия осторожно высвободилась из-под меня и встала с постели. </text:p>
      <text:p text:style-name="P49">–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9">–</text:span> Иногда хочется забыться, <text:span text:style-name="T19">–</text:span> перехватила мой взгляд аликорница, <text:span text:style-name="T1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9">–</text:span> А водку у вас принято пить?</text:p>
      <text:p text:style-name="P38"><text:span text:style-name="T19">–</text:span> Некоторые употребляют. Но правительница Эквестрии, пьющая <text:span text:style-name="T1">яблочную </text:span>водку <text:span text:style-name="T1">—</text:span> это уже черезчур. <text:span text:style-name="T19">–</text:span> засмеялась Селестия. <text:span text:style-name="T1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Тия что-то прикинула и наполнила её содержимым два бокала на полуметровых ножках.</text:p>
      <text:p text:style-name="P4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9">— сильнейший энергетик, он многократно усиливает чувства и возможности организма, но он же и иссушает его.</text:span></text:p>
      <text:p text:style-name="P49"><text:span text:style-name="T1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9">– Я несказанно рада, что, наконец-то, могу назвать тебя своим другом. </text:span>– мурлыкнула Тия. – <text:span text:style-name="T19">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pan text:style-name="T19">– Это ты называешь “дружбой”? – с </text:span>улыбкой хмыкнул<text:span text:style-name="T19"> я. – </text:span>Мне нравится твоё чувство юмора.</text:p>
      <text:p text:style-name="P49">Аликорница нахмурилась.</text:p>
      <text:p text:style-name="P49"><text:span text:style-name="T19">– </text:span>Тебе не нравится моя дружба? Ты не принимаешь её? Ты чем-то недоволен?</text:p>
      <text:p text:style-name="P49">Я расхохотался, чуть не поперхнувшись водой, плескавшейся у подбородка.</text:p>
      <text:p text:style-name="P49"><text:span text:style-name="T19">– </text:span>Нет, что ты, Тия, не мели ерунды! Я всем доволен, я просто в восторге. Мне вообще кажется, что я попал в рай, а ты <text:span text:style-name="T19">— </text:span>мой ангел-хранитель. И называть ЭТО дружбой <text:span text:style-name="T1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9">— не друг, я — нечто большее. Я тебя </text:span>лю...</text:p>
      <text:p text:style-name="P49">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9. <text:span text:style-name="T1">Прощание</text:span></text:h>
      <text:p text:style-name="P49"/>
      <text:p text:style-name="P40">– <text:span text:style-name="T1">Норф!.. Эй, Норф! Ты где?..</text:span></text:p>
      <text:p text:style-name="P4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0">***</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53">– </text:span><text:span text:style-name="T43">Говорят, в Додж-сити почти не осталось жителей. В местном депо перестали обслуживать паровозы из-за отсутствия рабочих. Старик </text:span><text:span text:style-name="T53">–</text:span><text:span text:style-name="T4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53">– </text:span><text:span text:style-name="T58">А из Пинто Крика уже месяц нет новостей...</text:span></text:p>
      <text:p text:style-name="P3"><text:span text:style-name="T53">– </text:span><text:span text:style-name="T5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9">…</text:p>
      <text:p text:style-name="P15"><text:span text:style-name="T58">– </text:span>“<text:span text:style-name="T1">Что я могу сделать, чтобы вернуть всё назад?</text:span>”</text:p>
      <text:p text:style-name="P15"><text:span text:style-name="T58">– </text:span><text:span text:style-name="T43">Так и сказала?</text:span></text:p>
      <text:p text:style-name="P1"><text:span text:style-name="T53">–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8">– </text:span><text:span text:style-name="T43">Что бы это значило, Флер?</text:span></text:p>
      <text:p text:style-name="P15"><text:span text:style-name="T58">– </text:span><text:span text:style-name="T4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9">–</text:span> Ты? <text:span text:style-name="T19">–</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9">олоски и даже целые пряди розового цвета выбивались </text:span><text:span text:style-name="T1">и</text:span><text:span text:style-name="T1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9"> </text:span><text:span text:style-name="T1">И даже м</text:span><text:span text:style-name="T19">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9">–</text:span> <text:span text:style-name="T1">Сорок девять</text:span> из шестидесяти четырёх? Хренасе! <text:span text:style-name="T19">–</text:span> я вспомнил рассказ Селестии про восьмёрку пегасов прошлогоднего выпуска. <text:span text:style-name="T1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2">—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9">–</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9">– </text:span><text:span text:style-name="T1">Она</text:span><text:span text:style-name="T1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9">– </text:span><text:span text:style-name="T1">горько заметила аликорница. </text:span><text:span text:style-name="T1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20">—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9">Она повернулась и вышла из зала, почти подметая хвостом пол.</text:p>
      <text:p text:style-name="P40"/>
      <text:p text:style-name="P1"><text:span text:style-name="T54">&lt;</text:span><text:span text:style-name="T75">Mark Knopfler - </text:span><text:span text:style-name="T74">Hill Farmer's Blues</text:span><text:span text:style-name="T54">&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9">–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ам, а со мной связан элементаль?</text:p>
      <text:p text:style-name="P59">– Конечно, Эйприл. В каждом из нас есть её бессмертная искорка.</text:p>
      <text:p text:style-name="P1"><text:span text:style-name="T4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9">Имя её было Селестия.</text:p>
      <text:p text:style-name="P59">За ней последовала и сестра её, <text:span text:style-name="T19">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9">То есть, всегда.</text:p>
      <text:p text:style-name="P59">Тут и сказке конец. А теперь, Эйприл, залазь на полку и закрывай глазки.</text:p>
      <text:p text:style-name="P59">– Ну ма-а-ам! Раскажи ещё что-нибудь! Про Сомбру!</text:p>
      <text:p text:style-name="P59">– Про Сомбру <text:span text:style-name="T19">—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83">мино</text:span>тавра?</text:p>
      <text:p text:style-name="P59">– <text:s/>Тебя забрать я ему не дам. А в дядю не тыкай копытом, это невежливо! Спи уже, моя маленькая!</text:p>
      <text:p text:style-name="P59"><text:soft-page-break/>– Поцелуй меня на ночь, мам!</text:p>
      <text:p text:style-name="P59">– Конечно, моя хорошая...</text:p>
      <text:p text:style-name="P59"/>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3">–</text:span><text:span text:style-name="T4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5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3">пони-</text:span><text:span text:style-name="T53">исчезновений уже год. Почту за честь работать </text:span><text:span text:style-name="T43">под твоим руководством</text:span><text:span text:style-name="T53">. Подожди немного, я </text:span><text:span text:style-name="T43">от</text:span><text:span text:style-name="T53">систематизирую нужную информацию и расскажу тебе, насколько далеко смогла продвинуться.</text:span></text:p>
      <text:p text:style-name="P38">“Вот неугомонная” <text:span text:style-name="T2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естественно.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9">— то есть крыльев. И я подумала: а что, если…</text:span></text:p>
      <text:p text:style-name="P49"><text:span text:style-name="T19">– Вот ещё! </text:span>– возмутился дракончик. – Никогда на такое не соглашусь!</text:p>
      <text:p text:style-name="P49"><text:soft-page-break/>–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9">—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почему Индрэ считали одержимым?</text:p>
      <text:p text:style-name="P59">–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3">— далеко не у всякого опытного мага хватит силы его вызвать</text:span>. И совсем немногим удастся контролировать его направление.</text:p>
      <text:p text:style-name="P59">– Так у вас знают про людей? Вот это новость!. В Кантерлоте, да и в Понивилле все обращаются со мной, как с диковинкой.</text:p>
      <text:p text:style-name="P59"><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9">– Хм. Ясно.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9">– Так давай сюда весь Понивилль притащим! Это ж будет на 20% круче! Представляю себе видок Биг Мака в теле мисс Черили, гы-гы!</text:p>
      <text:p text:style-name="P4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9">— максимум двух пони, </text:span>после чего мне придётся восстанавливаться около месяца<text:span text:style-name="T1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9">–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9">. Это поможет мне в моей монографии на тему аликорнизации.</text:span></text:p>
      <text:p text:style-name="P49">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lt;Seal — Amazing <text:span text:style-name="T1">(T</text:span><text:span text:style-name="T19">hin White Duke Remix)</text:span>&gt;</text:p>
      <text:p text:style-name="P59">Дата: 12.04.1003 А.С.</text:p>
      <text:p text:style-name="P59">Эксперимент: заклинание Воплощения Индрэ</text:p>
      <text:p text:style-name="P59">Испытуемая: Эпплджек</text:p>
      <text:p text:style-name="P59">Синопсис: запись сна со слов испытуемой</text:p>
      <text:p text:style-name="P59">Замечания: замечаний нет</text:p>
      <text:p text:style-name="P59"/>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7">— солнце. Моё Солнце.</text:span><text:span text:style-name="T9">»</text:span></text:p>
      <text:p text:style-name="P10">Я остановилась перед дверью. Четыре ярда брони отделяли меня от Эквестрии. Четыре ярда и двадцать пять лет.</text:p>
      <text:p text:style-name="P22"><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9">»</text:span></text:p>
      <text:p text:style-name="P3">Я прошла сквозь дверь.</text:p>
      <text:p text:style-name="P3"><text:soft-page-break/>Снаружи вставало солнце. Размытый а<text:span text:style-name="T4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9"/>
      <text:p text:style-name="P59">Примечания: ПипБак? Стойло? Двойники?</text:p>
      <text:p text:style-name="P1"/>
      <text:p text:style-name="P2">***</text:p>
      <text:p text:style-name="P1"/>
      <text:p text:style-name="P59">Дата: 12.04.1003 А.С.</text:p>
      <text:p text:style-name="P59">Эксперимент: заклинание Воплощения Индрэ</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22">—</text:span><text:span text:style-name="T23"> </text:span><text:span text:style-name="T78">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9">&lt;<text:span text:style-name="T77">d.notive — Talking Flight</text:span>&gt;</text:p>
      <text:p text:style-name="P59">Дата: 12.04.1003 А.С.</text:p>
      <text:p text:style-name="P59">Эксперимент: заклинание Воплощения Индрэ</text:p>
      <text:p text:style-name="P59">Испытуемая: Рэрити</text:p>
      <text:p text:style-name="P59"><text:soft-page-break/>Синопсис: запись сна со слов испытуемой</text:p>
      <text:p text:style-name="P59">Замечания: замечаний нет</text:p>
      <text:p text:style-name="P59"/>
      <text:p text:style-name="P1"><text:span text:style-name="T4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57">чёрный экран?</text:span></text:p>
      <text:p text:style-name="P47"/>
      <text:p text:style-name="P50">***</text:p>
      <text:p text:style-name="P49"/>
      <text:p text:style-name="P59">Дата: 12.04.1003 А.С.</text:p>
      <text:p text:style-name="P59">Эксперимент: заклинание Воплощения Индрэ</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1003 А.С.</text:p>
      <text:p text:style-name="P59">Эксперимент: заклинание Воплощения Индрэ</text:p>
      <text:p text:style-name="P59"><text:soft-page-break/>Испытуемая: Флаттершай</text:p>
      <text:p text:style-name="P59">Синопсис: описание пробуждения испытуемой</text:p>
      <text:p text:style-name="P59">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2">Сим повелеваем прекратить дальнейшие эксперименты<text:span text:style-name="T4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1.5 Знакомство с Дэш</text:h>
      <text:h text:style-name="Heading_20_2" text:outline-level="2"/>
      <text:p text:style-name="P27">&lt;Глава в Понивилле — знакомство с Дэш. Анон чухает пегаску по холке и хлопает по крупу. Она говорит ему, что не любит ждать&gt;</text:p>
      <text:p text:style-name="P54">Мошкара кружилась вокруг лампы шелестящим роем. Надо бы закрыть окно, но тогда мне будут недоступны трели цикад и ночное благоухание сада. Я вернулся к списку.</text:p>
      <text:p text:style-name="P54">Зачем книгоежке набор </text:p>
      <text:p text:style-name="P94"><text:span text:style-name="T19">– </text:span>Так,</text:p>
      <text:p text:style-name="P94"/>
      <text:p text:style-name="P94">&lt;Так это ты соревновалась со Спайком по силе отрыжки?&gt;</text:p>
      <text:p text:style-name="Text_20_body"/>
      <text:h text:style-name="Heading_20_2" text:outline-level="2">12. День сурка</text:h>
      <text:p text:style-name="P15">&lt;<text:span text:style-name="T6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9">—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9">—</text:span> так и в дурку попасть недолго. Вот и сейчас перегар такой, что снег плавится. Пройди реабилитацию и вернись в проект. А не примут <text:span text:style-name="T19">— найти новую работу. Так даже лучше: быстрее забудешь всю эту хренотень с рогатыми кобылами. </text:span>Будь мужиком, блеать! <text:span text:style-name="T1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text:soft-page-break/>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Мак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твоим другом?</text:p>
      <text:p text:style-name="P49">Аликорница тихо засмеялась, защекотав мне ухо.</text:p>
      <text:p text:style-name="P4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text:soft-page-break/>–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Макс.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9">Солнечный лучик настойчиво пробивался сквозь плотно сомкнутые веки. Ветерок через открытое окно </text:span><text:span text:style-name="T1">щекотал уши и шуршал</text:span><text:span text:style-name="T19"> </text:span><text:span text:style-name="T1">занавесками</text:span><text:span text:style-name="T19">. Я раскрыл глаза, в который раз наслаждаясь ясной головой и абсолютной выспанностью </text:span><text:span text:style-name="T53">—</text:span><text:span text:style-name="T19"> роскошью, недоступной мне </text:span><text:span text:style-name="T1">годами</text:span><text:span text:style-name="T1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soft-page-break/>…</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9">— и о</text:span>н<text:span text:style-name="T19"> з</text:span>нает, как приготовить<text:span text:style-name="T19"> </text:span>из них особенный вольт-сидр, который больше никто не сделает<text:span text:style-name="T19">.</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Индрэ...</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9">— то ли я был глух к магии, то ли она ко мне, но с в</text:span>олшебством<text:span text:style-name="T1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text:soft-page-break/>– Правильно! – единорожка кивнула в одобрении. – А ускоритель <text:span text:style-name="T1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9">— НЕТ!</text:span></text:p>
      <text:p text:style-name="P1">Твайлайт начала в возбуждении ходить по читальному залу.</text:p>
      <text:p text:style-name="P1"><text:span text:style-name="T4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3"> </text:span><text:span text:style-name="T43">Мощнее ускорителя только магия драконов, аликорнов и Элементов Гармонии. Если бы я была...</text:span><text:span text:style-name="T19"> </text:span>Ай!</text:p>
      <text:p text:style-name="P1">Твайлайт, погружённая в свои мысли, не заметила вылезшего из своей корзинки зевающего Спайка.</text:p>
      <text:p text:style-name="P1"><text:span text:style-name="T19">–</text:span> Элементы-шмелементы, <text:span text:style-name="T19">–</text:span> проворчал Спайк, выкарабкиваясь из-под Твайлайт, <text:span text:style-name="T19">–</text:span> доброе утро, Макс. Твай, ты не ушиблась?</text:p>
      <text:p text:style-name="P1"><text:span text:style-name="T19">–</text:span> Дет, всё в порядке. <text:span text:style-name="T1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53">– Я </text:span><text:span text:style-name="T58">всегда буду оставаться в тени. </text:span><text:span text:style-name="T53">– </text:span><text:span text:style-name="T58">хлюпала единорожка. </text:span><text:span text:style-name="T53">– </text:span><text:span text:style-name="T58">Мне не хватает сил, чтобы воспользоваться всеми знаниями, которые я освоила. Ведь даже заклинание «Последнего Шанса» я нашла!</text:span></text:p>
      <text:p text:style-name="P94"><text:span text:style-name="T19">– </text:span>Ты?!</text:p>
      <text:p text:style-name="P94"><text:span text:style-name="T1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4"><text:span text:style-name="T19">– М</text:span>ожет тогда, ты скажешь, что в нём пошло не так и почему к вам попал я, а не сверхаликорн?</text:p>
      <text:p text:style-name="P94"><text:span text:style-name="T19">– </text:span>Не скажу. Заклинания Стар Свирла Бородатого обычно если срабатывают, то без ошибок.</text:p>
      <text:p text:style-name="P49"><text:span text:style-name="T19">– Если </text:span>только <text:span text:style-name="T19">их правильно вызывают. – </text:span>пробурчал Спайк, возвращаясь в корзинку.</text:p>
      <text:p text:style-name="P38"><text:span text:style-name="T19">–</text:span> <text:span text:style-name="T1">Эмм. </text:span>Что он имел ввиду?</text:p>
      <text:p text:style-name="P38"><text:span text:style-name="T19">–</text:span> Ну, <text:span text:style-name="T19">–</text:span> Твайлайт смутилась, <text:span text:style-name="T1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7">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9">–</text:span> <text:span text:style-name="T1">е</text:span>динорожка опустила голову.</text:p>
      <text:p text:style-name="P38"><text:span text:style-name="T19">– </text:span><text:span text:style-name="T1">Да, завершилось всё препаршиво. Принцесса Луна сказала, лучше бы её обратно на Луну закинули.</text:span></text:p>
      <text:p text:style-name="P38"><text:span text:style-name="T19">–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9">– </text:span><text:span text:style-name="T1">Хм. Нет.</text:span></text:p>
      <text:p text:style-name="P38"><text:span text:style-name="T19">– </text:span><text:span text:style-name="T1">А друзья?</text:span></text:p>
      <text:p text:style-name="P38"><text:soft-page-break/><text:span text:style-name="T19">– </text:span><text:span text:style-name="T1">У меня был друг. Погиб два месяца назад.</text:span></text:p>
      <text:p text:style-name="P1"><text:span text:style-name="T19">–</text:span> О, мои соболезнования! Друзей терять <text:span text:style-name="T1">тоже</text:span> тяжко.</text:p>
      <text:p text:style-name="P1"><text:span text:style-name="T19">–</text:span> Всё в порядке, Твайлайт.<text:span text:style-name="T1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3">— </text:span><text:span text:style-name="T4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3">. Годится?</text:span></text:p>
      <text:p text:style-name="P1"><text:span text:style-name="T1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9">– </text:span><text:span text:style-name="T1">Ерунда! Там стоит запрет только для пони. На приматах Луна экспериментировать не запрещала</text:span><text:span text:style-name="T43">.</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39">Чужестранец-примат разбил сердце нашей обожаемой Селестии! Двор в отчаянии </text:span><text:span text:style-name="T22">—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9"><text:span text:style-name="T19">– </text:span>Привет, Эй-Джей! У тебя проблемы?</text:p>
      <text:p text:style-name="P49"><text:span text:style-name="T19">– </text:span>Привет, сахарок. <text:span text:style-name="T19">– </text:span>озабоченно поприветствовала меня пони. <text:span text:style-name="T1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9">– </text:span>А ты, Маки, вместо того, чтоб хихикать, лучше б тележку починил! Уже полдень! Не успеем распродать яблоки <text:span text:style-name="T19">—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9">–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oft-page-break/><text:span text:style-name="T19">–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9">– Г</text:span>отово. Принимай работу, хозяйка!</text:p>
      <text:p text:style-name="P49">Эпплджек стиснула меня в сокрушающих объятиях.</text:p>
      <text:p text:style-name="P49"><text:span text:style-name="T1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9">–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9">–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9"><text:span text:style-name="T19">– </text:span>Бери, сахарок. Для тебя <text:span text:style-name="T19">— </text:span>самые <text:span text:style-name="T19">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23">— </text:span><text:span text:style-name="T7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3">— </text:span><text:span text:style-name="T78">объявляла вывеска.</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9">– </text:span>Свободно? <text:span text:style-name="T19">– </text:span>спросил я у единственной пони, сидящей за столиком.</text:p>
      <text:p text:style-name="P49"><text:span text:style-name="T19">– </text:span>Да-да, конечно. <text:span text:style-name="T19">–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9">– <text:s/></text:span>Пирог с грибами, яишницу и чизкейк<text:span text:style-name="T19"> – </text:span>сообщил я подошедшей официантке.</text:p>
      <text:p text:style-name="P49"><text:span text:style-name="T19">– </text:span>Советую выбрать салат «по-Кантерлотски». <text:span text:style-name="T19">– </text:span>так же убито пробормотала моя соседка по столу. <text:span text:style-name="T19">– </text:span>Очень вкусно. Копыта оближешь. И мягкий к тому же.</text:p>
      <text:p text:style-name="P49"><text:span text:style-name="T19">–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9">– </text:span>Вы, наверное, ждёте кого-то?</text:p>
      <text:p text:style-name="P51"><text:soft-page-break/><text:span text:style-name="T19">– </text:span>Неа.</text:p>
      <text:p text:style-name="P51"><text:span text:style-name="T19">– </text:span>Просто обедаете?</text:p>
      <text:p text:style-name="P51"><text:span text:style-name="T19">– </text:span>Неа.</text:p>
      <text:p text:style-name="P51"><text:span text:style-name="T19">– </text:span>Просто сидите и мрачно смотрите на меня?</text:p>
      <text:p text:style-name="P51"><text:span text:style-name="T19">– </text:span>Неа.</text:p>
      <text:p text:style-name="P51">Хм, а эта пони не из разговорчивых. Ну ладно.</text:p>
      <text:p text:style-name="P51"><text:span text:style-name="T19">– </text:span>А что же вы делаете?</text:p>
      <text:p text:style-name="P51"><text:span text:style-name="T19">– </text:span>Веселюсь. <text:span text:style-name="T19">– </text:span>мрачно заявила пони.</text:p>
      <text:p text:style-name="P51"><text:span text:style-name="T19">–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9">– </text:span>Привет, А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9">– </text:span>Мы с вами раньше встречались?</text:p>
      <text:p text:style-name="P51"><text:span text:style-name="T19">– </text:span>Неа! <text:span text:style-name="T19">– </text:span>пони улыбалась уже широкой улыбкой от уха и до уха. <text:span text:style-name="T19">– </text:span>Это моя пинки-чуйка! Она вернулась!! И поэтому я знаю, что тебя зовут Макс, и ты программист, и тебе <text:span text:style-name="T3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9">– </text:span>Оставь, Салвер.<text:span text:style-name="T19"> </text:span>Ему за счёт заведения.</text:p>
      <text:p text:style-name="P49"><text:span text:style-name="T19">– </text:span>Ясно, мисс Пинки. <text:span text:style-name="T19">– </text:span>официантка кивнула и ушла.</text:p>
      <text:p text:style-name="P49"><text:span text:style-name="T19">– Ч</text:span>его-о-о?<text:span text:style-name="T19"> </text:span>Так это твой бар?</text:p>
      <text:p text:style-name="P49"><text:span text:style-name="T19">– </text:span>Агась. <text:span text:style-name="T19">– </text:span>поняха пожала плечами. <text:span text:style-name="T19">– </text:span>Надо же мне было чем-то заниматься после увольнения от Кейков<text:span text:style-name="T1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9">– </text:span>Пинки понизила голос до шёпота, <text:span text:style-name="T1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9">– </text:span>Тихо-тихо. <text:span text:style-name="T19">– </text:span>я оглянулся на посетителей. Шёпот Пинки, наверное, был слышен даже на улице. <text:span text:style-name="T19">– </text:span>Не вспоминай опять. Давай лучше выпьем на брудершафт. За знакомство.</text:p>
      <text:p text:style-name="P49"><text:span text:style-name="T19">– </text:span>Агась! <text:span text:style-name="T19">– </text:span>кивнула пони, придвигая ко мне бутылку. <text:span text:style-name="T19">–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9">– </text:span>У меня есть идея получше. <text:span text:style-name="T19">– </text:span>на свет показалась фляга Большого Макинтоша.</text:p>
      <text:p text:style-name="P49"><text:span text:style-name="T19">– </text:span>Ух ты-ы-ы! <text:span text:style-name="T19">– </text:span>Пинки понюхала горлышко. <text:span text:style-name="T1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oft-page-break/><text:span text:style-name="T19">– </text:span>Починил телегу. Только молчок про самогон, раз уж ты в курсе. <text:span text:style-name="T19">– </text:span>я разлил сидр по чашкам.</text:p>
      <text:p text:style-name="P49"><text:span text:style-name="T19">– </text:span>Да ты что?! Чтоб я выболтала главную тайну Биг Мака, про которую не знают целых две пони в Понивилле? За кого ты меня принимаешь? <text:span text:style-name="T1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9">– </text:span>Эт-то ты наззваешь ссуфер-ддуфер-ссильн...?</text:p>
      <text:p text:style-name="P4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9">– У </text:span>тебя такая смешная мордочка! <text:span text:style-name="T19">– </text:span>захихикали Пинки, покачиваясь. <text:span text:style-name="T19">– </text:span>Как будто ты <text:span text:style-name="T78">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9">– </text:span>Эммм... Скажи-ка мне, мой друг П-п-пинки... Легенда про фаэри <text:span text:style-name="T23">— </text:span><text:span text:style-name="T78">эт правда?</text:span></text:p>
      <text:p text:style-name="P49"><text:span text:style-name="T23">– </text:span><text:span text:style-name="T78">Какая из? Их много, вообще-то. Ик!</text:span></text:p>
      <text:p text:style-name="P49"><text:span text:style-name="T23">– </text:span><text:span text:style-name="T78">Про принцесс. Про то, что они фаэри, спустившиеся с неба во плоти, чтоб помогать пони управлять Эквестрией?</text:span></text:p>
      <text:p text:style-name="P49"><text:span text:style-name="T23">– </text:span><text:span text:style-name="T78">Макс, </text:span><text:span text:style-name="T23">– </text:span><text:span text:style-name="T78">захихикала Пинки, взъерошив копытами розовые кудряшки и попытавшись соорудить из них бороду, </text:span><text:span text:style-name="T23">– </text:span><text:span text:style-name="T7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9"><text:span text:style-name="T23">– </text:span><text:span text:style-name="T7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23">– </text:span><text:span text:style-name="T78">Ты что-о-о! Нельзя любить фаэри! Она похитит твоё сердце, и ты будешь искать её, пока не... </text:span><text:span text:style-name="T23">– </text:span><text:span text:style-name="T78">Пинки погрузилась в так и не съеденный салат «по-Кантерлотски» и захрапела.</text:span></text:p>
      <text:p text:style-name="P49"><text:span text:style-name="T23">– </text:span><text:span text:style-name="T78">Пока не умру?</text:span></text:p>
      <text:p text:style-name="P49"><text:span text:style-name="T23">– </text:span><text:span text:style-name="T78">Нет, глупенький, </text:span><text:span text:style-name="T23">– </text:span><text:span text:style-name="T78">пробулькала Пинки из миски. </text:span><text:span text:style-name="T23">– </text:span><text:span text:style-name="T78">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9">–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text:soft-page-break/>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9">– </text:span>Судя по тому, как ты стремительно сбежал от меня не попрощавшись, у тебя проблемы. <text:span text:style-name="T19">– </text:span>заметила с укором кобылка.</text:p>
      <text:p text:style-name="P52"><text:span text:style-name="T19">– </text:span>Пинки, <text:span text:style-name="T19">– </text:span>несчастным голосом сообщил я ей. <text:span text:style-name="T19">– </text:span>Если я до шести не окажусь дома, проблемы будут у одной маленькой пони. Очень большие проблемы.</text:p>
      <text:p text:style-name="P52"><text:span text:style-name="T19">– </text:span>Хм. <text:span text:style-name="T19">– </text:span>кобылка через окно посмотрела на часы в баре. <text:span text:style-name="T19">– </text:span>Тогда нам надо поторопиться! У нас есть шесть минут!</text:p>
      <text:p text:style-name="P52"><text:span text:style-name="T19">– </text:span>У нас?</text:p>
      <text:p text:style-name="P52">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2"><text:span text:style-name="T19">– </text:span>Сто-о-ой! <text:span text:style-name="T19">– </text:span>заорал я. <text:span text:style-name="T19">– </text:span>Выпрыгивай из бочки!!!</text:p>
      <text:p text:style-name="P52">Кобылка-пилот улыбнулась и постукала копытцем по шлему, показывая, что не слышит меня.</text:p>
      <text:p text:style-name="P52"><text:span text:style-name="T19">– </text:span>Выпрыгива-а-а... <text:span text:style-name="T19">–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9">– </text:span>Эммм... Уже можно открывать? <text:span text:style-name="T19">– л</text:span>имонная поняшка отняла копыта от висков и открыла глаза. <text:span text:style-name="T19">– </text:span>Ух ты-ы-ы! Он всамделишную работает! Слышь, Свити, ускоритель Скуталу сработал!</text:p>
      <text:p text:style-name="P52"><text:soft-page-break/>Поняшка ткнула в бок белоснежную пони-единорога. Та раскрыла глаза и осмотрелась.</text:p>
      <text:p text:style-name="P52"><text:span text:style-name="T19">– </text:span>Смотри, вот те и ответ на вопрос, куда деваются пони!</text:p>
      <text:p text:style-name="P52"><text:span text:style-name="T19">– </text:span>Где? <text:span text:style-name="T19">– </text:span>единорожка начала оглядываться.</text:p>
      <text:p text:style-name="P52"><text:span text:style-name="T19">– </text:span>Да ты не туда, ты сюда смотри! Вишь, прямо перед тобой! <text:span text:style-name="T19">– </text:span>жёлтая ткнула копытом прямо в меня. <text:span text:style-name="T19">–</text:span> Вот! Его тут до икс-пи-ри-мен-та не было. А терь он есть! Значит, это и есть ответ! Смекаешь?</text:p>
      <text:p text:style-name="P52"><text:span text:style-name="T19">– </text:span>И что? Я всё равно не пойму, куда пони деваются? И куда пропала Скуталу?</text:p>
      <text:p text:style-name="P52"><text:span text:style-name="T19">– Я </text:span>их ем. <text:span text:style-name="T19">– </text:span>зверски ухмыльнувшись, сообщил я поняшам. <text:span text:style-name="T19">– </text:span>Мне нравятся пони. Особенно я люблю непослушных жеребят.</text:p>
      <text:p text:style-name="P5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1">Приветствую тебя, мой маленький человек!</text:p>
      <text:p text:style-name="P6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9">— </text:span>забавного, не вполне нормального единорога, считающего себя то человеком, то аликорном.<text:span text:style-name="T1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9">— </text:span>ключ к разгадке тайны исчезновения пони.</text:p>
      <text:p text:style-name="P61"><text:span text:style-name="T1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5">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text:soft-page-break/>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9">—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9">— </text:span>компания алмазных псов, производящая рубиновые резонаторы для ускорителей <text:span text:style-name="T1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9">—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Макс, мне крайне неудобно подгонять тебя.<text:span text:style-name="T1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9">P.S. Н</text:span>е гневите мироздание воровством! <text:span text:style-name="T39">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9">— </text:span>если ты уже не сердишься на меня <text:span text:style-name="T19">—</text:span> или просто кладу рог тебе на плечо в противном случае.</text:p>
      <text:p text:style-name="P61"><text:soft-page-break/></text:p>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3. Мэйнхэттен</text:h>
      <text:p text:style-name="P84">ZZ Top – Gimme all your lovin</text:p>
      <text:p text:style-name="P84">Mothley Crue – Kick Start My Heart</text:p>
      <text:p text:style-name="P52"><text:span text:style-name="T19">–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9">– </text:span>Не отсылается. Глюк какой-то.</text:p>
      <text:p text:style-name="P52">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9">«connection timeout». </text:span>А с особенностями понячьей бюрократии я уже немного ознакомился: было бы легче уговорить Селли нарисовать солнцем «<text:span text:style-name="T19">х#й</text:span>» на небе, чем заставить пони-чинушу поступиться хотя бы запятой в должностных инструкциях.</text:p>
      <text:p text:style-name="P52"><text:span text:style-name="T19">– </text:span>Может, она заснула? <text:span text:style-name="T19">– </text:span>Твайлайт ходила кругами по периметру библиотеки. <text:span text:style-name="T19">– </text:span>Ты говорил, она в последнее время выглядит невыспавшейся.</text:p>
      <text:p text:style-name="P52"><text:span text:style-name="T19">– А </text:span>я думаю, это её критические дни или какая-нибудь другая подобная фигня мешает. <text:span text:style-name="T19">– </text:span>вклинилась радужногривая пегаска. <text:span text:style-name="T1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2"><text:span text:style-name="T19">– </text:span>Это неправильно! <text:span text:style-name="T19">– </text:span>заявила Рэйнбоу Дэш, отвернувшись от окна.</text:p>
      <text:p text:style-name="P52"><text:span text:style-name="T19">– </text:span>Ну да, я тоже так считаю. <text:span text:style-name="T19">– </text:span>откликнулся я. <text:span text:style-name="T19">– </text:span>Тащиться через полстраны только из-за неправильно составленной бумажки!</text:p>
      <text:p text:style-name="P52"><text:span text:style-name="T19">– </text:span>Да я не про то! <text:span text:style-name="T19">– </text:span>отмахнулась пегаска. <text:span text:style-name="T19">– </text:span>Посмотри на поле.</text:p>
      <text:p text:style-name="P52"><text:span text:style-name="T19">– </text:span>И что? Поле как поле.</text:p>
      <text:p text:style-name="P52"><text:span text:style-name="T19">– </text:span>Оно не убрано. <text:span text:style-name="T19">– </text:span>мрачно ответила пегаска. <text:span text:style-name="T19">–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9">– </text:span>У самого посёлка поля убраны. Наверняка дойдёт дело и до остальных.</text:p>
      <text:p text:style-name="P52"><text:soft-page-break/><text:span text:style-name="T19">– </text:span>Не дойдёт. <text:span text:style-name="T19">– </text:span>Рэйнбоу Дэш уставилась в карты, сморщила нос и побила мою шестёрку валетом. <text:span text:style-name="T1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2"><text:span text:style-name="T19">– </text:span>Спасибо, но от пинкиных плюшек у меня фланки округляются.</text:p>
      <text:p text:style-name="P52"><text:span text:style-name="T19">– </text:span>Да ладно тебе, Рэйнбоу Дэш! От одной не округлятся.</text:p>
      <text:p text:style-name="P52"><text:span text:style-name="T19">– </text:span>От одной —<text:span text:style-name="T19"> </text:span>нет. Но я ж на одной не остановлюсь... И вот что. Зови меня Дэш! А то и мне придётся звать тебя полным именем, а я этого не выношу. <text:span text:style-name="T19">– </text:span>Пегаска взяла карту и нахмурилась. <text:span text:style-name="T19">– </text:span>Да что ж такое, какого сена! Одни валеты идут!</text:p>
      <text:p text:style-name="P52">За окном несколько пони работали на поле. Что-то странное было в их деятельности.<text:span text:style-name="T19"> </text:span>Как будто…</text:p>
      <text:p text:style-name="P52"><text:span text:style-name="T19">– О</text:span>но и понятно, что поля не убраны. Откуда ж им быть убранными, когда на двух работающих пони целая толпа бездельников!</text:p>
      <text:p text:style-name="P5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9">– </text:span>Они паслись… Ты можешь себе представить? Макс!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text:p>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9">–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9">– </text:span>Леди и джентльпони! Просьба не паниковать! Поезд дальше не идёт: впереди провал! <text:span text:style-name="T19">– </text:span>крикнул проводник.</text:p>
      <text:p text:style-name="P52"><text:span text:style-name="T19">– </text:span>Какой ещё, в дышло, провал? Я проезжал тут два дня назад!</text:p>
      <text:p text:style-name="P52"><text:span text:style-name="T19">– </text:span>Безобразие! Верните мне деньги за билет!</text:p>
      <text:p text:style-name="P52"><text:span text:style-name="T19">– </text:span>Как вы смеете! Я опоздаю в порт! <text:s/><text:span text:style-name="T19">–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oft-page-break/><text:span text:style-name="T19">– </text:span>Эта дыра фиг знает на сколько длится! <text:span text:style-name="T19">– </text:span>заявила Дэш, выныривая из темноты. <text:span text:style-name="T1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9">– </text:span>Дэш, нам надо на ту сторону.</text:p>
      <text:p text:style-name="P52"><text:span text:style-name="T19">– </text:span>Нет проблем. Я могу тебя перенести.</text:p>
      <text:p text:style-name="P52">Я с сомнением посмотрел на пегаску. Дэш в холке была мне по пояс.</text:p>
      <text:p text:style-name="P52"><text:span text:style-name="T19">–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9">– </text:span>Почти. На восемьдесят процентов. Тут какой-то воздух разрежённый, мне трудно удерживать тебя. <text:span text:style-name="T19">– </text:span>пожаловалась пегаска. <text:span text:style-name="T19">– </text:span><text:s/>Хотя раньше я и побольше вес подымала, честно!</text:p>
      <text:p text:style-name="P52">Мля.</text:p>
      <text:p text:style-name="P52"><text:span text:style-name="T1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9">–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9"> </text:span>я уже давно заметил, что пони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9">– </text:span>двенадцать метров вперёд. Вот, переползу через стык <text:span text:style-name="T1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2">Разумеется, я посмотрел вниз.</text:p>
      <text:p text:style-name="P52"><text:soft-page-break/>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Я валялся на насыпи и трясся как в лихорадке. От пережитого шока меня тошнило. Ёбаная Селестия!</text:p>
      <text:p text:style-name="P52"><text:span text:style-name="T19">– </text:span>Ты как, в порядке? Макс? <text:span text:style-name="T19">– п</text:span>егаска озабоченно потрогала меня за плечо. <text:span text:style-name="T19">–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9">–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9">– </text:span>Павильон закрыт! Вы опоздали на две недели. <text:span text:style-name="T19">–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60">Принцесса Селестия Эквестрийская, Дневная Глава Диархии, Непобедимое Солнце, Защитница Кантерлота, Страж Эверфри и прочая и прочая...» </text:span><text:span text:style-name="T55">– </text:span><text:span text:style-name="T59">прочитал охранник, близоруко щурясь.</text:span></text:p>
      <text:p text:style-name="P52"><text:span text:style-name="T19">– </text:span>Удостоверение личности предъявлять? <text:span text:style-name="T19">– </text:span>осведомился я.</text:p>
      <text:p text:style-name="P52"><text:span text:style-name="T19">– </text:span>Ч-ч-человеку М-м-максу? <text:span text:style-name="T19">–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9">– </text:span>Нет, ты видела? Он мне чуть пальцы не размозжил, с-с-скотина!!! <text:span text:style-name="T19">– </text:span>заорал я, прыгая на одной ноге. <text:span text:style-name="T19">– </text:span>Вызывай полицию, пока я этого мудака не прибил нахрен!</text:p>
      <text:p text:style-name="P52">Дэш, ни слова не говоря, прислонила ухо к двери.</text:p>
      <text:p text:style-name="P52"><text:span text:style-name="T19">– </text:span>Будешь смеяться, но именно этим он и занят. Вызывает полицию по телефону. <text:span text:style-name="T19">– </text:span>сообщила пегаска.</text:p>
      <text:p text:style-name="P52"><text:soft-page-break/><text:span text:style-name="T19">– </text:span>Ха-ха-ха! Очень смешно, сейчас животик надорву! <text:span text:style-name="T19">– </text:span>съязвил я. <text:span text:style-name="T19">–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9">– </text:span>Оп-па! <text:span text:style-name="T19">– </text:span>пегаска оторвала ухо от двери. <text:span text:style-name="T19">– </text:span>Макс, кажись, у нас проблемы. Надо сваливать отсюда. Долго объяснять. Из того, что я поняла, копы будут не на нашей стороне.</text:p>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9">– </text:span>Сколько у нас времени?</text:p>
      <text:p text:style-name="P52">Дэш почесала в затылке.</text:p>
      <text:p text:style-name="P52"><text:span text:style-name="T1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9">– </text:span>двадца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9">–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2"><text:span text:style-name="T19">– “</text:span>Портативный магоэнергетический ускоритель «<text:span text:style-name="T19">Psyntel Rari2+ DDR</text:span>»,<text:span text:style-name="T19"> </text:span>демо-прототип<text:span text:style-name="T19">” – </text:span>прочитал я на бирке. <text:span text:style-name="T19">– </text:span>Оно!</text:p>
      <text:p text:style-name="P52">Снаружи послышался вой сирены и цокот множества копыт.</text:p>
      <text:p text:style-name="P52"><text:span text:style-name="T1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9">– </text:span>Это твои двадцать минут? <text:span text:style-name="T19">– </text:span>возмутился я. <text:span text:style-name="T19">– </text:span>Да ещё и десяти не прошло!</text:p>
      <text:p text:style-name="P52">Дэш вымучено скривилась.</text:p>
      <text:p text:style-name="P52"><text:span text:style-name="T19">– П</text:span>римат Макс, здание окружено! Мы знаем, что ты внутри! Выходи добровольно, или будешь взят силой! <text:span text:style-name="T19">– </text:span>загремел усиленный мегафоном голос.</text:p>
      <text:p text:style-name="P52">Я разбил топором стеклянные дверцы прибора и вытащил рубины.</text:p>
      <text:p text:style-name="P52"><text:soft-page-break/><text:span text:style-name="T1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2">Пегаска отрицательно помотала головой.</text:p>
      <text:p text:style-name="P52"><text:span text:style-name="T19">– </text:span>Ну уж фигушки. Я тебя тут не оставлю.</text:p>
      <text:p text:style-name="P52"><text:span text:style-name="T19">– </text:span>Дэш! <text:span text:style-name="T19">– </text:span>взмолился я. <text:span text:style-name="T1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9">– Н</text:span>е тупи! <text:span text:style-name="T19">– </text:span>упрямо мотнула головой пегаска. <text:span text:style-name="T19">–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9">– </text:span>Быстро за мной! <text:span text:style-name="T19">–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9">– Ю-</text:span>хууу<text:span text:style-name="T19">!!!</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9">–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9">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9">– </text:span>Макс, подвинься!</text:p>
      <text:p text:style-name="P52">Пегаска оттеснила меня крупом и повернулась к двери задом.</text:p>
      <text:p text:style-name="P52"><text:span text:style-name="T19">–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9">– </text:span>Ты чего на меня так уставился? <text:span text:style-name="T19">– </text:span>подозрительно спросила пегаска.</text:p>
      <text:p text:style-name="P52"><text:span text:style-name="T19">– </text:span>Да так… Не ожидал, что ты такая…</text:p>
      <text:p text:style-name="P52"><text:span text:style-name="T19">– </text:span>Офигенски сильная? <text:span text:style-name="T19">– </text:span>зарделась Дэш. <text:span text:style-name="T19">–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pan text:style-name="T19">– </text:span>Ты! Не! По! Нял! Те! Бе! Не! Льзя! Тут! Ос! Та! ВАТЬСЯ!!! <text:span text:style-name="T19">–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9">–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9">–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9">–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9">– </text:span>Так-так, посмотрим, что тут у нас. Ага. Гм. Это наверняка тот монстр-примат, о котором писали в газетах. Занятно.</text:p>
      <text:p text:style-name="P52">Я крутился в телекинетическом поле перед единорожкой как некий диковинный экспонат шоу уродцев.</text:p>
      <text:p text:style-name="P52"><text:span text:style-name="T19">– </text:span>А это у нас кто? Гмм. Пегаска. Вот так раз! Рэйнбоу Дэш! Какими судьбами?</text:p>
      <text:p text:style-name="P52"><text:span text:style-name="T19">– </text:span>ТРИКСИ! <text:span text:style-name="T19">– <text:s/></text:span>фейсхуфнула Дэш. <text:span text:style-name="T19">– </text:span>Во имя Селестии, ЧТО ты тут делаешь?!!</text:p>
      <text:p text:style-name="P52"><text:span text:style-name="T19">– </text:span>Зарабатываем себе на жизнь представлениями, как ни странно! <text:span text:style-name="T19">– </text:span>язвительно ответила единорожка. <text:span text:style-name="T19">–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oft-page-break/><text:span text:style-name="T19">– </text:span>Эээ. Гм. Я дико извиняюсь, мы не знали, что вы спите днём, а то бы ни за что не стали вас тревожить. Мы пролетали мимо, и я подумал...</text:p>
      <text:p text:style-name="P52"><text:span text:style-name="T19">– </text:span>Нам не интересно знать, что ты подумал. <text:span text:style-name="T19">– </text:span>единорожка зевнула. <text:span text:style-name="T19">– </text:span>Мы намерены сдать вас в полицию.</text:p>
      <text:p text:style-name="P52"><text:span text:style-name="T19">– </text:span>Трикси! Не смей! У нас мегаважное задание! Нам нужно вернуться Понивилль во что бы то ни стало! <text:span text:style-name="T19">– </text:span>пегаска извивалась изо всех сил, пытаясь выбраться из магического захвата.</text:p>
      <text:p text:style-name="P52"><text:span text:style-name="T19">– </text:span>Три раза ХА! Назови хоть одну причину, по которой нам должно быть не всё равно! <text:span text:style-name="T19">– </text:span>насмешливо сказала Трикси. <text:span text:style-name="T19">–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9">– </text:span>Ей ведь нельзя рассказывать, да?</text:p>
      <text:p text:style-name="P52"><text:span text:style-name="T19">– </text:span>Нельзя. <text:span text:style-name="T19">– </text:span>подтвердил я. <text:span text:style-name="T19">–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9">– </text:span>Трикси. Если ты нас не выдашь, я готова выступать. В твоих представлениях. Кем угодно. Целый месяц! После сопровождения Макса в Понивилль…</text:p>
      <text:p text:style-name="P52"><text:span text:style-name="T19">– </text:span>ОГО!</text:p>
      <text:p text:style-name="P52">Единорожка аж уселась на крыльцо от удивления.</text:p>
      <text:p text:style-name="P52"><text:span text:style-name="T19">– </text:span>Представлем себе, ЧТО вы скрываете, если ты готова на ТАКОЕ! Признаюсь, вам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9">– </text:span>Мы приняли решение не выдавать вас полиции в обмен на то, что вы расскажете нам о вашей секретной миссии!</text:p>
      <text:p text:style-name="P52"><text:span text:style-name="T19">– </text:span>Не пойдёт! <text:span text:style-name="T19">– </text:span>заявил я. <text:span text:style-name="T19">– </text:span>Я уже сказал, что это тайна. Мне добавить нечего.</text:p>
      <text:p text:style-name="P52"><text:span text:style-name="T19">– </text:span>Да неужели? <text:span text:style-name="T19">– </text:span>захлопала ресницами Трикси. <text:span text:style-name="T19">–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43"/>
      <text:p text:style-name="P52"><text:span text:style-name="T19">– </text:span>Так вот, почему в последнее время представления были такими изматывающими! Утечка магии не может не волновать нас! <text:span text:style-name="T19">– </text:span>единорожка задумалась. <text:span text:style-name="T19">– </text:span>Но твой рассказ не объясняет нам, куда исчезла принцесса Селестия!</text:p>
      <text:p text:style-name="P52"><text:soft-page-break/><text:span text:style-name="T19">– </text:span>Так вот почему я не могу нести тебя! <text:span text:style-name="T19">– </text:span>вторила ей пегаска. <text:span text:style-name="T1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9">– </text:span>Стой! Что ты там сказала о Селестии?</text:p>
      <text:p text:style-name="P52">Трикси молча левитировала мне газеты с трюмо.</text:p>
      <text:p text:style-name="P52">…</text:p>
      <text:p text:style-name="P52">Фак! Фак-фак-фак!!!</text:p>
      <text:p text:style-name="P52">«<text:span text:style-name="T39">Исчезновение дневной главы диархии: Эквестрия в панике!</text:span>» (статья двухдневной давности).</text:p>
      <text:p text:style-name="P52">«<text:span text:style-name="T3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2">«<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9">Да отстаньте же вы от меня! Он сказал, что ест пони, но я этого НЕ ВИДЕЛА!!!</text:span>»).</text:p>
      <text:p text:style-name="P52">«<text:span text:style-name="T3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2">«<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9">“Wanted...” .</text:span></text:p>
      <text:p text:style-name="P43"><text:span text:style-name="T1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2"><text:span text:style-name="T19">– </text:span>Прикинь, а? <text:span text:style-name="T19">– </text:span>участливо ткнулась в меня носом Дэш. <text:span text:style-name="T19">– </text:span>Над моими приколами тоже одна я смеюсь. У<text:span text:style-name="T19">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2">Я зажал голову в ладонях и застонал, покачиваясь из стороны в сторону.</text:p>
      <text:p text:style-name="P52"><text:span text:style-name="T19">– </text:span>Макс?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59"/>
      <text:p text:style-name="P59"><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7"><text:span text:style-name="T1">«.</text:span><text:span text:style-name="T4">..А ускоритель </text:span><text:span text:style-name="T21">— </text:span><text:span text:style-name="T4">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2"/>
      <text:p text:style-name="P5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2">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9">Show must go on!</text:span></text:p>
      <text:p text:style-name="P52">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2">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81">David Bowie - Lets Dance/ Ashes To Ashes</text:span></text:p>
      <text:p text:style-name="P43"><text:span text:style-name="T81">Roxette – Queen of rain</text:span>&gt;</text:p>
      <text:p text:style-name="P52">– Ы! Ы! Ы! Ы! Ы!</text:p>
      <text:p text:style-name="P52">Дэш стучала лбом о сосну с такой силой, что на неё падали иголки и шишки.</text:p>
      <text:p text:style-name="P52">Я вышел из фургона и присел рядом.</text:p>
      <text:p text:style-name="P52"><text:soft-page-break/>–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Тебе разве не нравится?</text:p>
      <text:p text:style-name="P52">– Нравится. Но ты слишком увлеклась: я чуть не оказался на земле.</text:p>
      <text:p text:style-name="P52">Дэш смутилась.</text:p>
      <text:p text:style-name="P52">– Упс! Забыла, что у тебя только одна пара ног для упора! Не сердись!</text:p>
      <text:p text:style-name="P52">Я покровительно похлопал пегаску по шее.</text:p>
      <text:p text:style-name="P5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text:soft-page-break/>– Обнимашки-и-и!!! – и повалила меня на траву.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Макс, залазь в фургон. Там впереди какой-то посёлок. Купим еды и узнаем новости.</text:p>
      <text:p text:style-name="P52"/>
      <text:p text:style-name="P53">***</text:p>
      <text:p text:style-name="P52"/>
      <text:p text:style-name="P52">Три дня спустя…</text:p>
      <text:p text:style-name="P52"/>
      <text:p text:style-name="P52">«<text:span text:style-name="T39">Добро пожаловать в Груммингтон! Вам здесь рады!</text:span></text:p>
      <text:p text:style-name="P52"><text:span text:style-name="T39">Население города </text:span><text:span text:style-name="T82">302 пони</text:span><text:span text:style-name="T39">.</text:span></text:p>
      <text:p text:style-name="P52"><text:span text:style-name="T82">250 пони</text:span><text:span text:style-name="T39">.</text:span></text:p>
      <text:p text:style-name="P52"><text:span text:style-name="T82">125 поней</text:span><text:span text:style-name="T39">.</text:span></text:p>
      <text:p text:style-name="P52"><text:span text:style-name="T39">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text:span text:style-name="T3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9">Крепко обнимаю, чешу холку, хлопаю по шее! Твой Макс. </text:span><text:span text:style-name="T31">Дружба </text:span><text:span text:style-name="T49">—</text:span><text:span text:style-name="T31"> </text:span><text:span text:style-name="T4">э</text:span><text:span text:style-name="T31">то, </text:span><text:span text:style-name="T84">так её </text:span><text:span text:style-name="T4">разэтак</text:span><text:span text:style-name="T84">,</text:span><text:span text:style-name="T31"> магия!</text:span><text:span text:style-name="T70">»</text:span></text:p>
      <text:p text:style-name="P52"/>
      <text:p text:style-name="P5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2">Пегаска фейсхуфнула.</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Судя по площади крыльев, пегасы держатся в воздухе, в основном, за счёт магии.</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Макс?</text:p>
      <text:p text:style-name="P52"><text:soft-page-break/>–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что бы ни случилось. Обещаю тебе.</text:p>
      <text:p text:style-name="P52">Пегаска утешилась и замерла, глядя в огонь.</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Макс?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text:p>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82">37 пни</text:span></text:p>
      <text:p text:style-name="P70">24пн</text:p>
      <text:p text:style-name="P70">15</text:p>
      <text:p text:style-name="P52"><text:span text:style-name="T39">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2">«<text:span text:style-name="T39">Добро пожаловать в Груммингтон! Вам здесь рады!</text:span></text:p>
      <text:p text:style-name="P52"><text:soft-page-break/><text:span text:style-name="T39">Население города </text:span><text:span text:style-name="T82">302 пони</text:span><text:span text:style-name="T39">.</text:span></text:p>
      <text:p text:style-name="P52"><text:span text:style-name="T82">250 пони</text:span><text:span text:style-name="T39">.</text:span></text:p>
      <text:p text:style-name="P52"><text:span text:style-name="T82">125 поней</text:span><text:span text:style-name="T39">.</text:span></text:p>
      <text:p text:style-name="P52"><text:span text:style-name="T39">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Макс!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span text:style-name="T19">&lt;</text:span><text:span text:style-name="T69">Metallica-Enter Sandman</text:span><text:span text:style-name="T19">&gt;</text:span></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Макс,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5. Филлидельфия</text:h>
      <text:p text:style-name="P43">&lt;<text:span text:style-name="T68">Kiss – I Was Made For Lovin’ You</text:span>&gt;</text:p>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3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3">«</text:span><text:span text:style-name="T4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3">».</text:span> «<text:span text:style-name="T39">Провинция пустеет: репортаж из обеспоневшего посёлка</text:span>». «<text:span text:style-name="T39">Нехватка пегасов-погодников: указ принцессы Луны разрешает набор в погодные команды пегасов без лётных аттестатов</text:span>». «<text:span text:style-name="T3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9">Казус в Мэйнхэттене: неизвестные разбросали по центру города листовки, доказывающие похищение Селестии Найтмэр Мун</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text:soft-page-break/>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2">– Бггг! – <text:s/>заржала пегаска. – Макс,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насупилась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text:soft-page-break/>–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первые видя его.</text:p>
      <text:p text:style-name="P52">– Ты имеешь ввиду, что тебе утром некому сказать: «Привет, хорошего дня»?</text:p>
      <text:p text:style-name="P52">– Да, примерно это я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text:p>
      <text:p text:style-name="P52">– Макс! В Эквестрии у тебя всегда будут друзья, что бы ни случилось!</text:p>
      <text:p text:style-name="P52">Я растроганно обнял пегаску и погладил её по шее.</text:p>
      <text:p text:style-name="P52">– Спасибо, Дэш. Это просто здорово!</text:p>
      <text:p text:style-name="P52">…</text:p>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пегаски мимо ушей и продолжил паковать рюкзак.</text:p>
      <text:p text:style-name="P52"/>
      <text:p text:style-name="P54">&lt;<text:span text:style-name="T33">Добавить подбор снаряги. Всю снарягу потом выкинет Дэш</text:span>&gt;</text:p>
      <text:p text:style-name="P54"/>
      <text:p text:style-name="P5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купишь ей новый.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text:soft-page-break/>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емьдесят килограмм. – больший из двух котелков отправился в провал.</text:p>
      <text:p text:style-name="P52">– Я могу тянуть тебя, когда ты весишь восемьдесят килограмм. – две трети наших запасов картошки и ухнули следом.</text:p>
      <text:p text:style-name="P52">– Я могу тащить тебя, даже когда ты весишь девяносто! – насос и запасное колесо к самокату улетели туда же.</text:p>
      <text:p text:style-name="P52">– Но мы не договаривались, что ты будешь весить под сто десять только потому, что дорвался до бесплатных магазинов! Лягать, это уже слишком!</text:p>
      <text:p text:style-name="P52">– Погоди, Дэш, консервы-то не выкидывай! Ты ж сама говорила, что только-только размялась и всё такое. <text:span text:style-name="T83">И магазин</text:span>ы вовсе<text:span text:style-name="T83"> не </text:span>бесплатные<text:span text:style-name="T83"> <text:s/></text:span>— я оставлял там деньги — последние, кстати. Дай, я сам отберу припасы...</text:p>
      <text:p text:style-name="P52">…</text:p>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2">Сияние. <text:span text:style-name="T83">Оно п</text:span>овсюду. <text:span text:style-name="T83">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2">…</text:p>
      <text:p text:style-name="P52"/>
      <text:p text:style-name="P52">Сознание с трудом возвращалось в гудевшую <text:span text:style-name="T8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Ма-а-акс! Ма-а-акс!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Макс?!!</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83">А т</text:span>ы вставать не хотел! Я очень-очень испугалась. <text:span text:style-name="T83">Всё-таки, д</text:span>урацкая это была затея с самокатом! Если бы можно было вернуться к фургону!</text:p>
      <text:p text:style-name="P5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упёршись своим носом в мой.</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2"><text:soft-page-break/><text:span text:style-name="T19">–</text:span> А какой у тебя там был образ жизни?</text:p>
      <text:p text:style-name="P52"><text:span text:style-name="T19">–</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9">–</text:span> Дискордовы яйца! Ты сидел в тюрьме? За что тебя посадили?</text:p>
      <text:p text:style-name="P52"><text:span text:style-name="T19">–</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схватилась за голову.</text:p>
      <text:p text:style-name="P52"><text:span text:style-name="T1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1">о такие… гм… заклинания. Ты </text:span><text:span text:style-name="T51">пишешь</text:span><text:span text:style-name="T61">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2"><text:span text:style-name="T6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9">сделать крюк</text:span> в сто миль?! Да это ж ещё неделю ходьбы! У нас картошки осталось на день, твоими стараниями<text:span text:style-name="T19">!</text:span></text:p>
      <text:p text:style-name="P54">Пегаска <text:span text:style-name="T19">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3">матюков мне</text:span> удалось замазать самые большие щели. За тестовый<text:span text:style-name="T83"> </text:span>получасовый заплыв<text:span text:style-name="T83">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44"/>
      <text:p text:style-name="P44">…</text:p>
      <text:p text:style-name="P44">&lt;<text:bookmark text:name="eow-title"/><text:span text:style-name="T74">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83">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83">н жил с пони! И они </text:span>офигенски <text:span text:style-name="T83">любили друг друга! И у них </text:span>был<text:span text:style-name="T83"> </text:span>офигенский <text:span text:style-name="T83">секс! </text:span>И это было круто!<text:span text:style-name="T83"> </text:span>А ты… Ты <text:span text:style-name="T19">—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9">—</text:span> скажем, метров <text:span text:style-name="T1">сорок.</text:span> <text:span text:style-name="T1">Н</text:span>о в такой воде <text:span text:style-name="T4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9">– </text:span>Выф-выф-вуф! <text:span text:style-name="T19">– </text:span>возразил я.</text:p>
      <text:p text:style-name="P54">Отпихнув от лица живот пегаски и выплюнув шерсть, я продолжил.</text:p>
      <text:p text:style-name="P54"><text:span text:style-name="T1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9">– </text:span>Бе-бе-бе! <text:span text:style-name="T19">– </text:span>устало передразнила меня Дэш. <text:span text:style-name="T19">– </text:span><text:span text:style-name="T33">Макс! Я </text:span><text:span text:style-name="T36">— </text:span><text:span text:style-name="T33">плохая пони, потому что хотела получить то, что мне не принадлежит.</text:span> Но какой же ты всё-таки глупый! Пойми, смертные <text:span text:style-name="T19">— </text:span>игрушки в копытах вечных. Любимые, но всего лишь игрушки. Они заботятся о нас, они <text:span text:style-name="T19">— </text:span>наши обожаемые принцессы, и мы боимся их потерять, но мы для них <text:span text:style-name="T1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9">– </text:span>Дэш, я знаю. Просто не могу о ней забыть.</text:p>
      <text:p text:style-name="P54"><text:soft-page-break/>Пегаска тяжело поднялась.</text:p>
      <text:p text:style-name="P54"><text:span text:style-name="T19">– </text:span>Везёт же некоторым. <text:span text:style-name="T19">– </text:span>пробормотала она, раскрывая крылья для просушки.</text:p>
      <text:p text:style-name="P54">…</text:p>
      <text:p text:style-name="P54"><text:span text:style-name="T19">– А </text:span>ты круто ныряешь<text:span text:style-name="T19">! – </text:span>уважительно заметила пегаска после нескольких минут молчания. <text:span text:style-name="T19">–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9">– </text:span>Это остатки былой славы. Мой институтский рекорд <text:span text:style-name="T1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6">– </text:span><text:span text:style-name="T45">Макс, ты весь дрожишь! Тебе надо просушить шерсть. </text:span>Снимай-ка одежду! <text:span text:style-name="T19">–</text:span> <text:span text:style-name="T1">с</text:span>командовала Дэш.</text:p>
      <text:p text:style-name="P1"><text:span text:style-name="T1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9">–</text:span> Куда это ты спрятался? <text:span text:style-name="T1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9">–</text:span> Ты чего? <text:span text:style-name="T19">–</text:span> <text:span text:style-name="T1">в</text:span> конце-концов озадаченно спросила она. <text:span text:style-name="T19">–</text:span> Что-то не так?</text:p>
      <text:p text:style-name="P1"><text:span text:style-name="T19">–</text:span> Не так, <text:span text:style-name="T1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9">–</text:span> А с кем не так? Со мной? С тобой? Или вообще? <text:span text:style-name="T19">–</text:span> <text:span text:style-name="T1">д</text:span>опытывалась пегаска.</text:p>
      <text:p text:style-name="P1"><text:span text:style-name="T19">–</text:span> Наверное, со мной. <text:span text:style-name="T19">–</text:span> <text:span text:style-name="T1">я</text:span> завязал рукава куртки за спиной и вышел из-за куста. <text:span text:style-name="T19">–</text:span> Видишь ли, у нас, у людей, не принято находиться без одежды в обществе других… людей.</text:p>
      <text:p text:style-name="P1"><text:span text:style-name="T19">–</text:span> Ну и?</text:p>
      <text:p text:style-name="P1"><text:span text:style-name="T1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9">–</text:span> А какой смысл в этом правиле? Какую цель оно преследует?</text:p>
      <text:p text:style-name="P1"><text:span text:style-name="T1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9">–</text:span> Я знаю, что такое социальное табу, <text:span text:style-name="T19">–</text:span> важно кивнула Дэш. <text:span text:style-name="T1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9">–</text:span> Вот видишь, ты меня правильно поняла. Описанные тобой табу у нас, кстати, тоже есть.</text:p>
      <text:p text:style-name="P1"><text:span text:style-name="T19">–</text:span> Но, с другой стороны, <text:span text:style-name="T19">–</text:span> продолжала пегаска, подходя ко мне поближе, <text:span text:style-name="T1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9">–</text:span> Дэш подошла вплотную, <text:span text:style-name="T1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9">–</text:span> Дэш!.. Блин! <text:span text:style-name="T19">–</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9">– </text:span>Ты так смешно выглядишь, когда пытаешься спрятаться. <text:span text:style-name="T19">–</text:span> <text:span text:style-name="T1">п</text:span>егаска, немного наклонив голову, наблюдала за моими попытками скрестить ноги и обнять колени руками. <text:span text:style-name="T1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9">–</text:span> А-ХА-ХА-ХА-ХА!!! <text:span text:style-name="T1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9">–</text:span> У тебя оригинальный способ исповедаться, Дэш. <text:span text:style-name="T19">–</text:span> наконец закашлялся я. <text:span text:style-name="T19">–</text:span> <text:span text:style-name="T1">Устроить кораблекрушение, з</text:span>атащить в укромное местечко, <text:span text:style-name="T1">а </text:span>под конец сорвать штаны и… <text:span text:style-name="T19">–</text:span> тут Дэш сама прыснула от смеха.</text:p>
      <text:p text:style-name="P1">Вдоволь отсмеявшись, Дэш ткнула меня носом в грудь и спросила:</text:p>
      <text:p text:style-name="P1"><text:span text:style-name="T19">–</text:span> И?</text:p>
      <text:p text:style-name="P1"><text:span text:style-name="T19">–</text:span> Что “и”?</text:p>
      <text:p text:style-name="P1"><text:span text:style-name="T19">–</text:span> Ты сказал: “ А под конец сорвать штаны и…” <text:span text:style-name="T19">–</text:span> вот я и хочу знать, что “и”?</text:p>
      <text:p text:style-name="P1">Я смутился.</text:p>
      <text:p text:style-name="P1"><text:span text:style-name="T19">–</text:span> Да ничего… Не бери в голову.</text:p>
      <text:p text:style-name="P1"><text:span text:style-name="T19">–</text:span> А я хочу брать! Какой ты всё-таки… <text:span text:style-name="T19">–</text:span> Дэш встала, потянувшись сначала передней половиной <text:span text:style-name="T1">тела</text:span>, <text:span text:style-name="T1">а </text:span>потом задней.</text:p>
      <text:p text:style-name="P1"><text:span text:style-name="T19">–</text:span> Какой?</text:p>
      <text:p text:style-name="P1"><text:span text:style-name="T19">–</text:span> Скучный <text:span text:style-name="T1">—</text:span> вот какой! <text:span text:style-name="T1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9">–</text:span> <text:span text:style-name="T1">Короче, Макс. Хочешь, верь, не хочешь — не верь. Нельзя сохнуть по аликорну! &lt;</text:span><text:span text:style-name="T3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9">–</text:span> <text:span text:style-name="T1">Р</text:span>ешай. <text:span text:style-name="T19">–</text:span> <text:span text:style-name="T1">е</text:span>ё нос почти касался моего. <text:span text:style-name="T1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9">–</text:span> Дэш, ты..?</text:p>
      <text:p text:style-name="P1"><text:span text:style-name="T19">–</text:span> Да, Дискорд тебя забери! Я предлагаю тебе ЗА-НЯТЬ-СЯ СЕК-СОМ со мной! <text:span text:style-name="T19">–</text:span> зло отчеканила пегаска. <text:span text:style-name="T1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9">– </text:span><text:span text:style-name="T1">Я не умею. Неумеха. </text:span><text:span text:style-name="T19">–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9">–</text:span> Дэш!</text:p>
      <text:p text:style-name="P1"><text:span text:style-name="T19">–</text:span> Да? <text:span text:style-name="T1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1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9">– </text:span>Хорошо, пусть это будет моей фантазией. А ты правда принимаешь меня?</text:p>
      <text:p text:style-name="P3"><text:span text:style-name="T19">– </text:span>Правда. Но…</text:p>
      <text:p text:style-name="P1"><text:span text:style-name="T19">–</text:span> Что?</text:p>
      <text:p text:style-name="P1"><text:span text:style-name="T19">–</text:span> Ты лежишь на мне.</text:p>
      <text:p text:style-name="P1"><text:span text:style-name="T19">–</text:span> Ну да, лежу, <text:span text:style-name="T19">–</text:span> Дэш ехидно улыбнулась и заёрзала животом. <text:span text:style-name="T19">–</text:span> А что?</text:p>
      <text:p text:style-name="P1"><text:span text:style-name="T19">–</text:span> А то, что в таком положении я до тебя не достану! У тебя слишком высоко расположена… ммм… анатомия.</text:p>
      <text:p text:style-name="P1"><text:span text:style-name="T19">–</text:span> Потерпи чуть-чуть, <text:span text:style-name="T19">–</text:span> пегаска хихикнула и снова заёрзала животом, прижав его ко мне. <text:span text:style-name="T1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9">–</text:span> Дэш, <text:span text:style-name="T19">–</text:span> прошептал я, <text:span text:style-name="T1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8">Seal – Amazing (Thin White Duke remix)</text:span>&gt;</text:p>
      <text:p text:style-name="P1"><text:span text:style-name="T19">–</text:span> Я чувствую тебя, <text:span text:style-name="T19">–</text:span> промурлыкала Дэш. <text:span text:style-name="T19">–</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9">–</text:span> <text:span text:style-name="T1">Да-а-а</text:span>. <text:span text:style-name="T19">–</text:span> <text:span text:style-name="T1">т</text:span>яжело дышала пегаска. <text:span text:style-name="T19">–</text:span> Фактическая поверхность крыльев с помощью магии увеличивается в несколько раз. И... м-м-м… силы отталкивания хватает на то, чтобы… уффф... <text:span text:style-name="T1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9">–</text:span> Чтобы поднять в воздух вес своего тела и ещё примерно такой же… <text:span text:style-name="T19">–</text:span> прошептала пегаска и закрыла глаза, уткнувшись носом мне в <text:span text:style-name="T1">плечо</text:span>. Дыхание у неё стало прерывистым.</text:p>
      <text:p text:style-name="P1"><text:span text:style-name="T19">–</text:span> А как вы удерживаетесь на облаках? Ведь вы при этом не машете крыльями? <text:span text:style-name="T1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9">–</text:span> Макс, не издевайся, <text:span text:style-name="T19">–</text:span> пегаска нервно хихикнула и вдруг стала нежно, кончиками губ, жевать мочку моего уха. <text:span text:style-name="T19">–</text:span> Я не-мо-гу думать в та-ком… ммм… состоянии.</text:p>
      <text:p text:style-name="P1"><text:span text:style-name="T19">–</text:span> Дэш, <text:span text:style-name="T19">–</text:span> рассмеялся я, <text:span text:style-name="T19">–</text:span> отпусти ухо!</text:p>
      <text:p text:style-name="P1"><text:span text:style-name="T19">–</text:span> Отпускаю, <text:span text:style-name="T19">–</text:span> шепнула пегаска мне в ухо. <text:span text:style-name="T19">–</text:span> А ты вытаскивай из меня палец и займись делом.</text:p>
      <text:p text:style-name="P1">С этими словами пегаска встала.</text:p>
      <text:p text:style-name="P54"/>
      <text:h text:style-name="Heading_20_2" text:outline-level="2">16. <text:span text:style-name="T1">Понивилль. Фейс-контроль </text:span></text:h>
      <text:p text:style-name="P44">&lt;<text:span text:style-name="T68">Mothley Crue – Cickstart my heart</text:span>&gt;</text:p>
      <text:p text:style-name="P54">«<text:span text:style-name="T3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9">Нехватка погодных пегасов: Вондерболты перешли к круглосуточной вахте</text:span>». «<text:span text:style-name="T39">Общественные работы: распоряжением принцессы Луны работы по строительству мостов через провалы расширены и на субботу</text:span>». «<text:span text:style-name="T3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9">–</text:span> Про меня таки забыли. Отлично.</text:p>
      <text:p text:style-name="P54"><text:span text:style-name="T19">–</text:span> Не уверена. <text:span text:style-name="T19">–</text:span> <text:s/>пегаска почесала затылок. <text:span text:style-name="T19">–</text:span> Там на столбах повсюду висят объявления. За твою голову предлагают пятьдесят тысяч.</text:p>
      <text:p text:style-name="P54"><text:span text:style-name="T19">–</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9">– </text:span>Твайлайт, привет! Мы вернулись! <text:span text:style-name="T19">–</text:span> я захлопнул за собой дверь.</text:p>
      <text:p text:style-name="P54"><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9">– К</text:span>АКОГО ХУЯ?!! Твайлайт, ёб твою понимать, ты чё творишь? <text:span text:style-name="T19">– </text:span>я вцепился в ручку двери.</text:p>
      <text:p text:style-name="P54"><text:span text:style-name="T19">– </text:span>Твайли, ты чего? <text:span text:style-name="T19">– </text:span>брыкалась Дэш. <text:span text:style-name="T19">– </text:span>Немедленно опусти меня на пол!</text:p>
      <text:p text:style-name="P54"><text:span text:style-name="T19">– </text:span>Извини, Дэши. <text:span text:style-name="T19">– </text:span>скороговоркой бормотала лавандовая единорожка, нервно хихикая. <text:span text:style-name="T1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9">– </text:span>А-А-А-А-А-А!!! <text:span text:style-name="T1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9">– </text:span>Не беспокойся, Макс-с-вероятностью-пятьдесят-процентов, больно не будет. Не должно быть, во всяком случае. <text:span text:style-name="T19">– </text:span>суетилась единорожка, закрепляя мои руки и ноги в браслетах. <text:span text:style-name="T19">–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9">– Н</text:span>е пытайся. <text:span text:style-name="T19">– </text:span>единорожка покачала головой. <text:span text:style-name="T1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9">–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9">– </text:span>Нет-нет-нет, куда же ты! <text:span text:style-name="T19">– </text:span>магическая аура подхватила меня на полпути к ступенькам. <text:span text:style-name="T19">–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9">– </text:span>Твайлайт, не смей! <text:span text:style-name="T19">– </text:span>хриплым от ужаса голосом прошептал я.</text:p>
      <text:p text:style-name="P54"><text:span text:style-name="T1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9">–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9">– О</text:span>у! <text:span text:style-name="T83">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oft-page-break/><text:span text:style-name="T19">– </text:span>Хрен-то тебе зачем? <text:span text:style-name="T19">– </text:span>с бессильной злостью спросил я. <text:span text:style-name="T19">– </text:span><text:span text:style-name="T83">Т</text:span>ы собираешься устроить филиал порнхаба для пони-извращенцев?</text:p>
      <text:p text:style-name="P54"><text:span text:style-name="T1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9">– </text:span>А если попроще?</text:p>
      <text:p text:style-name="P54"><text:span text:style-name="T19">– </text:span>Если ты — клон, то превратишься в исходные десять-пятнадцать килограммов песка. Как и все предыдущие. <text:span text:style-name="T19">– </text:span>единорожка указала на ящик с песком, стоящий у противопожарного щита.<text:span text:style-name="T19">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9">– </text:span>Стой! <text:span text:style-name="T19">– </text:span>я лихорадочно искал повод затянуть процесс. <text:span text:style-name="T19">– </text:span>Но ты же не знаешь, каковы могут быть последствия, если я НЕ клон!</text:p>
      <text:p text:style-name="P54"><text:span text:style-name="T19">–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5">***</text:p>
      <text:p text:style-name="P45"/>
      <text:p text:style-name="P54"><text:span text:style-name="T19">–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9">–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9">– </text:span>А-А-А-А-А-А!!!</text:p>
      <text:p text:style-name="P54"/>
      <text:p text:style-name="P55">***</text:p>
      <text:p text:style-name="P55"/>
      <text:p text:style-name="P54"><text:soft-page-break/>Две кляксы надо мной сформировались в Рэйнбоу Дэш и Твайлайт Спаркл. Пони озадаченно наблюдали за мной и тихо шушукались.</text:p>
      <text:p text:style-name="P54"><text:span text:style-name="T19">– </text:span>Никогда, слышишь, никогда больше не смей подымать меня...</text:p>
      <text:p text:style-name="P54"><text:span text:style-name="T19">– </text:span>Откуда я знала, что резонансное заклинание так среагирует на...</text:p>
      <text:p text:style-name="P54"><text:span text:style-name="T19">– М</text:span>акс? <text:span text:style-name="T19">– </text:span>пегаска заметила, что я открыл глаза. <text:span text:style-name="T19">– </text:span>Ты в порядке?</text:p>
      <text:p text:style-name="P54">Я издал нечто среднее между брачным рёвом лося и стоном умирающего слона.</text:p>
      <text:p text:style-name="P54"><text:span text:style-name="T19">– </text:span>Я не предполагала, что заклинание магического резонанса нейтрально реагирует только на истинную ткань НАШЕЙ реальности. <text:span text:style-name="T19">– </text:span>зачастила единорожка. <text:span text:style-name="T1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9">– </text:span>Но не магнетрон. <text:span text:style-name="T19">– </text:span>заметила Дэш. <text:span text:style-name="T19">–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9">–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9">– Н</text:span>е умничай! Что ты имеешь ввиду под «крупной энергомагической вспышкой»? <text:span text:style-name="T19">– </text:span>почесала в затылке Эпплджек. <text:span text:style-name="T19">– </text:span>Нам хватит ведра воды, чтоб её потушить?</text:p>
      <text:p text:style-name="P54"><text:span text:style-name="T19">–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9">– </text:span>Конски яблоки! <text:span text:style-name="T19">– </text:span>выругалась Эпплджек. <text:span text:style-name="T19">–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9">– </text:span>Ты хорошо подумала? <text:span text:style-name="T19">– н</text:span>ахмурилась Рэйнбоу Дэш. <text:span text:style-name="T19">– </text:span>В Эквестрии десятки таких городов, как Понивилль! Мы не можем махнуть на них крылом!</text:p>
      <text:p text:style-name="P54"><text:span text:style-name="T19">– </text:span>Тебе-то на Понивилль точно махать! <text:span text:style-name="T19">– </text:span>огрызнулась фермерша. <text:span text:style-name="T19">– Т</text:span>вой дом, поди, не зацепит.</text:p>
      <text:p text:style-name="P54"><text:span text:style-name="T19">– </text:span>Что ты сказала? А ну, повтори? <text:span text:style-name="T19">– </text:span>взвилась пегаска.</text:p>
      <text:p text:style-name="P54"><text:span text:style-name="T19">– </text:span>Не ссорьтесь, девчёнки. <text:span text:style-name="T19">– </text:span>встрял я. <text:span text:style-name="T19">– </text:span>Ничем рисковать не придётся. У меня есть другой вариант.</text:p>
      <text:p text:style-name="P54"><text:span text:style-name="T19">– </text:span>Ась?</text:p>
      <text:p text:style-name="P54"><text:soft-page-break/><text:span text:style-name="T19">– </text:span>Что?</text:p>
      <text:p text:style-name="P54"><text:span text:style-name="T19">– </text:span>Какой? <text:span text:style-name="T19">– </text:span>разом <text:span text:style-name="T19">о</text:span>бернулась ко мне компания.</text:p>
      <text:p text:style-name="P54"><text:span text:style-name="T19">– </text:span>Элементы Гармонии. Ты говорила, <text:span text:style-name="T19">– </text:span>обратился я к Твайлайт, <text:span text:style-name="T19">– </text:span>что их сила на одном уровне с аликорньей.</text:p>
      <text:p text:style-name="P54"><text:span text:style-name="T1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9">– Л</text:span>ягать! <text:span text:style-name="T19">– </text:span>сморщилась Эпплджек. <text:span text:style-name="T19">– </text:span>У меня после ожерелья Честности в башке гудит, как после маковского сидра!</text:p>
      <text:p text:style-name="P54"><text:span text:style-name="T1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9">– </text:span>Рэр, иногда лучше жевать, чем говорить. Вот честно!</text:p>
      <text:p text:style-name="P54"><text:span text:style-name="T19">– </text:span>Как пожелаешь! Макс, <text:span text:style-name="T19">– </text:span>повернулась ко мне единорожка. <text:span text:style-name="T1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9">– </text:span>Они лежали в нагрудном кармане рубашки.</text:p>
      <text:p text:style-name="P54">Твайлайт отвлеклась от доски.</text:p>
      <text:p text:style-name="P54"><text:span text:style-name="T19">–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9">– </text:span>Вот, прибрался малёхо. Но с потолка сажу ещё не успел счистить, там стремянка нужна.</text:p>
      <text:p text:style-name="P54"><text:span text:style-name="T19">– </text:span>Спайки-Вайки, не выкидывай одежду, пожалуйста. В ней должны быть рубины.</text:p>
      <text:p text:style-name="P54"><text:span text:style-name="T19">– </text:span>Какие ещё рубины? <text:span text:style-name="T19">– </text:span>переспросил Спайк и зажевал быстрее.</text:p>
      <text:p text:style-name="P54"><text:span text:style-name="T19">–</text:span> Резонаторные! <text:span text:style-name="T19">–</text:span> холодея, ответил я. <text:span text:style-name="T19">– </text:span>В кармане рубашки должны лежать четыре кристалла.</text:p>
      <text:p text:style-name="P54"><text:span text:style-name="T19">– Э</text:span>мм. Так это были резонаторные рубины? Предупреждать надо! Я думал, это мусор. <text:span text:style-name="T19">– </text:span>дракончик пожал плечами и выплюнул на лапу полтора камешка.</text:p>
      <text:p text:style-name="P29"/>
      <text:p text:style-name="P54">…</text:p>
      <text:p text:style-name="P54"/>
      <text:p text:style-name="P54"><text:span text:style-name="T19">–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9">– К</text:span>акой-то неправильный у Макса смех! <text:span text:style-name="T19">– </text:span>голос Пинки был еле слышен из-под наваленных на меня подушек. <text:span text:style-name="T19">–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9">– </text:span>Макс. Ты сейчас правильный, или нет?</text:p>
      <text:p text:style-name="P54"><text:span text:style-name="T19">– </text:span>Макс, ты как? Тебе уже лучше? <text:span text:style-name="T19">– </text:span>в прямоугольнике появилась голова Рэйнбоу Дэш.</text:p>
      <text:p text:style-name="P54"><text:span text:style-name="T19">– </text:span>Фигурально выражаясь, ты в себе? <text:span text:style-name="T19">– </text:span>вклинилась между ними Твайлайт Спаркл.</text:p>
      <text:p text:style-name="P54"><text:span text:style-name="T19">– </text:span>Столько ругательств на одном дыхании я не слышала даже от бабули, когда она зацепилась за порог и перевернула поднос с пирогами! <text:span text:style-name="T19">–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9">– </text:span>Отпустите. Я уже правильный. <text:span text:style-name="T19">–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oft-page-break/><text:span text:style-name="T19">– </text:span>Не огорчайся, ситуацию можно выправить. <text:span text:style-name="T19">– з</text:span>атараторила Твайлайт. <text:span text:style-name="T1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9">– </text:span>Ага, Твай по «жучкам» специалист! <text:span text:style-name="T19">– з</text:span>аявил Спайк из-за понячих крупов. <text:span text:style-name="T19">– </text:span>Иначе бы мы по уши завязли в долгах за электричество.</text:p>
      <text:p text:style-name="P54"><text:span text:style-name="T19">– </text:span>Спайк!!! Немедленно... <text:s/>сбегай в лавку к Кейкам за выпечкой! Нам всем нужно успокоиться.</text:p>
      <text:p text:style-name="P54"><text:span text:style-name="T19">– </text:span>Уже бегу!</text:p>
      <text:p text:style-name="P54"/>
      <text:p text:style-name="P55">***</text:p>
      <text:p text:style-name="P54"/>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9">– </text:span>Ты точно знаешь, что делаешь? <text:span text:style-name="T19">– </text:span>переспросила Эпплджек. <text:span text:style-name="T19">– </text:span>Мне бы не хотелось, чтоб от Понивилля остались одни головешки.</text:p>
      <text:p text:style-name="P54"><text:span text:style-name="T19">– </text:span>Не беспокойся, всё просчитано. Я уверена, я подчёркиваю, абсолютно уверена в безопасности эксперимента!</text:p>
      <text:p text:style-name="P54"><text:span text:style-name="T19">– </text:span>Ой, чего-то мне нехорошо становится, когда ты так говоришь...</text:p>
      <text:p text:style-name="P54"><text:span text:style-name="T19">–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9">–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17. <text:span text:style-name="T1">Откровение</text:span></text:h>
      <text:p text:style-name="P44">&lt;<text:span text:style-name="T68">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oft-page-break/><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5">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83"> </text:span>покои Луны<text:span text:style-name="T83"> </text:span>через открытые балконные двери<text:span text:style-name="T83">.</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9">– </text:span>А-а-а, ты всё-таки пришёл… <text:span text:style-name="T19">–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9">–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9">–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9">– </text:span>Сожалеем, что не можем убить тебя.</text:p>
      <text:p text:style-name="P54">Обернувшись я встречаюсь с рогом аликорницы, нацеленным мне в грудь.</text:p>
      <text:p text:style-name="P54"><text:span text:style-name="T19">–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9">– </text:span>Но что в Нашей власти — так это вышвырнуть тебя отсюда!</text:p>
      <text:p text:style-name="P54"><text:soft-page-break/>Я снова отступаю. Как я помню, балкон метра три в ширину и без перил. И хоть я осознаю, что это сон, мне страшно до онемения.</text:p>
      <text:p text:style-name="P54"><text:span text:style-name="T19">–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9">– </text:span>Кимеринн погиб, чтобы ты жил.</text:p>
      <text:p text:style-name="P54">Шаг назад.</text:p>
      <text:p text:style-name="P54"><text:span text:style-name="T19">– </text:span>Сел осталась без магии и развоплотилась из-за тебя.</text:p>
      <text:p text:style-name="P54">Шаг назад.</text:p>
      <text:p text:style-name="P54"><text:span text:style-name="T19">– </text:span>Столько надежд впустую.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44"/>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3">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9">– </text:span>Ты ведь вернёшься? Не говори им, что увидел там! <text:span text:style-name="T19">– </text:span>жеребёнок машет в сторону экрана. Её голос слышится глухо, как через подушку.</text:p>
      <text:p text:style-name="P54">Я киваю ей в ответ. Мне понятно, почему.</text:p>
      <text:p text:style-name="P54"><text:soft-page-break/><text:span text:style-name="T19">– </text:span>Как тебя зовут, малышка? Я постараюсь найти тебя. Может быть, ещё не поздно.</text:p>
      <text:p text:style-name="P54">Пегаска приветственно машет копытом.</text:p>
      <text:p text:style-name="P29"><text:span text:style-name="T52">– </text:span><text:span text:style-name="T41">Шейла! Шейла Блюскай! И я уже не малышка! </text:span><text:span text:style-name="T52">– </text:span><text:span text:style-name="T41">она тычет в кьютимарку в виде ластика, стирающего тучу. </text:span><text:span text:style-name="T19">&lt;</text:span>Макс находит её в Терре по кьютимарке на рюкзаке<text:span text:style-name="T19">&gt;</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8"/>
      <text:p text:style-name="P55">***</text:p>
      <text:p text:style-name="P55"/>
      <text:p text:style-name="P1"><text:span text:style-name="T19">–</text:span> <text:span text:style-name="T1">Макс? </text:span>Вставай! <text:span text:style-name="T1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9">–</text:span> Твайлайт? <text:span text:style-name="T19">–</text:span> Взгляд сфокусировался на лавандовой единорожке, озабоченно осматривающей меня и продолжающей массаж области сердца.</text:p>
      <text:p text:style-name="P1"><text:span text:style-name="T19">–</text:span> Мне не понравился цвет твоей мордочки <text:span text:style-name="T45">— </text:span><text:span text:style-name="T1">т</text:span>ы стал слишком бледный. Я решила прервать <text:span text:style-name="T1">заклинание</text:span>. Как ты себя…</text:p>
      <text:p text:style-name="P1"><text:span text:style-name="T56">–</text:span><text:span text:style-name="T45"> … чувствуешь, дорогая Рэрити?! Я могу чем-нибудь помочь? Вот, выпей воды! </text:span><text:span text:style-name="T56">–</text:span><text:span text:style-name="T45">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9">– </text:span>Ну что? Увидел что-нибудь, сахарок?</text:p>
      <text:p text:style-name="P54">Пони уставились на меня с надеждой.</text:p>
      <text:p text:style-name="P54"><text:span text:style-name="T19">– </text:span>Да.</text:p>
      <text:p text:style-name="P54">Откровение давило на психику как тонна кирпичей. Я не знал, что им сказать. Я не мог.</text:p>
      <text:p text:style-name="P54"><text:span text:style-name="T19">– П</text:span>ревосходно!</text:p>
      <text:p text:style-name="P54"><text:span text:style-name="T19">– </text:span>Это просто супер-дупер-здоровски-потрясно!</text:p>
      <text:p text:style-name="P54"><text:span text:style-name="T19">– </text:span>Йей!</text:p>
      <text:p text:style-name="P54"><text:span text:style-name="T19">– </text:span>Ю-ху!</text:p>
      <text:p text:style-name="P54"><text:span text:style-name="T19">– О</text:span>фигенно! Мы победили! Макс, ты молодец!</text:p>
      <text:p text:style-name="P54"><text:span text:style-name="T19">– </text:span>Замечательно! Секундочку, я приготовлю дневник…</text:p>
      <text:p text:style-name="P54">Восторг пони постепенно сменился ожиданием. Я молчал.</text:p>
      <text:p text:style-name="P54"><text:span text:style-name="T19">– </text:span>Э-м-м? И что же ты увидел? <text:span text:style-name="T19">– </text:span>не выдержала Твайлайт.</text:p>
      <text:p text:style-name="P54"><text:span text:style-name="T19">– </text:span>Я… не могу сказать.</text:p>
      <text:p text:style-name="P54">Ожидание сменилось недоумением. Рэйнбоу Дэш насмешливо скривила губы.</text:p>
      <text:p text:style-name="P54"><text:span text:style-name="T19">– </text:span>Да ладно! Кончай прикалываться, мы же ждём! Шутка зачлась!</text:p>
      <text:p text:style-name="P54"><text:span text:style-name="T19">– </text:span>Не могу!!!</text:p>
      <text:p text:style-name="P54"/>
      <text:p text:style-name="P54">…</text:p>
      <text:p text:style-name="P54"/>
      <text:p text:style-name="P54">Молчание прервала Эпплджек.</text:p>
      <text:p text:style-name="P54"><text:soft-page-break/><text:span text:style-name="T19">– </text:span>Сахарок, с тобой всё в порядке?</text:p>
      <text:p text:style-name="P54">Дэш подошла ко мне вплотную, обняла мою голову и прижалась нос к носу.</text:p>
      <text:p text:style-name="P54"><text:span text:style-name="T19">– </text:span>Макс, ты чего? <text:span text:style-name="T19">– </text:span>прошептала она. <text:span text:style-name="T19">– </text:span>Тебя во сне кто-то заколдовал? Мигни мне правым глазом, если да.</text:p>
      <text:p text:style-name="P54">Я высвободился из объятий пегаски.</text:p>
      <text:p text:style-name="P54"><text:span text:style-name="T19">– </text:span>Со мной всё в порядке. <text:span text:style-name="T19">– </text:span>объявил я. <text:span text:style-name="T19">–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9">– </text:span>Конски яблоки! Вот это поворот! А мне так хотелось узнать, что за нечисть тут орудует!</text:p>
      <text:p text:style-name="P54"><text:span text:style-name="T1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9">– </text:span>Рэр, отвали!</text:p>
      <text:p text:style-name="P54"><text:span text:style-name="T19">– </text:span>Оу, какие страсти! Ладно-ладно, не сердись, дорогая, не мешаю!</text:p>
      <text:p text:style-name="P54"><text:span text:style-name="T1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9">–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9">– </text:span>Стойте!</text:p>
      <text:p text:style-name="P54">Твайлайт подняла вверх копыто, призывая к тишине. Потом откуда-то из дальнего шкафа к ней приплыла “Основы заклятий<text:span text:style-name="T19">” Стар Свирла. </text:span>Единорожка нацепила очки и принялась перелистывать книгу, бормоча под нос названия глав.</text:p>
      <text:p text:style-name="P54"><text:span text:style-name="T19">– </text:span>Ага, вот! Нашла! Макс прав! В «Заклинании Последнего Шанса» есть такое! <text:span text:style-name="T19">– </text:span>единорожка принялась зачитывать отрывок.</text:p>
      <text:p text:style-name="P54">…</text:p>
      <text:p text:style-name="P54">«<text:span text:style-name="T2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1">и </text:span><text:span text:style-name="T21">слишком громко думать. И сообщить способ спасения — означает его разрушить.</text:span>»</text:p>
      <text:p text:style-name="P54">…</text:p>
      <text:p text:style-name="P54"><text:span text:style-name="T19">– </text:span>Ты хочешь сказать, если Макс нам сообщит, в чём причина всей этой фигни, мы не сможем её исправить? <text:span text:style-name="T19">– </text:span>Дэш повернулась ко мне. <text:span text:style-name="T19">–</text:span> А как мы её исправим, если не будем знать, что исправлять? Хренотень какая-то!</text:p>
      <text:p text:style-name="P54">Пегаска сжала голову копытами.</text:p>
      <text:p text:style-name="P54"><text:span text:style-name="T19">–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9">– </text:span>Предположим, в коробке заперт кот. <text:span text:style-name="T19">– н</text:span>арисованный кот упирался лапами в крышку коробки, явно пытаясь выбраться.</text:p>
      <text:p text:style-name="P54"><text:span text:style-name="T19">– </text:span><text:span text:style-name="T83">Допустим, кот бессмертен. Также допустим, что кот з</text:span>аколдован<text:span text:style-name="T83"> </text:span>отложенным <text:span text:style-name="T83">заклятие</text:span>м<text:span text:style-name="T83"> Стирания, которое сработает, если кто-то откроет ящик</text:span>. <text:span text:style-name="T83">То есть, п</text:span>ри открытии<text:span text:style-name="T83"> ящик</text:span>а<text:span text:style-name="T83"> кот исчезнет из </text:span>бытия<text:span text:style-name="T83"> </text:span>— его нет, и никогда не было.</text:p>
      <text:p text:style-name="P54"><text:soft-page-break/><text:span text:style-name="T19">– </text:span>Бедный котик. <text:span text:style-name="T19">– </text:span>прошептала Флаттершай.</text:p>
      <text:p text:style-name="P54">Я насторожился, услышав знакомое заклинание.</text:p>
      <text:p text:style-name="P54"><text:span text:style-name="T19">– </text:span>Стой! Откуда тебе известно про заклинание Стирания?</text:p>
      <text:p text:style-name="P54"><text:span text:style-name="T1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9">Магическо</text:span>м<text:span text:style-name="T19"> </text:span>В<text:span text:style-name="T19">естник</text:span>е», а профессор Шротингер построил на её базе свой мысленный эксперимент.</text:p>
      <text:p text:style-name="P54"><text:span text:style-name="T19">– </text:span>Гм. Ну ладно, продолжай.</text:p>
      <text:p text:style-name="P54"><text:span text:style-name="T19">– </text:span>Так вот, по условию эксперимента известно, что вероятность того, что кто-то откроет ящик, ненулевая.</text:p>
      <text:p text:style-name="P54"><text:span text:style-name="T19">– </text:span>И что это означает, дорогая? <text:span text:style-name="T19">– </text:span>спросила Рэрити.</text:p>
      <text:p text:style-name="P54"><text:span text:style-name="T19">– </text:span>Это значит, что кто-нибудь когда-нибудь обязательно откроет его.</text:p>
      <text:p text:style-name="P54"><text:span text:style-name="T19">– </text:span>У меня щас башка лопнет! <text:span text:style-name="T19">– </text:span>пожаловалась Дэш. <text:span text:style-name="T19">– </text:span>Так всё-таки, когда этот грёбаный ящик откроют?</text:p>
      <text:p text:style-name="P54"><text:span text:style-name="T1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9">–</text:span> То есть, ты хочешь сказать, что мы все — навроде этого кота, а Макс боится открыть ящик? Чтоб мы не исчезли окончательно?</text:p>
      <text:p text:style-name="P54"><text:span text:style-name="T19">–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9">– </text:span>Лягать! <text:span text:style-name="T19">– </text:span>выругалась Дэш. <text:span text:style-name="T19">– </text:span>Значит, наши усилия по доставке резонаторов пошли лесом.</text:p>
      <text:p text:style-name="P54"><text:span text:style-name="T19">–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9">– </text:span>Тихо! Спайк, будь добр, сбегай к Кейкам за выпечкой. Нам надо успокоиться. Макс, хоть про Селестию ты нам можешь рассказать?</text:p>
      <text:p text:style-name="P54"><text:span text:style-name="T19">– </text:span>Могу. <text:span text:style-name="T19">– </text:span>пожал плечами я. <text:span text:style-name="T19">– </text:span>Она в моём мире. Но не спрашивайте меня, как её вернуть — я не знаю.</text:p>
      <text:p text:style-name="P54"><text:span text:style-name="T19">– А </text:span>как ты узнал… <text:span text:style-name="T19">– </text:span>начала было единорожка, но её перебил напряжённый голос Спайка.</text:p>
      <text:p text:style-name="P54"><text:span text:style-name="T19">– </text:span>Твай! <text:span text:style-name="T19">– </text:span>дракончик стоял в дверях спиной к нам. <text:span text:style-name="T19">– </text:span>У нас гости.</text:p>
      <text:p text:style-name="P54">Спайк попятился назад. Дверь широко растворилась и в библиотеку вошла Луна.</text:p>
      <text:p text:style-name="P54"/>
      <text:h text:style-name="Heading_20_2" text:outline-level="2"><text:soft-page-break/>18.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9">– </text:span>Макс,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9">– </text:span>Не так быстро, Рэйнбоу Дэш! <text:span text:style-name="T19">– </text:span>ледяным голосом Луны можно было нарезать воду кубиками для мартини. <text:span text:style-name="T19">– </text:span>Нам есть о чём поговорить с приматом!</text:p>
      <text:p text:style-name="P54">Мы с пегаской застыли в синем левитационном поле и поплыли к Луне.</text:p>
      <text:p text:style-name="P54"><text:span text:style-name="T19">–</text:span> Нет-нет-нет, постойте! <text:span text:style-name="T19">–</text:span> заявила вдруг Твайлайт. <text:span text:style-name="T19">–</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9">–</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9">–</text:span> Мне очень жаль, Ваше Высочество, но Селестия назначила Макса МОИМ руководителем, и этот приказ НИКТО не отменял! Он МОЙ! <text:span text:style-name="T19">&lt;</text:span><text:span text:style-name="T33">Добавить в главы с Твайлайт её попытки заигрывания с Максом</text:span><text:span text:style-name="T19">&gt;</text:span></text:p>
      <text:p text:style-name="P54">В голосе лавандовой единорожки звучал металл. Мы опять полетели к Твайлайт.</text:p>
      <text:p text:style-name="P54"><text:span text:style-name="T19">–</text:span> ДОВОЛЬНО! НАМ НАДОЕЛА ЭТА НЕПОКОРНОСТЬ! ПОЗНАЙ ГНЕВ ПРИНЦЕССЫ НОЧИ!!!</text:p>
      <text:p text:style-name="P54"><text:span text:style-name="T19">–</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9">–</text:span> Ай, бля! <text:span text:style-name="T19">–</text:span> в последний момент чей-то луч отрикошетил от магического поля и впился мне в лодыжку. Нога моментально онемела.</text:p>
      <text:p text:style-name="P54"><text:span text:style-name="T19">–</text:span> Не волнуйся, это парализующий луч. Твай таким махалась с Трикси. Пройдёт через полчаса. <text:span text:style-name="T19">–</text:span> успокоил меня дракончик.</text:p>
      <text:p text:style-name="P54"><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9">– </text:span>Не вынуждай Нас идти на крайние меры! <text:span text:style-name="T19">– </text:span>отдувалась Луна. <text:span text:style-name="T1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9">– В</text:span>есьма прискорбно, Ваше Высочество, но вынуждена отказать! <text:span text:style-name="T19">– </text:span>переводила дыхание Твайлайт.<text:span text:style-name="T19"> –</text:span> Исключительно по субординационным причинам! Приказ Её Дневного Высочества имеет более высокий приоритет над Вашим!</text:p>
      <text:p text:style-name="P54"><text:span text:style-name="T19">– </text:span>Тогда найди Нам это твоё Дневное Высочество! <text:span text:style-name="T19">– </text:span>взвыла Луна. <text:span text:style-name="T19">– </text:span>В отсутствие Дневной Главы Диархии все дела ведёт Ночная!!!</text:p>
      <text:p text:style-name="P54"><text:span text:style-name="T1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9">– </text:span>Дискордова бюрократия! <text:span text:style-name="T19">– </text:span>буркнула аликорница. <text:span text:style-name="T19">–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9">– О</text:span>хренеть! <text:span text:style-name="T19">– </text:span>чертыхнулся Спайк. <text:span text:style-name="T19">– </text:span><text:s/>Твай, она создаёт сферу стихий!</text:p>
      <text:p text:style-name="P54"><text:span text:style-name="T19">– </text:span>Вижу! <text:span text:style-name="T19">– </text:span>донёсся голос единорожки из-под потолка. <text:span text:style-name="T19">– </text:span>Задействовала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9">– </text:span>Эмм, это что-то новенькое, я такого заклинания вообще не знаю. <text:span text:style-name="T19">– </text:span>почесал в затылке Спайк. <text:span text:style-name="T1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9">– </text:span>Погоди. У меня есть вариант получше.</text:p>
      <text:p text:style-name="P54">Я вылез из-под шкафа и попрыгал на одной ноге в центр зала.</text:p>
      <text:p text:style-name="P54"><text:span text:style-name="T19">– </text:span>Стойте! Прекратите! Да остановитесь же!!!</text:p>
      <text:p text:style-name="P54">Аликорница и шестёрка уставились на меня.</text:p>
      <text:p text:style-name="P54"><text:span text:style-name="T1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9">– </text:span>Ты так говоришь, как будто непричастен к исчезновению Сестры! <text:span text:style-name="T19">– </text:span>к Луне вернулась властная интонация, но фиолетовый шар перестал расти. <text:span text:style-name="T19">– </text:span>Мы не верим тебе! Если попробуешь обмануть Нас и скрыться, даже Тартар покажется тебе курортом!</text:p>
      <text:p text:style-name="P54"><text:span text:style-name="T1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9">– </text:span>Как ты её назвал? <text:span text:style-name="T19">– </text:span>отвалилась челюсть у аликорницы.</text:p>
      <text:p text:style-name="P54"><text:span text:style-name="T19">– </text:span>Эмм, мне неудобно вмешиваться, но вынуждена вас перебить. <text:span text:style-name="T19">– </text:span>встряла Твайлайт. <text:span text:style-name="T19">– </text:span>Это было экспериментальное заклинание. Локальная заморозка времени. Я, эмм, не предусмотрела возможности его отмены…</text:p>
      <text:p text:style-name="P54"><text:span text:style-name="T19">– </text:span>Что? <text:span text:style-name="T19">–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text:soft-page-break/>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9">–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9">– </text:span>Что тут случилось? Почему все висят в воздухе? И всё вот это?</text:p>
      <text:p text:style-name="P54">Голос Спайка откуда-то из подвала ответил:</text:p>
      <text:p text:style-name="P54"><text:span text:style-name="T19">– </text:span>Потому что Твайлайт остановила время. В радиусе девяти метров, как мне кажется. Или десяти.</text:p>
      <text:p text:style-name="P54"><text:span text:style-name="T19">– </text:span>В двенадцати с половиной. <text:span text:style-name="T19">– </text:span>донёсся голос Твайлайт сверху. <text:span text:style-name="T1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9">– Н</text:span>Е ВЗДУМАЙ СЧИТАТЬ СЕБЯ ПОБЕДИТЕЛЬНИЦЕЙ! <text:span text:style-name="T19">– </text:span>загремело у меня в мозгу, в обоих сознаниях сразу. <text:span text:style-name="T1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9">–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9">–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9">– </text:span>Эмм, я вам подхожу?</text:p>
      <text:p text:style-name="P54"><text:span text:style-name="T19">– </text:span>КТО ТЫ?</text:p>
      <text:p text:style-name="P54"><text:span text:style-name="T19">– </text:span>Эмм, Лира Хартстрингс, единорог. Я не то, чтобы маг, моя специализация — музыка…</text:p>
      <text:p text:style-name="P54"><text:soft-page-break/><text:span text:style-name="T19">– </text:span>ГОДИТСЯ! ТЫ ВИДИШЬ ТОЧКУ СИНГУЛЯРНОСТИ?</text:p>
      <text:p text:style-name="P54"><text:span text:style-name="T19">– </text:span>Эмм?</text:p>
      <text:p text:style-name="P54">Голос Спайка пояснил:</text:p>
      <text:p text:style-name="P54"><text:span text:style-name="T19">– </text:span>Вон та яркая искорка над лестницей, у которой вся картинка искривляется.</text:p>
      <text:p text:style-name="P54"><text:span text:style-name="T19">– </text:span>Да! Вижу.</text:p>
      <text:p text:style-name="P54"><text:span text:style-name="T19">– </text:span>ТЕПЕРЬ ЛЕВИТИРУЙ ПРИМАТА В ТОЧКУ СИНГУЛЯРНОСТИ.</text:p>
      <text:p text:style-name="P54"><text:span text:style-name="T19">– </text:span>Чего?!! <text:span text:style-name="T19">– </text:span>возопило моё малое сознание.</text:p>
      <text:p text:style-name="P54"><text:span text:style-name="T19">– </text:span>Эмм… Зачем?</text:p>
      <text:p text:style-name="P54"><text:span text:style-name="T1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9"> </text:span>НЕ ВОЛНУЙСЯ, ДВУНОГИЙ, ТЕБЕ ЭТО НЕ ПОВРЕДИТ.</text:p>
      <text:p text:style-name="P54"><text:span text:style-name="T19">– </text:span>Вы даёте слово, что человеку не будет причинён вред? <text:span text:style-name="T19">– </text:span>голос Лиры обрёл непривычную твёрдость.</text:p>
      <text:p text:style-name="P54"><text:span text:style-name="T19">– </text:span>КАК ТЫ СМЕЕШЬ СОМНЕВАТЬСЯ В НАС, СВОЕЙ ПРИНЦЕССЕ?</text:p>
      <text:p text:style-name="P54"><text:span text:style-name="T19">– Я </text:span>не сомневаюсь в вас, Ваше Высочество… Потому и требую слова!</text:p>
      <text:p text:style-name="P54"><text:span text:style-name="T1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9">– </text:span>Ну, блядь, спасибо! <text:span text:style-name="T19">– </text:span>подумал я.</text:p>
      <text:p text:style-name="P54"><text:span text:style-name="T1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9">–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9">– </text:span>Проклятье! Тебе только Кэйдэнс осталось обрыгать для полной коллекции! <text:span text:style-name="T19">–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9">– </text:span>Так шта не так уж сильно мы и погудели с братюней на прошлый Канун горящего очага! <text:span text:style-name="T19">– </text:span>пробормотала Эпплджек, схватившись за голову. <text:span text:style-name="T19">–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oft-page-break/><text:span text:style-name="T19">– </text:span>Итак, Мы ждём <text:span text:style-name="T19">– а</text:span>ликорница смотрела на меня выжидающе. <text:span text:style-name="T19">–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9">– </text:span>Давай по-порядку. <text:span text:style-name="T19">– о</text:span>становила меня Луна. <text:span text:style-name="T19">–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9">– Ч</text:span>то? Остатки магии? <text:span text:style-name="T1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9">– </text:span>Мы проследили её сновидение до магической вспышки. <text:span text:style-name="T19">– п</text:span>одтвердила Луна. Её взгляд сверлил меня, улавливая малейшие изменения мимики. <text:span text:style-name="T19">–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9">– </text:span>Теперь ты понимаешь, почему Мы виним тебя в развоплощении сестры?</text:p>
      <text:p text:style-name="P54"><text:span text:style-name="T19">– </text:span>Да. Но послушай… Я не могу рассказать всё. <text:span text:style-name="T19">– </text:span>осторожно, как по горячим углям, начал я. <text:span text:style-name="T19">– </text:span>Это может натворить большую беду.</text:p>
      <text:p text:style-name="P54">Луна пристально взглянула на меня и понимающе склонила голову.</text:p>
      <text:p text:style-name="P54"><text:span text:style-name="T19">– </text:span>Мы знаем, иногда так бывает. Продолжай.</text:p>
      <text:p text:style-name="P54"><text:span text:style-name="T1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9">– </text:span>Да, помним.</text:p>
      <text:p text:style-name="P54"><text:span text:style-name="T1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9">–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oft-page-break/><text:span text:style-name="T1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9">– </text:span>Ты что-то недоговариваешь. <text:span text:style-name="T19">– </text:span>шепнула она почти ласково. <text:span text:style-name="T1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9">– … </text:span>а <text:span text:style-name="T19">М</text:span>арк Ботвиний-младший упоминал в «Энциклопедии Арканум» о древнем божестве К<text:span text:style-name="T19">'</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9">– </text:span>Достаточно, Твайлайт. <text:span text:style-name="T19">– </text:span>остановила единорожку Луна. <text:span text:style-name="T1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9">– </text:span>Да, это может сработать. <text:span text:style-name="T19">– </text:span>кивнула Луна. <text:span text:style-name="T19">–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9">– </text:span>Разумеется, я помогу вам! <text:span text:style-name="T19">– </text:span>воскликнула Твайлайт с энтузиазмом. <text:span text:style-name="T19">– </text:span>У меня же есть опыт, хоть и не очень удачный.</text:p>
      <text:p text:style-name="P54">Луна сморщила нос при этих словах, но всё же кивнула.</text:p>
      <text:p text:style-name="P54"><text:span text:style-name="T1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9">– </text:span>Я приглашу их. Они не откажутся.</text:p>
      <text:p text:style-name="P54"><text:span text:style-name="T19">– </text:span>Что ж, ещё одной проблемой меньше. Теперь нужно решить, как найти Сел. Кто-то должен отправиться за ней.</text:p>
      <text:p text:style-name="P54"><text:span text:style-name="T19">– </text:span>Это, разумеется, буду я. <text:span text:style-name="T19">– п</text:span>ожал плечами я. <text:span text:style-name="T19">– Р</text:span>азумная пони там и шагу не сделает без того, чтобы не попасть в лабораторию к учёным или военным.</text:p>
      <text:p text:style-name="P54"><text:span text:style-name="T19">– </text:span>А если…</text:p>
      <text:p text:style-name="P54"><text:span text:style-name="T19">– </text:span>А если она прикинется неразумной, <text:span text:style-name="T19">– </text:span>предвосхитил я вопрос единорожки, <text:span text:style-name="T1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9">– </text:span>Остаётся ещё одна проблема. <text:span text:style-name="T19">– </text:span>тихо сказала аликорница. <text:span text:style-name="T1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oft-page-break/><text:span text:style-name="T19">– </text:span>Я попробую подыскать подходящие заклинания для работы с флорой. <text:span text:style-name="T19">– </text:span>загорелась научным рвением Твайлайт. <text:span text:style-name="T19">–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9">– </text:span>Почему ты так опасаешься гибели Селестии? <text:span text:style-name="T19">– </text:span>наконец спросил я аликорницу. <text:span text:style-name="T19">– </text:span>Ведь вы бессмертны. Рано или поздно твоя сестра вернётся к тебе, как ты вернулась к ней через тысячу лет заточения.</text:p>
      <text:p text:style-name="P54"><text:span text:style-name="T19">– </text:span>Ха! <text:span text:style-name="T19">– </text:span>с горечью отозвалась Луна. <text:span text:style-name="T1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9">– </text:span>Почему же ты не смогла найти меня с его помощью?</text:p>
      <text:p text:style-name="P54">Аликорница смутилась.</text:p>
      <text:p text:style-name="P54"><text:span text:style-name="T1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9">– </text:span>Да уж, успех тотальный. <text:span text:style-name="T19">– </text:span>скептически отозвался я, прислушиваясь к звукам уборки. <text:span text:style-name="T19">– </text:span>Я бы и сам к тебе заявился с результатами эксперимента, дай ты мне пару дней времени.</text:p>
      <text:p text:style-name="P54"><text:span text:style-name="T19">– </text:span>Как бы то ни было, <text:span text:style-name="T19">– </text:span>поджала губы Луна, <text:span text:style-name="T19">–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9">– </text:span>У нас было достаточно плодотворное сотрудничество. <text:span text:style-name="T19">– </text:span>осторожно начал я. <text:span text:style-name="T19">– </text:span>Хотя основную часть работы сделал я, Дэш и Твайлайт.</text:p>
      <text:p text:style-name="P54"><text:span text:style-name="T19">– </text:span>Неудивительно! <text:span text:style-name="T19">– </text:span>фыркнула Луна. <text:span text:style-name="T19">– </text:span>в<text:span text:style-name="T19"> </text:span>этом — вся Сел. Сестра, в отличие от Нас, всегда норовит спихнуть тяжёлую задачу на кого-нибудь другого!</text:p>
      <text:p text:style-name="P54"><text:span text:style-name="T19">– </text:span>А также совместить приятное с полезным. <text:span text:style-name="T19">– </text:span>не удержался я.</text:p>
      <text:p text:style-name="P49">Луна бросила на меня тяжёлый взгляд.</text:p>
      <text:p text:style-name="P52"><text:span text:style-name="T25">–</text:span> Вот это вряд ли! Сел охладела к сексу ещё до Нашей ссылки. И, насколько Нам известно, за время Нашего отсутствия её предпочтения в <text:span text:style-name="T19"><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24">–</text:span> Тогда зачем она..?</text:p>
      <text:p text:style-name="P49"><text:soft-page-break/><text:span text:style-name="T24">–</text:span> Дала тебе? <text:span text:style-name="T24">–</text:span> цинично завершила мой вопрос Луна. <text:span text:style-name="T2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25">–</text:span> А другие? Они тоже… давали мне потому, что считали меня последним шансом?</text:p>
      <text:p text:style-name="P52">У аликорницы отвалилась челюсть.</text:p>
      <text:p text:style-name="P52"><text:span text:style-name="T25">–</text:span> Другие? Кто ещё?<text:span text:style-name="T19"> </text:span>С кем ещё у тебя были… отношения?</text:p>
      <text:p text:style-name="P49"><text:span text:style-name="T24">–</text:span> С Рэйнбоу Дэш <text:span text:style-name="T24">–</text:span> ответил я несчастным голосом. <text:span text:style-name="T24">–</text:span> И, может быть, с Пинки.</text:p>
      <text:p text:style-name="P49"><text:span text:style-name="T24">–</text:span> А ты живчик. <text:span text:style-name="T24">–</text:span> удивлённо заметила Луна и нахмурилась. <text:span text:style-name="T24">–</text:span> Нет, про цель твоего пребывания тут известно только Нам, Сел, Дискорду и Твайлайт. Остальные действуют по своей воле и предпочтениям.</text:p>
      <text:p text:style-name="P49">Аликорница фыркнула.</text:p>
      <text:p text:style-name="P49"><text:span text:style-name="T24">– </text:span><text:span text:style-name="T7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9">– </text:span>Макс, ты в порядке? <text:span text:style-name="T19">– </text:span>на балкон заглянула Дэш. <text:span text:style-name="T19">–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9">– </text:span>Спасибо, Дэш. Ты настоящий друг.</text:p>
      <text:p text:style-name="P54"><text:span text:style-name="T19">– </text:span>Сначала нам нужно вернуться в Кантерлот. <text:span text:style-name="T19">– п</text:span>рервала нас Луна. <text:span text:style-name="T19">–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9">– </text:span>Если отменить праздник, начнутся волнения. <text:span text:style-name="T19">– </text:span>ответила Луна на мой не заданный вопрос. <text:span text:style-name="T1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8"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9">– </text:span>Да что ж такое творится-то! Ни в жисть не поверю, чтоб в Кантерлоте пустые дома были! <text:span text:style-name="T19">– </text:span>заявила Эпплджек. <text:span text:style-name="T1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9">– </text:span>Какая жалость, что это всё из-за вампирского мира! <text:span text:style-name="T19">– </text:span>пробормотала Рэрити. <text:span text:style-name="T19">– </text:span>Самое время покупать землю под бутик.</text:p>
      <text:p text:style-name="P54"><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9">– </text:span>Макс, ты тут? <text:span text:style-name="T19">–</text:span>Дэш просунула нос в дверь, не дожидаясь отклика. <text:span text:style-name="T19">– </text:span>Ага, вот ты где! Я с тобой!</text:p>
      <text:p text:style-name="P54">Она швырнула перемётные сумки мне на постель и пошла к выходу.</text:p>
      <text:p text:style-name="P54"><text:span text:style-name="T19">– </text:span>Ну, чего застрял? Пошли скорее, а то на хавчик опоздаем! <text:span text:style-name="T19">–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4">…</text:p>
      <text:p text:style-name="P44"/>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9">– </text:span>Располагайтесь. <text:span text:style-name="T19">–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9">–</text:span> всхлипула Дэш.</text:p>
      <text:p text:style-name="P54"><text:span text:style-name="T19">– </text:span>Ну что же вы? Присаживайтесь. <text:span text:style-name="T19">– </text:span>вновь пригласила Луна. <text:span text:style-name="T19">–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9">одной</text:span> подушки. </text:p>
      <text:p text:style-name="P54"><text:span text:style-name="T19">– </text:span>Мы узнали у шеф-повара сестры о твоих кулинарных предпочтениях. <text:span text:style-name="T19">– у</text:span>лыбнулась мне Луна. <text:span text:style-name="T1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9">– </text:span>А ты первая на моей памяти лошадь, умеющая магичить.</text:p>
      <text:p text:style-name="P54">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4">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3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text:soft-page-break/></text:p>
      <text:p text:style-name="P45">***</text:p>
      <text:p text:style-name="P44"/>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text:soft-page-break/>–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80">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text:soft-page-break/>–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80">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8">усесться поудобнее там, где стоишь, и слушать-слушать-слушать (танцевать?)</text:span>.</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9">д</text:span>ЕсЬ БЫл <text:span text:style-name="T90">д</text:span>ИскОр<text:span text:style-name="T88">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4"/>
      <text:p text:style-name="P55">***</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91"></text:span><text:span text:style-name="T92"> сидел, прислонившись к стенке. Оранжевая лампочка по прежнему горела на налобнике.</text:span></text:p>
      <text:p text:style-name="P54"><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text:soft-page-break/>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text:soft-page-break/>– <text:span text:style-name="T93">Зафиксирована опасная ситуация. Сознание пациента </text:span><text:span text:style-name="T94">&lt;</text:span><text:span text:style-name="T93">Селестия</text:span><text:span text:style-name="T94">&gt;</text:span><text:span text:style-name="T93"> не регистрируется. Активируется протокол экстренной эвакуации пациента </text:span><text:span text:style-name="T94">&lt;</text:span><text:span text:style-name="T93">Селестия</text:span><text:span text:style-name="T94">&gt;</text:span><text:span text:style-name="T93"> к </text:span><text:span text:style-name="T94">&lt;</text:span><text:span text:style-name="T93">Луна</text:span><text:span text:style-name="T94">&gt;</text:span><text:span text:style-name="T93">.</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0. <text:span text:style-name="T1">Осколки</text:span></text:h>
      <text:p text:style-name="P83">Electric Light Orchestra – Sorrow about to fall</text:p>
      <text:p text:style-name="P54">Скалу ощутимо тряхнуло. Грибной суп выплеснулся из супницы на стол.</text:p>
      <text:p text:style-name="P54"><text:soft-page-break/>–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9">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text:soft-page-break/>–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4"/>
      <text:p text:style-name="P54"/>
      <text:p text:style-name="P54"/>
      <text:p text:style-name="P54"/>
      <text:p text:style-name="P54"/>
      <text:p text:style-name="P54"/>
      <text:p text:style-name="P54"/>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9">,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44"><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4">Сумерки укутывали землю пушистым одеялом. Мы сидели на парковой дорожке, выходящей к обрыву, и любовались проплывающим внизу лесом.</text:p>
      <text:p text:style-name="P54">…</text:p>
      <text:p text:style-name="P1"><text:span text:style-name="T52">–</text:span><text:span text:style-name="T41"> Ну хорошо, а кто вами правит? Аликорн? Драконикус? Какой-нибудь человек с рогом во лбу? Или у вас нет правителя?</text:span></text:p>
      <text:p text:style-name="P38"><text:span text:style-name="T19">–</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text:soft-page-break/>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Макс.</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2"><text:span text:style-name="T19">~~~ </text:span>Человек Макс <text:span text:style-name="T19">~~~</text:span></text:p>
      <text:p text:style-name="P72">Паспорт гражданина Эквестрии</text:p>
      <text:p text:style-name="P71">Выдан человеку Максу</text:p>
      <text:p text:style-name="P7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text:soft-page-break/>Именем правительства Эквестрии призываем оказывать предъявителю сего всю возможную помощь и содействие.</text:p>
      <text:p text:style-name="P34">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5">~~~~~</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text:soft-page-break/>–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text:span text:style-name="T27">«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39">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5">~~~~~</text:p>
      <text:p text:style-name="P45"/>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text:soft-page-break/>–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9">&lt;</text:span><text:span text:style-name="T33">Описать нарастание депрессивных мыслей от описанных случая к случаю</text:span><text:span text:style-name="T19">&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45">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text:soft-page-break/>– Есть ещё один способ. Ты его знаешь, <text:span text:style-name="T3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9">!</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3">Макс не вернётся, Дискорд Луну не получит</text:span>&gt;</text:p>
      <text:p text:style-name="P19"/>
      <text:p text:style-name="P45">~~~~~</text:p>
      <text:p text:style-name="P19">&lt;<text:span text:style-name="T34">Макс и ко появляются на Терре со сдвигом по времени (как и Кимеринн)?</text:span>&gt;</text:p>
      <text:p text:style-name="P91"><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text:soft-page-break/>21. <text:span text:style-name="T1">Терра</text:span></text:h>
      <text:h text:style-name="P159" text:outline-level="3">Воскресение</text:h>
      <text:p text:style-name="P49">&lt;<text:span text:style-name="T9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3">— феерия эмоций наполняла меня во время пребывания в ярком нескладном мире, что остался позади. </text:span><text:span text:style-name="T46">Я тогда как будто вынырнул из трясины и начал дышать, ощущая каждой своей клеточкой полную гамму чувств и оттенков жизни. Но у</text:span><text:span text:style-name="T4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27">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9">,</text:span><text:span text:style-name="T1"> </text:span><text:span text:style-name="T65">Jack of Hearts! </text:span><text:span text:style-name="T1">Давно так не веселился. – вытер слёзы смеха Дискорд. –</text:span><text:span text:style-name="T65">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text:soft-page-break/>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8">***</text:p>
      <text:p text:style-name="P57"/>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95">Michael Jackson — Get out of my mind</text:span>&gt;</text:p>
      <text:p text:style-name="P1">Административная консоль приветственно мигнула зелёным шрифтом. Я поправил микрофон.</text:p>
      <text:p text:style-name="P1"><text:span text:style-name="T45">– </text:span>Привет, Нэш. Это Анон.</text:p>
      <text:p text:style-name="P1"><text:soft-page-break/><text:span text:style-name="T45">–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3">кликнул по ним правой кнопкой </text:span><text:span text:style-name="T1">мыши</text:span><text:span text:style-name="T83"> и </text:span><text:span text:style-name="T1">выбрал</text:span><text:span text:style-name="T8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1">Сейчас уже нельзя ничего изменить и придётся ему довер</text:span><text:span text:style-name="T42">иться</text:span><text:span text:style-name="T4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text:soft-page-break/>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3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59" text:outline-level="3">Вторник</text:h>
      <text:p text:style-name="P3">&lt;<text:span text:style-name="T74">Mike Oldfield — The Top Of The Morning</text:span>&gt;</text:p>
      <text:p text:style-name="P3"><text:soft-page-break/>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4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7"><text:span text:style-name="T19">– Пожалуйста, </text:span>Анон<text:span text:style-name="T19">… не называй его так… Дискорд </text:span>— сложный и… эмм, неоднозначный. Но он не злой. Он очень ранимый и болезненный…</text:p>
      <text:p text:style-name="P9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7"><text:s/>– Ты его слишком… эмм, упрощаешь. – продолжала Флаттершай. – Вот, взгляни сюда.</text:p>
      <text:p text:style-name="P97">Флаттершай повернула ко мне экран. Мультяшный Дискорд с заплаканными глазами стоял на ледовом катке перед брошенными коньками.</text:p>
      <text:p text:style-name="P97"><text:span text:style-name="T19">– Этот мультик, он… эмм, упрощённый до ужаса. Если честно, я… эмм, не понимаю, как такое может кому-то нравиться. Прямо как сахарная патока. </text:span><text:span text:style-name="T4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9">– А ты в курсе, что твой Дискорд многократно сжигал Селестию живьём? – выпалил я.</text:p>
      <text:p text:style-name="P10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7"><text:span text:style-name="T19">– Это всего лишь твои домыслы. С тем же успехом я могу объяснить это тем, что он </text:span>— злой придурок!</text:p>
      <text:p text:style-name="P109">– Это не мои… домыслы… Он сам мне рассказал…</text:p>
      <text:p text:style-name="P109">Флаттершай встала со стула и попыталась уйти. Я задержал её.</text:p>
      <text:p text:style-name="P109">– Извини. Я не знал. Нам нельзя ссориться.</text:p>
      <text:p text:style-name="P97">Флаттершай слабо улыбнулась.</text:p>
      <text:p text:style-name="P109">– Я не сержусь… На Дискорда трудно не злиться… Он так себя ведёт, потому что его это… эмм, забавляет.</text:p>
      <text:p text:style-name="P3"/>
      <text:p text:style-name="Text_20_body">…</text:p>
      <text:p text:style-name="P122"><text:soft-page-break/></text:p>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2">– Что ты решил, Анон?</text:p>
      <text:p text:style-name="P92">Я пожал плечами.</text:p>
      <text:p text:style-name="P3">– М<text:span text:style-name="T4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1">два </text:span>дня. Потом всё наладится.</text:p>
      <text:p text:style-name="P1">– Если только это действительно принцесса. – пробормотала Эпплджек. – И если…</text:p>
      <text:p text:style-name="P91">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oft-page-break/><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9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6">***</text:p>
      <text:p text:style-name="P65"/>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text:soft-page-break/>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text:soft-page-break/>–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9">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5"><text:soft-page-break/>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9">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text:soft-page-break/></text:p>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Пока «<text:span text:style-name="T33">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3"/>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text:soft-page-break/>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1">—</text:span> что может держать закоренелого обеспеченного холостяка дома, кроме работы? <text:span text:style-name="T4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4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7">Прихожая встретила нас толстым слоем пыли. Мы тихонько прошли внутрь. Я задержался, запирая дверь. Девушки разбрелись по квартире.</text:p>
      <text:p text:style-name="P99"><text:span text:style-name="T19">– Анон…</text:span><text:span text:style-name="T1"> Тут окно разбито… И верёвка висит. – пискнула Флаттершай из кухни.</text:span></text:p>
      <text:p text:style-name="P96"><text:span text:style-name="T19">– </text:span><text:span text:style-name="T1">Оставь, Флатти, не сейчас! – отмахнулся я.</text:span></text:p>
      <text:p text:style-name="P97">Эпплджек стояла посреди комнаты и оглядывалась.</text:p>
      <text:p text:style-name="P109">– Не нравится мне тут. Чуйка нехорошая…</text:p>
      <text:p text:style-name="P96"><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5">звёзды на фоне сине-зелёной мглы</text:span><text:span text:style-name="T1">. Я одел наушники и подёргал мышкой, прогоняя скрин-сэйвер.</text:span></text:p>
      <text:p text:style-name="P109">– Привет, Сел.</text:p>
      <text:p text:style-name="P141">Аликорница всполошилась и спрятала <text:span text:style-name="T1">пирожное</text:span> за спину.</text:p>
      <text:p text:style-name="P109">– Ах, это ты, Анон. Какое счастье! Ты снова с нами!</text:p>
      <text:p text:style-name="P109">– Нет, Сел. Это ты с нами. <text:span text:style-name="T1">Я пришёл забрать тебя назад, в Эквестрию. Через четверть часа ты вернёшься домой.</text:span></text:p>
      <text:p text:style-name="P97"><text:span text:style-name="T19">Я устало улыбнулся аликорнице </text:span>и осторожно закрыл ноутбук<text:span text:style-name="T19">. Пусть о</text:span>битает в собственной фантазии<text:span text:style-name="T19"> </text:span>— нет смысла препираться с ней сейчас. Счастье уже в том, что она уцелела хотя бы в таком виде.</text:p>
      <text:p text:style-name="P97"><text:soft-page-break/><text:span text:style-name="T19">– </text:span>Да-да, забери её отсюда поскорее! <text:span text:style-name="T19">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7"><text:span text:style-name="T19">– </text:span>А я так хотел продемонстрировать ей класс езды на моноцикле!<text:span text:style-name="T19"> – пожаловался д</text:span>раконикус, ткнув в лежащий рядом гироскутер<text:span text:style-name="T19">. – Но разве Сахарная Ватка ценит настоящее искусство?</text:span></text:p>
      <text:p text:style-name="P109"/>
      <text:h text:style-name="P156" text:outline-level="2">24. Отбытие</text:h>
      <text:p text:style-name="P115">&lt;Mission Impossible theme ?&gt;</text:p>
      <text:p text:style-name="P97"><text:span text:style-name="T19">– </text:span>Оп-па! – пробормотала Эпплджек. – Нежданчик!</text:p>
      <text:p text:style-name="P97">Дискорд дурашливо кивнул Эпплджек.</text:p>
      <text:p text:style-name="P109">– И я рад тебя видеть, дорогая Эппл-как-тебя-там! А где моя любимая Флаттершай?</text:p>
      <text:p text:style-name="P109">Окинув взглядом комнату, Дискорд закапризничал:</text:p>
      <text:p text:style-name="P109">– Где же она? Вот вечно вы тормозите, когда надо торопиться!</text:p>
      <text:p text:style-name="P97"><text:span text:style-name="T19">– Зато ты, я вижу, времени не терял. – м</text:span>оя рука под прикрытием стола медленно тянулась к тяжёлой фарфоровой кружке, стоящей на краю.</text:p>
      <text:p text:style-name="P97"><text:span text:style-name="T19">– А что? – невинно захлопал глазами </text:span>реальный <text:span text:style-name="T19">драконикус. – Я, между прочим, </text:span>намного раньше тебя <text:span text:style-name="T19">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9">– С кем это вы тут разговариваете?</text:p>
      <text:p text:style-name="P109">В комнату вошла Флаттершай.</text:p>
      <text:p text:style-name="P97">Дискорд обернулся на голос и в этот момент я швырнул в него кружкой и бросился к нему через комнату с занесеным над головой стулом.</text:p>
      <text:p text:style-name="P97">Оглушённый драконикус попытался отъехать на кресле в сторону, но я припёр его стулом к стенке.</text:p>
      <text:p text:style-name="P124">– Эй-Джей, Флатти, хватайте комп и на выход! Я с ним разберусь! Не теряйте вре...!</text:p>
      <text:p text:style-name="P124">– ТЫ ИДИО...!!!</text:p>
      <text:p text:style-name="P124">Дискорд <text:s/>заорал одновременно со мной, прикрываясь от меня руками, когда раздался оглушительный</text:p>
      <text:p text:style-name="P124">… </text:p>
      <text:p text:style-name="P126">БАХ!!!</text:p>
      <text:p text:style-name="P127">…</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9">На лице драконикуса появилось удивлённо-мечтательное выражение и он вырубился.</text:p>
      <text:p text:style-name="P109"/>
      <text:p text:style-name="P109">…</text:p>
      <text:p text:style-name="P109"/>
      <text:p text:style-name="P109">– <text:span text:style-name="T1">А… Анон… Зачем ты напал на Дискорда? </text:span>– <text:span text:style-name="T1">прошептала Флаттершай в шоке.</text:span></text:p>
      <text:p text:style-name="P109"><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7"><text:soft-page-break/>– Чего-о-о??? – ахнула Эпплджек. – Анон, я, канешн, на дух не выношу этого прохвоста, но тут ты малость вожжи попутал. Дискорд — не убийца.</text:p>
      <text:p text:style-name="P97">Дискорд благодарно замычал и так энергично закивал головой, что чуть не проглотил кляп.</text:p>
      <text:p text:style-name="P9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7">– А кто, по-твоему, подстроил все эти «несчастные» случаи? Вспомни, как меня чуть не утопил снеговик. Кому ещё это под силу?</text:p>
      <text:p text:style-name="P97">Дискорд возвёл глаза к потолку и завыл. Эпплджек задумалась.</text:p>
      <text:p text:style-name="P9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7">– А зачем тогда ты приложила его книгой? А потом помогла мне его связать? – перебил я фермершу с удивлением.</text:p>
      <text:p text:style-name="P97">Драконикус с натугой наклонил голову к лапе и покрутил пальцем у виска.</text:p>
      <text:p text:style-name="P97">– Потому что ты напал на него. – пожала плечами Эпплджек. – Я и подумала — тебе виднее. И подсобила маленько.</text:p>
      <text:p text:style-name="P97">Звук сирены заставил меня броситься к окну. Три полицейские тойоты сверкали мигалками вокруг «Навары», подобно ёлочной гирлянде.</text:p>
      <text:p text:style-name="P97"/>
      <text:p text:style-name="P97">Проклятье!!!</text:p>
      <text:p text:style-name="P97"/>
      <text:p text:style-name="P97">Я схватил ноутбук, сгрёб девушек в охапку и вытолкал их в коридор. В дверях я обернулся к Дискорду.</text:p>
      <text:p text:style-name="P118"><text:span text:style-name="T19">–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9">– Нет! Дискорд </text:span>— не убийца!</text:p>
      <text:p text:style-name="P118">С необычной для неё силой, Флаттершай вытащила кляп изо рта драконикуса.</text:p>
      <text:p text:style-name="P118"><text:span text:style-name="T19">– </text:span>ДА ТЫ СОВСЕМ БАНАНУЛСЯ, ПРОВОДНИЧЁК!!! ВЫ ВСЕ <text:span text:style-name="T19">ИДИОТЫ </text:span>(все, кроме Флаттершай)<text:span text:style-name="T19">!!! – заорал Дискорд моментально. – <text:s/>Е</text:span>сли я убийца, то ты — жрёшь пони на завтрак, обед и полдник! Дебилы!! Т<text:span text:style-name="T19">рон Эквестрии </text:span>мне <text:span text:style-name="T19">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9">– </text:span>Говори.</text:p>
      <text:p text:style-name="P118">Дискорд немного успокоился.</text:p>
      <text:p text:style-name="P118"><text:s/><text:span text:style-name="T19">– </text:span>Вообще-то, от тебя следовало бы избавиться, Проводник. Не знаю, что ты там разведал в <text:span text:style-name="T95">заклинании Откровения</text:span>, но чувствую, что твоё знание может погубить Эквестрию. Но к<text:span text:style-name="T19">ак, интересно, я получу без </text:span>тебя<text:span text:style-name="T19"> приз из… копыт Луны?!! Метёлка отправила меня проследить, чтоб ты вернулся обратно. </text:span>Так что е<text:span text:style-name="T19">сли бы вы сюда не заявились, через пять минут я отправился бы за вами сам!</text:span></text:p>
      <text:p text:style-name="P118"><text:span text:style-name="T19">– </text:span>А кто тогда наслал на нас этих уродов с рисованными рожами? Кто пытался убить меня раз за разом?</text:p>
      <text:p text:style-name="P118"><text:soft-page-break/>У драконикуса глаза полезли на лоб.</text:p>
      <text:p text:style-name="P118"><text:span text:style-name="T19">–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33">словно кот с мышью</text:span>?</text:p>
      <text:p text:style-name="P118"><text:span text:style-name="T19">– </text:span>Анон! <text:span text:style-name="T19">– </text:span>крикнула Эпплджек из прихожей. <text:span text:style-name="T19">– </text:span>Я слышу шум за дверью!</text:p>
      <text:p text:style-name="P118">Практически одновременно раздался звонок.</text:p>
      <text:p text:style-name="P120">– ОТКРОЙТЕ, ПОЛИЦИЯ! Вам даётся полминуты, чтобы открыть дверь! Через тридцать секунд дверь будет выбита!</text:p>
      <text:p text:style-name="P120"/>
      <text:p text:style-name="P120">Эпплджек ошалело выскочила из прихожей. Несколько мгновений я молча смотрел на неё. В голове свистел ветер и играла дудочка.</text:p>
      <text:p text:style-name="P120">– На крышу, живо!!! Через окно на кухне! – зашипел Дискорд.</text:p>
      <text:p text:style-name="P120">– Что? – ступил я.</text:p>
      <text:p text:style-name="P118"><text:span text:style-name="T4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1">– драконикус отчаянно дёргал узлы, пытаясь освободиться.</text:span></text:p>
      <text:p text:style-name="P120">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18">Я вытер ладони о штаны, ухватил канат и сделал шаг вперёд… </text:p>
      <text:p text:style-name="P118">…</text:p>
      <text:p text:style-name="P118">Святые яйца, я действительно ЭТО сделал!</text:p>
      <text:p text:style-name="P118">…</text:p>
      <text:p text:style-name="P118"><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БУДЕМ ЖИВЫ — СТАНУ АЛЬПИНИСТО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text:soft-page-break/></text:p>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41">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9">–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9">–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9">– </text:span>Ю-ху-у-у!!!</text:p>
      <text:p text:style-name="P118"><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25. Разговор за столиком в тишине</text:h>
      <text:p text:style-name="First_20_line_20_indent"><text:span text:style-name="T19">&lt;</text:span><text:span text:style-name="T69">Queen – Flash</text:span><text:span text:style-name="T19">&gt;</text:span></text:p>
      <text:p text:style-name="P129">Мы почти успели.</text:p>
      <text:p text:style-name="P12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5">«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5">Пожалуй, если бы можно было отмотать всё назад… Если бы я с самого начала отказался во всём этом участвовать… Сел вернула бы меня домой через <text:span text:style-name="T27">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5">ХА-ХА-ХА!</text:p>
      <text:p text:style-name="P125">Прямо как сейчас. Как говорится, найди десять отличий.</text:p>
      <text:p text:style-name="P125">Вот только… Только Дэш была бы жива…</text:p>
      <text:p text:style-name="P128">Я тяжело вздохнул.</text:p>
      <text:p text:style-name="P128"><text:soft-page-break/></text:p>
      <text:p text:style-name="P128">…</text:p>
      <text:p text:style-name="P128"/>
      <text:p text:style-name="P128">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9">–</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9">– Т</text:span>ы что за хрен вообще? <text:span text:style-name="T19">– наконец сподобился я на членораздельную речь.</text:span></text:p>
      <text:p text:style-name="P49">Зверь смутился.</text:p>
      <text:p text:style-name="P49"><text:span text:style-name="T19">– Гм</text:span>. Анакорн. Демиург. Я тут живу.</text:p>
      <text:p text:style-name="P40">– А сидишь на чём? – вид сидящего на пустоте существа сбивал с толку.</text:p>
      <text:p text:style-name="P49">Демиург что-то прикинул и кивнул сам себе.</text:p>
      <text:p text:style-name="P40">– Гм. Ок.</text:p>
      <text:p text:style-name="P49"><text:span text:style-name="T19">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49"><text:span text:style-name="T19">– Итак, рассказывай, каким ветром тебя сюда занесло. – д</text:span>емиург<text:span text:style-name="T19"> почесал нос. – У меня такое чувство, </text:span>будто<text:span text:style-name="T19">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8">.</text:span></text:p>
      <text:p text:style-name="P40"/>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text:soft-page-break/>– Продолжай! – с интересом воскликнул Анакорн. – Как бессмертная оказалась в твоём мире, человек?</text:p>
      <text:p text:style-name="P43"/>
      <text:p text:style-name="P47">Ага, так я тебе и сказал! Я не такой идиот, чтоб уничтожить свою единственную надежду вернуться в Эквестрию!</text:p>
      <text:p text:style-name="P43"/>
      <text:p text:style-name="P52"><text:span text:style-name="T19">–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7">Бля! Вот так всегда!</text:p>
      <text:p text:style-name="P43">Я вздохнул.</text:p>
      <text:p text:style-name="P43"/>
      <text:p text:style-name="P52"><text:span text:style-name="T19">– Если я расскажу тебе н</text:span>астоящую<text:span text:style-name="T19"> причину </text:span>— ты исчезнешь! <text:span text:style-name="T19">– угрюмо заявил я.</text:span></text:p>
      <text:p text:style-name="P40">Морда Анакорна осветилась радостным озарением.</text:p>
      <text:p text:style-name="P40"/>
      <text:p text:style-name="P52"><text:span text:style-name="T19">– </text:span><text:span text:style-name="T97">Я ПОНЯЛ, КТО ТЫ!!! КАК </text:span><text:span text:style-name="T98">ЖЕ </text:span><text:span text:style-name="T97">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2"><text:span text:style-name="T19">–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2"/>
      <text:p text:style-name="P52"><text:span text:style-name="T19">– Ну… Я не идиот, я видел, что происходит за Чёрным </text:span>э<text:span text:style-name="T19">краном… М</text:span>ир людей — не <text:span text:style-name="T19">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9">Анакорн </text:span>встал с пуфика<text:span text:style-name="T19"> </text:span>и стал прохаживаться рядом со столом<text:span text:style-name="T19">. </text:span>Перед ним в качестве импровизированной указки плыл в пространстве карандаш.<text:span text:style-name="T19"> На стол</text:span>е раскинулась<text:span text:style-name="T19"> </text:span>голографическая карта Эквуса<text:span text:style-name="T19">. Игрушечные горные пики утопали в крохотных облаках, белые шапки ледников икрились </text:span>на<text:span text:style-name="T19"> полюсах, спокойная гладь </text:span>омывающих <text:span text:style-name="T19">океан</text:span>ов<text:span text:style-name="T19"> переливалась всеми оттенками синего.</text:span></text:p>
      <text:p text:style-name="P43"/>
      <text:p text:style-name="P3"><text:soft-page-break/><text:span text:style-name="T5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5">–</text:span><text:span text:style-name="T59"> Анакорн подавил короткий смешок. </text:span><text:span text:style-name="T5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97">Я запротестовал.</text:p>
      <text:p text:style-name="P100">– В Эквестрии не двигают солнце! Аликорны лишь корректируют орбиту Эквуса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7">Анакорн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text:soft-page-break/>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7"/>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0"/>
      <text:p text:style-name="P97">Анакорн постучал по столику карандашом. Карта Эквестрии поднялась над столом и свернулась в шар Эквуса. Голограмма<text:span text:style-name="T59"> планеты дрожала и покрывалась рябью, как некачественная картинка в аналоговом телевизоре.</text:span></text:p>
      <text:p text:style-name="P100"/>
      <text:p text:style-name="P9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7"/>
      <text:p text:style-name="P97">Анакорн мрачно уставился на мерцающую голограмму Эквуса<text:span text:style-name="T41">. Ко мне наконец-то пришло понимание ситуации.</text:span></text:p>
      <text:p text:style-name="P104">– А почему ты сам не можешь поддерживать Эквус? Ты же его демиург? Ну так и питай его своей созидающей силой, пока он не окрепнет!</text:p>
      <text:p text:style-name="P97">Анакорн смутился.</text:p>
      <text:p text:style-name="P97"><text:span text:style-name="T59">– К сожалению, не </text:span><text:span text:style-name="T62">получится</text:span><text:span text:style-name="T5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9"><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59"> </text:span>И создали вы его достаточно топорно — видишь, он трещит по швам.</text:p>
      <text:p text:style-name="P97">– Хмм. То есть, это брони создали Эквус?</text:p>
      <text:p text:style-name="P97">– Да. Грубо говоря, вы его придумали. Влили в него столько фантазии, что он реализовался. Вообще, <text:span text:style-name="T6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7">Я не могу полноценно общаться с метаинтеллектом реальности, <text:span text:style-name="T59">— для этого у меня не хватает опыта — но мне удалось уловить мысль Эквуса о том, что мне на помощь рано или поздно должен прийти </text:span><text:soft-page-break/><text:span text:style-name="T59">Проводник — тот, кто сможет исправить основные дефекты Эквуса и вывести его из клинической смерти.</text:span></text:p>
      <text:p text:style-name="P97"><text:span text:style-name="T5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7">Я вспомнил события последнего времени<text:span text:style-name="T19">.</text:span></text:p>
      <text:p text:style-name="P97">–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7">Анакорн с такой силой сжал магическим захватом карандаш, что тот хрустнул.</text:p>
      <text:p text:style-name="P9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7"><text:span text:style-name="T59">–</text:span><text:span text:style-name="T4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4">–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4">Анакорн поправил невесть откуда взявшиеся на переносице очки и ответил.</text:p>
      <text:p text:style-name="P97"><text:span text:style-name="T41">– Ты уже устранил крупнейший дефект Эквестрии </text:span><text:span text:style-name="T59">— манипуляции светилом. Аналогично решаются и остальные проблемы</text:span><text:span text:style-name="T4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9">— вещь живучая</text:span><text:span text:style-name="T4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4">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7"><text:span text:style-name="T59">–</text:span><text:span text:style-name="T41"> А кьютимарки? Как, разрази меня квазар, объяснить кьютимарки? </text:span><text:span text:style-name="T59">– азартно воскликнул Анакорн.</text:span></text:p>
      <text:p text:style-name="P104">– А кьютимарки ты сам даришь пони, когда распознаёшь их жизненное предназначение!!! – так же азартно заорал я.</text:p>
      <text:p text:style-name="P104"><text:soft-page-break/>– ЧТООО?!! Может, ты думаешь, мне больше заняться нечем, как лепить пони тату на фланки? Так я тебя разочарую! У меня и без того три миллиона дел!</text:p>
      <text:p text:style-name="P104">Я пожал плечами.</text:p>
      <text:p text:style-name="P104">– А по-другому я не могу объяснить их появление. К сожалению.</text:p>
      <text:p text:style-name="P10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4">– Хорошо. Уговорил. Кьютимарки беру на себя. Так и знал, что мне самое трудное достанется!</text:p>
      <text:p text:style-name="P10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4">Анакорн проследил мой взгляд.</text:p>
      <text:p text:style-name="P104">– Нечего так на меня смотреть! Если я стану применять магию вместо ловкости, теряется весь смысл упражнения… О, глянь-ка на Эквус!</text:p>
      <text:p text:style-name="P104">И впрямь, было на что посмотреть. Уровень помех на голограмме значительно снизился и сама она стала светиться ровным голубоватым светом.</text:p>
      <text:p text:style-name="P10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4">Я опять задумался. В голове было пусто.</text:p>
      <text:p text:style-name="P104">– Почему бы не оставить самую главную? Ту, что описана в мультике?</text:p>
      <text:p text:style-name="P104">– И<text:span text:style-name="T6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2">—</text:span><text:span text:style-name="T63"> точнее, дерево схожих миров Эквуса </text:span><text:span text:style-name="T72">—</text:span><text:span text:style-name="T63"> создали брони. Разумеется, стержнем им послужил именно сериал, но каждый фанфик </text:span><text:span text:style-name="T72">—</text:span><text:span text:style-name="T6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5"/>
      <text:p text:style-name="P104">Я подумал. Потом ещё раз подумал. Что скажет любой программист, предложи ему соединить несколько несовместимых объектов?</text:p>
      <text:p text:style-name="P105"/>
      <text:p text:style-name="P10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5"/>
      <text:p text:style-name="P104">Анакорн аж подпрыгнул на месте от восторга и стал мне аплодировать.</text:p>
      <text:p text:style-name="P104"/>
      <text:p text:style-name="P123">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4"/>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text:soft-page-break/>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4"/>
      <text:p text:style-name="P104"/>
      <text:p text:style-name="P136"/>
      <text:p text:style-name="P104"><text:span text:style-name="T63">– Наконец-то я вижу свет в конце тоннеля! Как это не пришло мне в голову! Ты всё отлично увязал! Всё сходится! Более того </text:span><text:span text:style-name="T72">—</text:span><text:span text:style-name="T63"> Анакорн заговорщически подмигнул мне </text:span><text:span text:style-name="T72">—</text:span><text:span text:style-name="T6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2">— и первой реальной историей в объединённой эквестрийской реальности</text:span><text:span text:style-name="T63">!</text:span></text:p>
      <text:p text:style-name="P105">Я подозрительно посмотрел на Анакорна.</text:p>
      <text:p text:style-name="P104"><text:span text:style-name="T25">– </text:span><text:span text:style-name="T63">Какой ещё, нафиг, «мой фанфик»? Я никакого фанфика не писал. И не собираюсь.</text:span></text:p>
      <text:p text:style-name="P105">Анакорн ехидно ухмыльнулся и сделал мне «глазки».</text:p>
      <text:p text:style-name="P104"><text:span text:style-name="T25">– </text:span><text:span text:style-name="T6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5"/>
      <text:p text:style-name="P105">Я растерялся.</text:p>
      <text:p text:style-name="P104"><text:span text:style-name="T19">– </text:span>Эээ… Тут я тебе точно не помощник. Никогда не писал ничего сложнее технической документации к программам.</text:p>
      <text:p text:style-name="P104"><text:span text:style-name="T19">– </text:span>Пиши, как есть. <text:span text:style-name="T19">– </text:span>развёл копытами Анакорн. <text:span text:style-name="T19">– </text:span>Авось сгодится. Я писать точно не буду <text:span text:style-name="T72">— ты меня с кьютимарками уже пригрузил на ближайшие тысячи лет.</text:span></text:p>
      <text:p text:style-name="P104">…</text:p>
      <text:p text:style-name="P104">Факн щит<text:note text:id="ftn14" text:note-class="footnote"><text:note-citation>14</text:note-citation><text:note-body><text:p text:style-name="P137">Fucking shit — <text:span text:style-name="T1">ёбаное дерьмо</text:span></text:p></text:note-body></text:note>!..</text:p>
      <text:p text:style-name="P104">…</text:p>
      <text:p text:style-name="P104">Ну а что мне остаётся? Я фейспамнул.</text:p>
      <text:p text:style-name="P104"/>
      <text:p text:style-name="P104"><text:span text:style-name="T19">–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4">Анакорн насупился и спрятал карандаш в гриву.</text:p>
      <text:p text:style-name="P104"><text:span text:style-name="T19">–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4"/>
      <text:p text:style-name="P10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text:soft-page-break/>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4">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3"/>
      <text:p text:style-name="P103">–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к себе обратно проходил?</text:p>
      <text:p text:style-name="P9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7">Так вот, возвращать тебя обратно в твой мир я не буду.</text:p>
      <text:p text:style-name="P97"/>
      <text:p text:style-name="P97">Я непонимающе хлопал глазами.</text:p>
      <text:p text:style-name="P97"/>
      <text:p text:style-name="P97">–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9">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7">–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7">Теперь — об оплате.</text:p>
      <text:p text:style-name="P97"/>
      <text:p text:style-name="P97">Анакорн наклонился ко мне через стол и подмигнул.</text:p>
      <text:p text:style-name="P97"/>
      <text:p text:style-name="P97">– Проси, чего хочешь!</text:p>
      <text:p text:style-name="P97"/>
      <text:p text:style-name="P97">Пока я думал, демиург мурлыкал себе под нос в эйфории: «Да! В такие моменты ощущаешь себя богом! Я крут! Ха-ха!»</text:p>
      <text:p text:style-name="P97"><text:soft-page-break/></text:p>
      <text:p text:style-name="P9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7">Ради этого написать фанфик — очень малая цена. Совсем ничтожная.</text:p>
      <text:p text:style-name="P104"/>
      <text:p text:style-name="P104">– Верни Дэш!!!</text:p>
      <text:p text:style-name="P104"/>
      <text:p text:style-name="P104">Копыта Анакорна разъехались и он впечатался мордой в стол.</text:p>
      <text:p text:style-name="P104">– Эээ… м-м-м… ну-у-у… Перо мне в зад!.. Нельзя сказать, что это совсем невыполнимо… Но, прямо скажу, задачка не для студента!</text:p>
      <text:p text:style-name="P104">– А ты студент?</text:p>
      <text:p text:style-name="P10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4">– Другое просить не будешь? – сухо переспросил Анакорн. – Учти, время уходит. То, что я вижу, мне не нравится.</text:p>
      <text:p text:style-name="P104">– Нет! – отрезал я.</text:p>
      <text:p text:style-name="P10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4">– Что? Ты о чём?</text:p>
      <text:p text:style-name="P104">–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4">Есть только маленькая проблемка…</text:p>
      <text:p text:style-name="P104">Анакорн скривился и отвёл глаза.</text:p>
      <text:p text:style-name="P104">– Какая?</text:p>
      <text:p text:style-name="P10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9">— </text:span>тебя никогда и не будет! Мне очень жаль. Тебе ещё не поздно выбрать что-нибудь другое.</text:p>
      <text:p text:style-name="P104">Я вздохнул. Слишком много философии на мою голову!</text:p>
      <text:p text:style-name="P104">– Делай, как я сказал! А я сделаю своё.</text:p>
      <text:p text:style-name="P104"/>
      <text:p text:style-name="P9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7">– Ты ещё увидишь пару-тройку снов на прощание. Это мой подарок тебе. Удачи!</text:p>
      <text:p text:style-name="P97"/>
      <text:p text:style-name="P98">***</text:p>
      <text:p text:style-name="P105">&lt;<text:span text:style-name="T95">Roger Waters — What God Wants</text:span>&gt;</text:p>
      <text:p text:style-name="P105"><text:soft-page-break/>– Здравствуй, Анон. – Селестия стояла передо мной без привычных взгляду властных регалий. – Я хочу поблагодарить тебя за всё.</text:p>
      <text:p text:style-name="P105">– Привет, Сел. Я рад, что с тобой всё в порядке.</text:p>
      <text:p text:style-name="P105">Аликорница нерешительно стояла передо мной в сияющем ореоле гривы. Потом она сделала шаг навстречу.</text:p>
      <text:p text:style-name="P105">–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5">Я устало рассмеялся.</text:p>
      <text:p text:style-name="P105">– Сел, я завязал с конеёбством. Извини.</text:p>
      <text:p text:style-name="P105">– В другое время, в другом месте, Анон! В другое время, в другом месте!</text:p>
      <text:p text:style-name="P105"/>
      <text:p text:style-name="P106">***</text:p>
      <text:p text:style-name="P108"/>
      <text:p text:style-name="P43"><text:span text:style-name="T2">–</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text:p>
      <text:p text:style-name="P101">–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7"/>
      <text:p text:style-name="P110">***</text:p>
      <text:p text:style-name="P109"/>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7"/>
      <text:p text:style-name="P102">***</text:p>
      <text:p text:style-name="P97"/>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text:soft-page-break/>Пегаска почесала в затылке со смущением.</text:p>
      <text:p text:style-name="P101">– Да? Правда? Ну, офигеть! А ты как?</text:p>
      <text:p text:style-name="P96"><text:span text:style-name="T45">– Я в порядке. Вот, возвращаюсь </text:span>в свой мир. Ну, не совсем <text:span text:style-name="T1">в свой</text:span>. Почти.</text:p>
      <text:p text:style-name="P96"><text:span text:style-name="T1">–</text:span> Навсегда?</text:p>
      <text:p text:style-name="P96"><text:span text:style-name="T1">–</text:span> Скорее всего, да.</text:p>
      <text:p text:style-name="P96"><text:span text:style-name="T1">–</text:span> Это плохо. <text:span text:style-name="T1">Я хотела тебе сказать</text:span>…</text:p>
      <text:p text:style-name="P96"><text:span text:style-name="T1">–</text:span> Не надо, Дэш. Не стоит. Мне очень жаль.</text:p>
      <text:p text:style-name="P9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3">Хочу, чтобы ты чесал мне холку и хлопал по крупу</text:span>!</text:p>
      <text:p text:style-name="P9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6"><text:span text:style-name="T1">–</text:span> И тебя, и Твайлайт, и <text:span text:style-name="T1">Пинки</text:span>, и Селестию, и всех-всех-всех… Таковы правила.</text:p>
      <text:p text:style-name="P96"><text:span text:style-name="T19">– Вот д</text:span>искорд!.. Почему всё так паршиво… Я даже не могу уткнуться носом тебе в грудь. Я прохожу сквозь тебя, <text:span text:style-name="T19">–</text:span> всхлипнула сквозь зубы Рэйнбоу.</text:p>
      <text:p text:style-name="P96">Я опустил руку на шею Дэш и ощутил теплоту и лёгкое покалывание в пустоте.</text:p>
      <text:p text:style-name="P96"><text:span text:style-name="T19">–</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6"><text:span text:style-name="T1">–</text:span> И лучше рано, чем поздно! Я не люблю ждать!</text:p>
      <text:p text:style-name="P96"><text:span text:style-name="T1">–</text:span> Да, Дэш. <text:span text:style-name="T1">–</text:span> её образ начал таять. <text:span text:style-name="T1">–</text:span> Да, я помню.</text:p>
      <text:p text:style-name="P96">Я всё ещё помню…</text:p>
      <text:p text:style-name="P54"/>
      <text:h text:style-name="Heading_20_2" text:outline-level="2">Эпилог. Земля</text:h>
      <text:p text:style-name="P111">&lt;<text:span text:style-name="T68">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9">два</text:span><text:span text:style-name="T1">, чтоб потом спать до одиннадцати и ни хрена не выспаться при этом?</text:span> На работу опять к часу<text:span text:style-name="T19"> приползу</text:span>. Надоело. <text:span text:style-name="T1">Закисать на работе — вредно для мозгов.</text:span> Надо отдохнуть. <text:span text:style-name="T19">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95">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text:soft-page-break/>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text:p text:style-name="P116"/>
      <text:p text:style-name="P1"><text:span text:style-name="T45">&lt;</text:span><text:span text:style-name="T35">И вообще, обзаведусь в конце-концов рогом и наставлю Селестиии рогов!»</text:span><text:span text:style-name="T45">&gt;</text:span></text:p>
      <text:p text:style-name="P43">&lt;<text:span text:style-name="T34">-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4</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29T20:20:55.458688213</dc:date>
    <meta:editing-duration>P129DT8H25M43S</meta:editing-duration>
    <meta:editing-cycles>7891</meta:editing-cycles>
    <meta:generator>LibreOffice/5.1.6.2$Linux_X86_64 LibreOffice_project/10m0$Build-2</meta:generator>
    <meta:document-statistic meta:table-count="0" meta:image-count="0" meta:object-count="0" meta:page-count="202" meta:paragraph-count="4340" meta:word-count="88769" meta:character-count="589381" meta:non-whitespace-character-count="500772"/>
  </office:meta>
</office:document-meta>
</file>